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Segoe UI1" svg:font-family="'Segoe UI'" style:font-family-generic="swiss"/>
    <style:font-face style:name="Courier New" svg:font-family="'Courier New'" style:font-adornments="Normal" style:font-family-generic="modern" style:font-pitch="fixed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justify" style:justify-single-word="false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 style:master-page-name="Standard">
      <style:paragraph-properties fo:margin-top="0cm" fo:margin-bottom="0cm" fo:line-height="150%" fo:text-align="justify" style:justify-single-word="false" style:page-number="auto"/>
    </style:style>
    <style:style style:name="P6" style:family="paragraph" style:parent-style-name="Text_20_body">
      <style:text-properties style:font-name="Times New Roman" style:font-size-complex="12pt"/>
    </style:style>
    <style:style style:name="P7" style:family="paragraph" style:parent-style-name="Text_20_body">
      <style:text-properties style:font-name="Times New Roman" fo:language="en" fo:country="GB" style:font-size-complex="12pt"/>
    </style:style>
    <style:style style:name="P8" style:family="paragraph" style:parent-style-name="Text_20_body" style:list-style-name="WWNum1"/>
    <style:style style:name="P9" style:family="paragraph" style:parent-style-name="Text_20_body" style:list-style-name="WWNum2"/>
    <style:style style:name="P10" style:family="paragraph" style:parent-style-name="Text_20_body" style:list-style-name="WWNum3"/>
    <style:style style:name="P11" style:family="paragraph" style:parent-style-name="Text_20_body" style:list-style-name="WWNum4"/>
    <style:style style:name="P12" style:family="paragraph" style:parent-style-name="Text_20_body" style:list-style-name="WWNum5"/>
    <style:style style:name="P13" style:family="paragraph" style:parent-style-name="Text_20_body" style:list-style-name="WWNum6"/>
    <style:style style:name="P14" style:family="paragraph" style:parent-style-name="Text_20_body" style:list-style-name="WWNum7"/>
    <style:style style:name="P15" style:family="paragraph" style:parent-style-name="Text_20_body" style:list-style-name="WWNum8"/>
    <style:style style:name="P16" style:family="paragraph" style:parent-style-name="Text_20_body" style:list-style-name="WWNum9"/>
    <style:style style:name="P17" style:family="paragraph" style:parent-style-name="Text_20_body" style:list-style-name="WWNum10"/>
    <style:style style:name="P18" style:family="paragraph" style:parent-style-name="Text_20_body" style:list-style-name="WWNum11"/>
    <style:style style:name="P19" style:family="paragraph" style:parent-style-name="Text_20_body" style:list-style-name="WWNum12"/>
    <style:style style:name="P20" style:family="paragraph" style:parent-style-name="Text_20_body" style:list-style-name="WWNum13"/>
    <style:style style:name="P21" style:family="paragraph" style:parent-style-name="Text_20_body" style:list-style-name="WWNum14"/>
    <style:style style:name="P22" style:family="paragraph" style:parent-style-name="Text_20_body" style:list-style-name="WWNum15"/>
    <style:style style:name="P23" style:family="paragraph" style:parent-style-name="Text_20_body" style:list-style-name="WWNum16"/>
    <style:style style:name="P24" style:family="paragraph" style:parent-style-name="Text_20_body" style:list-style-name="WWNum17"/>
    <style:style style:name="P25" style:family="paragraph" style:parent-style-name="Text_20_body" style:list-style-name="WWNum18"/>
    <style:style style:name="P26" style:family="paragraph" style:parent-style-name="Text_20_body" style:list-style-name="WWNum19"/>
    <style:style style:name="P27" style:family="paragraph" style:parent-style-name="Text_20_body" style:list-style-name="WWNum20"/>
    <style:style style:name="P28" style:family="paragraph" style:parent-style-name="Text_20_body" style:list-style-name="WWNum21"/>
    <style:style style:name="P29" style:family="paragraph" style:parent-style-name="Text_20_body" style:list-style-name="WWNum23"/>
    <style:style style:name="P30" style:family="paragraph" style:parent-style-name="Text_20_body" style:list-style-name="WWNum22"/>
    <style:style style:name="P31" style:family="paragraph" style:parent-style-name="Text_20_body" style:list-style-name="WWNum24"/>
    <style:style style:name="P32" style:family="paragraph" style:parent-style-name="Text_20_body" style:list-style-name="WWNum25"/>
    <style:style style:name="P33" style:family="paragraph" style:parent-style-name="Text_20_body" style:list-style-name="WWNum26"/>
    <style:style style:name="P34" style:family="paragraph" style:parent-style-name="Text_20_body" style:list-style-name="WWNum27"/>
    <style:style style:name="P35" style:family="paragraph" style:parent-style-name="Text_20_body" style:list-style-name="WWNum28"/>
    <style:style style:name="P36" style:family="paragraph" style:parent-style-name="Text_20_body" style:list-style-name="WWNum29"/>
    <style:style style:name="P37" style:family="paragraph" style:parent-style-name="Text_20_body" style:list-style-name="WWNum30"/>
    <style:style style:name="P38" style:family="paragraph" style:parent-style-name="Text_20_body" style:list-style-name="WWNum31"/>
    <style:style style:name="P39" style:family="paragraph" style:parent-style-name="Text_20_body" style:list-style-name="WWNum32"/>
    <style:style style:name="P40" style:family="paragraph" style:parent-style-name="Text_20_body" style:list-style-name="WWNum33"/>
    <style:style style:name="P41" style:family="paragraph" style:parent-style-name="Text_20_body" style:list-style-name="WWNum34"/>
    <style:style style:name="P42" style:family="paragraph" style:parent-style-name="Text_20_body" style:list-style-name="WWNum35"/>
    <style:style style:name="P43" style:family="paragraph" style:parent-style-name="Text_20_body" style:list-style-name="WWNum36"/>
    <style:style style:name="P44" style:family="paragraph" style:parent-style-name="Text_20_body" style:list-style-name="WWNum37"/>
    <style:style style:name="P45" style:family="paragraph" style:parent-style-name="Text_20_body" style:list-style-name="WWNum38"/>
    <style:style style:name="P46" style:family="paragraph" style:parent-style-name="Text_20_body" style:list-style-name="WWNum39"/>
    <style:style style:name="P47" style:family="paragraph" style:parent-style-name="Text_20_body" style:list-style-name="WWNum40"/>
    <style:style style:name="P48" style:family="paragraph" style:parent-style-name="Text_20_body" style:list-style-name="WWNum41"/>
    <style:style style:name="P49" style:family="paragraph" style:parent-style-name="Text_20_body" style:list-style-name="WWNum42"/>
    <style:style style:name="P50" style:family="paragraph" style:parent-style-name="Text_20_body" style:list-style-name="WWNum43"/>
    <style:style style:name="P51" style:family="paragraph" style:parent-style-name="Text_20_body" style:list-style-name="WWNum44"/>
    <style:style style:name="P52" style:family="paragraph" style:parent-style-name="Text_20_body" style:list-style-name="WWNum45"/>
    <style:style style:name="P53" style:family="paragraph" style:parent-style-name="Text_20_body" style:list-style-name="WWNum46"/>
    <style:style style:name="P54" style:family="paragraph" style:parent-style-name="Text_20_body" style:list-style-name="WWNum47"/>
    <style:style style:name="P55" style:family="paragraph" style:parent-style-name="Text_20_body" style:list-style-name="WWNum48"/>
    <style:style style:name="P56" style:family="paragraph" style:parent-style-name="Text_20_body" style:list-style-name="WWNum49"/>
    <style:style style:name="P57" style:family="paragraph" style:parent-style-name="Text_20_body" style:list-style-name="WWNum50"/>
    <style:style style:name="P58" style:family="paragraph" style:parent-style-name="Text_20_body" style:list-style-name="WWNum51"/>
    <style:style style:name="P59" style:family="paragraph" style:parent-style-name="Text_20_body" style:list-style-name="WWNum52"/>
    <style:style style:name="P60" style:family="paragraph" style:parent-style-name="Text_20_body" style:list-style-name="WWNum53"/>
    <style:style style:name="P61" style:family="paragraph" style:parent-style-name="Text_20_body" style:list-style-name="WWNum54"/>
    <style:style style:name="P62" style:family="paragraph" style:parent-style-name="Text_20_body" style:list-style-name="WWNum55"/>
    <style:style style:name="P63" style:family="paragraph" style:parent-style-name="Text_20_body" style:list-style-name="WWNum56"/>
    <style:style style:name="P64" style:family="paragraph" style:parent-style-name="Text_20_body" style:list-style-name="WWNum57"/>
    <style:style style:name="P65" style:family="paragraph" style:parent-style-name="Text_20_body" style:list-style-name="WWNum58"/>
    <style:style style:name="P66" style:family="paragraph" style:parent-style-name="Text_20_body" style:list-style-name="WWNum59"/>
    <style:style style:name="P67" style:family="paragraph" style:parent-style-name="Text_20_body" style:list-style-name="WWNum60"/>
    <style:style style:name="P68" style:family="paragraph" style:parent-style-name="Text_20_body" style:list-style-name="WWNum61"/>
    <style:style style:name="P69" style:family="paragraph" style:parent-style-name="Text_20_body">
      <style:paragraph-properties fo:margin-left="1.27cm" fo:margin-right="0cm" fo:text-indent="0cm" style:auto-text-indent="false"/>
      <style:text-properties style:font-name="Times New Roman" style:font-size-complex="12pt"/>
    </style:style>
    <style:style style:name="T1" style:family="text">
      <style:text-properties fo:color="#333333" style:font-name="Times New Roman" fo:font-size="12pt" style:font-size-asian="12pt" style:font-name-complex="Times New Roman1" style:font-size-complex="12pt"/>
    </style:style>
    <style:style style:name="T2" style:family="text">
      <style:text-properties fo:color="#333333"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font-size-complex="12pt"/>
    </style:style>
    <style:style style:name="T5" style:family="text">
      <style:text-properties style:font-name="Times New Roman" fo:language="en" fo:country="GB" style:font-size-complex="12pt"/>
    </style:style>
    <style:style style:name="T6" style:family="text">
      <style:text-properties fo:color="#00000a" style:font-name="Times New Roman" style:font-name-complex="Times New Roman1"/>
    </style:style>
    <style:style style:name="T7" style:family="text">
      <style:text-properties fo:color="#999999" style:font-name="Arial, sans-serif" fo:font-size="11pt" style:font-size-asian="11pt"/>
    </style:style>
    <style:style style:name="T8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opyeditor : Mathilde Nicolas. </text:span></text:p>
      <text:p text:style-name="P2"><text:span text:style-name="T1">Creator: B</text:span><text:bookmark text:name="_GoBack"/><text:span text:style-name="T1">enserade Isaac de (1613-1691), Poquelin Jean-Baptiste dit Molière (1622-1673) et Lully Jean-Baptiste (1632-1687).</text:span></text:p>
      <text:p text:style-name="P2"><text:span text:style-name="T1">Title: Les plaisirs de l'isle enchantée. </text:span></text:p>
      <text:p text:style-name="P2"><text:span text:style-name="T1">Date: 1664. </text:span></text:p>
      <text:p text:style-name="P2"><text:span text:style-name="T1">Bibl: Benserade Isaac de, Poquelin Jean-Baptiste dit Molière et Lully Jean-Baptiste, </text:span><text:span text:style-name="T2">Les plaisirs de l'isle enchantée</text:span><text:span text:style-name="T1">, Paris, Robert Ballard, 1664.</text:span></text:p>
      <text:p text:style-name="P4"/>
      <text:p text:style-name="P4"/>
      <text:p text:style-name="P2"><text:span text:style-name="_3c_pb_3e_">1</text:span></text:p>
      <text:list xml:id="list5766610508777761213" text:style-name="Outline">
        <text:list-item>
          <text:h text:style-name="Heading_20_1" text:outline-level="1"><text:span text:style-name="T6">LES PLAISIRS DE L’ISLE ENCHHANTÉE.</text:span></text:h>
        </text:list-item>
        <text:list-item>
          <text:h text:style-name="Heading_20_1" text:outline-level="1"><text:span text:style-name="_3c_tech_3e_">Course de Bague</text:span><text:span text:style-name="T6"> faite par le </text:span><text:span text:style-name="_3c_persName_3e_">Roy</text:span><text:span text:style-name="T6"> à </text:span><text:span text:style-name="_3c_placeName_3e_">Versailles</text:span><text:span text:style-name="T6">, le </text:span><text:span text:style-name="_3c_date_3e_">6. May. 1664</text:span><text:span text:style-name="T6">.</text:span></text:h>
        </text:list-item>
      </text:list>
      <text:p text:style-name="_3c_byline_3e_">A <text:span text:style-name="_3c_placeName_3e_">PARIS</text:span>,</text:p>
      <text:p text:style-name="_3c_byline_3e_">Par <text:span text:style-name="_3c_persName_3e_">ROBERT BALLARD</text:span>, seul Imprimeur du <text:span text:style-name="_3c_persName_3e_">Roy</text:span> pour la Musique.</text:p>
      <text:p text:style-name="_3c_byline_3e_"><text:span text:style-name="_3c_date_3e_">M. DC. LXIV</text:span>.</text:p>
      <text:p text:style-name="_3c_byline_3e_">Auec Priuilege de <text:span text:style-name="_3c_persName_3e_">sa Majesté</text:span>.</text:p>
      <text:p text:style-name="P4"/>
      <text:p text:style-name="P2"><text:span text:style-name="_3c_pb_3e_">2</text:span></text:p>
      <text:p text:style-name="P4"/>
      <text:p text:style-name="P2"><text:span text:style-name="_3c_pb_3e_">3</text:span></text:p>
      <text:list xml:id="list37637291" text:continue-numbering="true" text:style-name="Outline">
        <text:list-item>
          <text:list>
            <text:list-item>
              <text:h text:style-name="Heading_20_2" text:outline-level="2"><text:span text:style-name="T6">LES PLAISIRS DE L’ISLE ENCHANTEE.</text:span></text:h>
              <text:list>
                <text:list-item>
                  <text:h text:style-name="Heading_20_3" text:outline-level="3"><text:span text:style-name="T6">PREMIERE IOVRNEE.</text:span></text:h>
                </text:list-item>
                <text:list-item>
                  <text:h text:style-name="Heading_20_3" text:outline-level="3"><text:span text:style-name="T6">Course de Bague faite par le Roy.</text:span></text:h>
                </text:list-item>
              </text:list>
            </text:list-item>
          </text:list>
        </text:list-item>
      </text:list>
      <text:p text:style-name="P4"/>
      <text:list xml:id="list37614750" text:continue-numbering="true" text:style-name="Outline">
        <text:list-item>
          <text:list>
            <text:list-item>
              <text:list>
                <text:list-item>
                  <text:h text:style-name="Heading_20_3" text:outline-level="3">AVANT-PROPOS.</text:h>
                </text:list-item>
              </text:list>
            </text:list-item>
          </text:list>
        </text:list-item>
      </text:list>
      <text:p text:style-name="Text_20_body">Les charmes d’<text:span text:style-name="_3c_name_3e_"><text:span text:style-name="T3">Alcine</text:span></text:span>, qui n’auoit pas moins de beauté que de sçauoir, retenant aupres d’elle, par vn double enchantement, le braue <text:span text:style-name="_3c_name_3e_">Roger</text:span>, &amp; plusieurs autres vaillans <text:span text:style-name="_3c_name_3e_">Cheualliers</text:span> : toutes ses pensées ne s’occuperent plus qu’a empescher </text:p>
      <text:p text:style-name="P3"/>
      <text:p text:style-name="P1"><text:span text:style-name="_3c_pb_3e_">4</text:span></text:p>
      <text:p text:style-name="Text_20_body">leur fuitte, pour faire durer ses plaisirs : Elle joignit à la force, &amp; à la sçituation de son Palais, le pouuoir de ses <text:span text:style-name="_3c_name_3e_">Demons</text:span>, la fierté de ses <text:span text:style-name="_3c_name_3e_">Geants</text:span> &amp; celle de ses <text:span text:style-name="_3c_name_3e_">bestes farouches</text:span> : Mais elle n’eust pas moins de confiance aux diuertissemens <text:span text:style-name="_3c_tech_3e_">des Promenades</text:span>, de <text:span text:style-name="_3c_tech_3e_">la Dance</text:span>, <text:span text:style-name="_3c_tech_3e_">des Tournois</text:span>, <text:span text:style-name="_3c_tech_3e_">des Festins</text:span>, <text:span text:style-name="_3c_tech_3e_">de la Comedie</text:span> &amp; <text:span text:style-name="_3c_tech_3e_">de la Musique</text:span>. Et comme elle auoit autant d’Amans que de Captifs, &amp; qu’ils ne pensoient tous qu’à luy plaire : Ces Illustres <text:span text:style-name="_3c_name_3e_">Guerriers</text:span> font vne partie de <text:span text:style-name="_3c_tech_3e_">Course de Bague</text:span> ; &amp; prenant pour sujet les Ieux Pythiens, ausquels <text:span text:style-name="_3c_name_3e_">Apollon</text:span> presidoit, ils font leur entrée dans la Lice, auec tous les ornements dont ils peuuent <text:soft-page-break/>l’accompagner, dans le plus beau lieu que la Nature &amp; l’Art ayent jamais formé, &amp; embelly pour le plaisir de la vie : Mais cette belle <text:span text:style-name="_3c_name_3e_">Magicienne</text:span>, de qui les enchantements estoient d’vne force prodigieuse, n’estant pas satisfaire que sa puissance </text:p>
      <text:p text:style-name="P3"/>
      <text:p text:style-name="P1"><text:span text:style-name="_3c_pb_3e_">5</text:span></text:p>
      <text:p text:style-name="Text_20_body">parust en vn seul endroit de la Terre ; afin de porter en tous lieux le triomphe de sa beauté, par les hommages de ses <text:span text:style-name="_3c_name_3e_">Cheualliers</text:span>, a rendu son <text:span text:style-name="_3c_tech_3e_">Isle flotante</text:span> : Et apres auoir visité plusieurs Climats, elle la fait aborder en <text:span text:style-name="_3c_placeName_3e_">France</text:span>, où le respect &amp; l’admiration que luy causent les rares qualitez de <text:span text:style-name="_3c_persName_3e_">la Reyne</text:span> ; Elle ordonne à ces <text:span text:style-name="_3c_name_3e_">Guerriers</text:span> de faire, en faueur de <text:span text:style-name="_3c_persName_3e_">sa Majesté</text:span>, tout ce qu’ils auront peu inventer pour luy plaire par leur adresse, &amp; par leur magnificence. </text:p>
      <text:p text:style-name="P3"/>
      <text:p text:style-name="P1"><text:span text:style-name="_3c_pb_3e_">6</text:span></text:p>
      <text:p text:style-name="Subtitle">ORDRE DE L’ENTRÉE DES CHEVALIERS dans le Camp, leurs suittes, &amp; Deuises.</text:p>
      <text:p text:style-name="P4"/>
      <text:p text:style-name="Text_20_body"><text:span text:style-name="T4">VN </text:span><text:span text:style-name="_3c_name_3e_">Heraut d’Armes</text:span><text:span text:style-name="T4">.</text:span></text:p>
      <text:p text:style-name="Text_20_body"><text:span text:style-name="_3c_persName_3e_">Monsieur Desbardins</text:span><text:span text:style-name="T4">.</text:span></text:p>
      <text:p text:style-name="P6"/>
      <text:p text:style-name="Text_20_body"><text:span text:style-name="T4">VN </text:span><text:span text:style-name="_3c_name_3e_">Page de Roger</text:span><text:span text:style-name="T4">, Chef de la Quadrille, portant sa Lance &amp; l’Escu de sa Devise, accompagné de </text:span><text:span text:style-name="_3c_name_3e_">celuy de Guidon le Sauuage</text:span><text:span text:style-name="T4">, Mareschal de Camp, &amp; de </text:span><text:span text:style-name="_3c_name_3e_">celuy d'Oger le Danois</text:span><text:span text:style-name="T4">, Iuge des Courses, portans les Lances &amp; les Escus de leurs Maistres.</text:span></text:p>
      <text:p text:style-name="P4"/>
      <text:p text:style-name="P2"><text:span text:style-name="_3c_pb_3e_">7</text:span></text:p>
      <text:p text:style-name="Text_20_body"><text:span text:style-name="_3c_persName_3e_">Quatre Trompettes</text:span><text:span text:style-name="T4">, &amp; </text:span><text:span text:style-name="_3c_persName_3e_">deux Tymballiers</text:span><text:span text:style-name="T4">.</text:span></text:p>
      <text:p text:style-name="Text_20_body"><text:span text:style-name="T4">LE </text:span><text:span text:style-name="_3c_persName_3e_">Duc de Saint-Aignan</text:span><text:span text:style-name="T4">, representant </text:span><text:span text:style-name="_3c_name_3e_">Guidon le Sauuage</text:span><text:span text:style-name="T4">, Mareschal de Camp, ayant pour Deuise vn Tymbre d’Horloge frappé par le Marteau, qui sonne les Heures, auec ces mots.</text:span></text:p>
      <text:p text:style-name="Text_20_body"><text:span text:style-name="_3c_foreign_3e_">De mis golpes mi Ruido.</text:span></text:p>
      <text:p text:style-name="Text_20_body"><text:span text:style-name="T4">Le </text:span><text:span text:style-name="_3c_persName_3e_">Duc de Saint-Aignan</text:span><text:span text:style-name="T4">, representant </text:span><text:span text:style-name="_3c_name_3e_">Guidon le Sauuage</text:span><text:span text:style-name="T4">.</text:span></text:p>
      <text:p text:style-name="P4"/>
      <text:p text:style-name="Text_20_body">MADRIGAL.</text:p>
      <text:p text:style-name="_3c_l_3e_">LEs combats que j’ay faits dans l’Isle dangereuse,</text:p>
      <text:p text:style-name="_3c_l_3e_">Quand de tant de <text:span text:style-name="_3c_name_3e_">Guerriers</text:span> je demeuray vainqueur,</text:p>
      <text:p text:style-name="_3c_l_3e_">Suiuis d’une épreuue amoureuse,</text:p>
      <text:p text:style-name="_3c_l_3e_">Ont signalé ma force aussi bien que mon cœur.</text:p>
      <text:p text:style-name="_3c_l_3e_">La vigueur qui fait mon estime,</text:p>
      <text:p text:style-name="_3c_l_3e_">Soit qu’elle embrasse vn party legitime,</text:p>
      <text:p text:style-name="_3c_l_3e_">Où qu’elle vienne à s’eschapper ;</text:p>
      <text:p text:style-name="_3c_l_3e_">Fait dire, pour ma gloire, aux deux bouts de la Terre,</text:p>
      <text:p text:style-name="_3c_l_3e_">Qu’on n’en void point en toute guerre,</text:p>
      <text:p text:style-name="_3c_l_3e_">Ny plus souuvent, ny mieux frapper.</text:p>
      <text:p text:style-name="P4"><text:soft-page-break/></text:p>
      <text:p text:style-name="P2"><text:span text:style-name="_3c_pb_3e_">8</text:span></text:p>
      <text:p text:style-name="Text_20_body">POVR LE MESME.</text:p>
      <text:p text:style-name="_3c_l_3e_">Seul contre <text:span text:style-name="_3c_name_3e_">dix Guerriers</text:span>, seul cõtre dix Pucelles</text:p>
      <text:p text:style-name="_3c_l_3e_">C’est auoir sur les bras deux étranges querelles,</text:p>
      <text:p text:style-name="_3c_l_3e_">Qui sort à son honneur de double combat</text:p>
      <text:p text:style-name="_3c_l_3e_">Doit estre ce me semble vn terrible Soldat.</text:p>
      <text:p text:style-name="Text_20_body"><text:span text:style-name="_3c_persName_3e_">Huit Trompettes</text:span>, &amp; <text:span text:style-name="_3c_persName_3e_">deux Tymballiers</text:span>.</text:p>
      <text:p text:style-name="Text_20_body"><text:span text:style-name="_3c_persName_3e_">LE ROY</text:span>, representant <text:span text:style-name="_3c_name_3e_">Roger</text:span>, ayant pour Deuise vn Soleil auec ces mots.</text:p>
      <text:p text:style-name="Text_20_body"><text:span text:style-name="_3c_foreign_3e_">Nec Cesso, nec Erro.</text:span></text:p>
      <text:p text:style-name="Text_20_body">Pour <text:span text:style-name="_3c_persName_3e_">LE ROY</text:span>, Representant <text:span text:style-name="_3c_name_3e_">Roger</text:span>. </text:p>
      <text:p text:style-name="_3c_l_3e_">CE n’est pas sans raison que la Terre &amp; les Cieux,</text:p>
      <text:p text:style-name="_3c_l_3e_">Ont tant d’estonnement pour vn Objet si rare ;</text:p>
      <text:p text:style-name="_3c_l_3e_">Qui dans son cours penible, autant que glorieux,</text:p>
      <text:p text:style-name="_3c_l_3e_">Iamais ne se repose, &amp; jamais ne s’égare.</text:p>
      <text:p text:style-name="P6"/>
      <text:p text:style-name="Text_20_body"><text:span text:style-name="T4">SONNET.</text:span></text:p>
      <text:p text:style-name="_3c_l_3e_">Pour <text:span text:style-name="_3c_persName_3e_">LE ROY</text:span>, sous le nom de <text:span text:style-name="_3c_name_3e_">ROGER</text:span>.</text:p>
      <text:p text:style-name="_3c_l_3e_">QVelle taille, quel port a ce fier Conquérant !</text:p>
      <text:p text:style-name="_3c_l_3e_">Sa personne éblouit quiconque l’examine,</text:p>
      <text:p text:style-name="_3c_l_3e_">Et quoy que par son Poste il soit déjà si Grand,</text:p>
      <text:p text:style-name="_3c_l_3e_">Quelque chose de plus éclate dans sa mine.</text:p>
      <text:p text:style-name="P6"/>
      <text:p text:style-name="Text_20_body"><text:span text:style-name="_3c_pb_3e_">9</text:span></text:p>
      <text:p text:style-name="_3c_l_3e_">Son front de ses Destins est l’auguste garant,</text:p>
      <text:p text:style-name="_3c_l_3e_">Par delà ses Ayeux sa vertu l’achemine,</text:p>
      <text:p text:style-name="_3c_l_3e_">Il fait qu’on les oublie, &amp; de l’air qu’il s’y prend</text:p>
      <text:p text:style-name="_3c_l_3e_">Bien loin derriere luy son origine.</text:p>
      <text:p text:style-name="_3c_l_3e_"/>
      <text:p text:style-name="_3c_l_3e_">De ce cœur genereux c’est l’ordinaire employ,</text:p>
      <text:p text:style-name="_3c_l_3e_">D’agir plus volontiers pour Autruy que pour soy,</text:p>
      <text:p text:style-name="_3c_l_3e_">Là principalement sa force est ocupée :</text:p>
      <text:p text:style-name="_3c_l_3e_"/>
      <text:p text:style-name="_3c_l_3e_">Il efface l’éclat des Héros anciens,</text:p>
      <text:p text:style-name="_3c_l_3e_">N’a que l’honneur en veuë, et ne tire l’épée</text:p>
      <text:p text:style-name="_3c_l_3e_">Que pour des interests qui ne sont pas siens.</text:p>
      <text:p text:style-name="P6"/>
      <text:p text:style-name="Text_20_body"><text:span text:style-name="T4">Le </text:span><text:span text:style-name="_3c_persName_3e_">Duc de Noailles</text:span><text:span text:style-name="T4">, representant </text:span><text:span text:style-name="_3c_name_3e_">Oger le Danois</text:span><text:span text:style-name="T4">, Iuge des Courses, ayant pour Deuise vn Aigle, qui voyant le Soleil, s’esleue &amp; ouure ses Ailes pour s’en approcher, auec ces mots.</text:span></text:p>
      <text:p text:style-name="Text_20_body"><text:span text:style-name="_3c_foreign_3e_">Fidelis &amp; audax.</text:span></text:p>
      <text:p text:style-name="Text_20_body"><text:span text:style-name="T4">Le </text:span><text:span text:style-name="_3c_persName_3e_">Duc de Noailles</text:span><text:span text:style-name="T4">. </text:span><text:span text:style-name="_3c_name_3e_">Oger le Danois</text:span><text:span text:style-name="T4"> Iuge du Camp.</text:span></text:p>
      <text:p text:style-name="_3c_l_3e_"><text:span text:style-name="_3c_name_3e_">CE Paladin</text:span> s’applique a cette seule affaire</text:p>
      <text:p text:style-name="_3c_l_3e_"><text:soft-page-break/>De seruir dignement le plus puissant des Rois,</text:p>
      <text:p text:style-name="_3c_l_3e_">Comme pour bien juger il faut sçavoir bien faire</text:p>
      <text:p text:style-name="_3c_l_3e_">Ie doute que personne appelle de sa voix.</text:p>
      <text:p text:style-name="_3c_l_3e_"/>
      <text:p text:style-name="Text_20_body"><text:span text:style-name="_3c_pb_3e_">10</text:span></text:p>
      <text:p text:style-name="Text_20_body"><text:span text:style-name="_3c_persName_3e_">Le Duc de Guise</text:span><text:span text:style-name="T4">, &amp; </text:span><text:span text:style-name="_3c_persName_3e_">le Comte d’Armagnac</text:span><text:span text:style-name="T4"> ensemble.</text:span></text:p>
      <text:p text:style-name="Text_20_body"><text:span text:style-name="_3c_persName_3e_">Le Duc de Guise</text:span><text:span text:style-name="T4">, representant </text:span><text:span text:style-name="_3c_name_3e_">Aquilant le noir</text:span><text:span text:style-name="T4">, ayant pour Deuise vn Lyon qui dort, auec ces mots.</text:span></text:p>
      <text:p text:style-name="Text_20_body"><text:span text:style-name="_3c_foreign_3e_">Et quiescente pauescunt.</text:span></text:p>
      <text:p text:style-name="Text_20_body"><text:span text:style-name="_3c_persName_3e_">Le Duc de Guise</text:span><text:span text:style-name="T4">. </text:span><text:span text:style-name="_3c_name_3e_">Aquilant le Noir</text:span><text:span text:style-name="T4">.</text:span></text:p>
      <text:p text:style-name="_3c_l_3e_">La Nuit a ses beautez de mesme que le jour,</text:p>
      <text:p text:style-name="_3c_l_3e_">Le Noir est ma couleur, je l’ay toûjours aymée,</text:p>
      <text:p text:style-name="_3c_l_3e_">Et si l’obscurité conuient à mon Amour,</text:p>
      <text:p text:style-name="_3c_l_3e_">Elle ne s’estend pas jusqu’à ma Renommée.</text:p>
      <text:p text:style-name="P6"/>
      <text:p text:style-name="Text_20_body"><text:span text:style-name="_3c_persName_3e_">Le comte d’Armagnac</text:span><text:span text:style-name="T4">, representant </text:span><text:span text:style-name="_3c_name_3e_">Griffon le blanc</text:span><text:span text:style-name="T4">, ayant pour Deuise vne Hermine auec ces mots.</text:span></text:p>
      <text:p text:style-name="Text_20_body"><text:span text:style-name="_3c_foreign_3e_">Ex candore decus.</text:span></text:p>
      <text:p text:style-name="Text_20_body"><text:span text:style-name="_3c_persName_3e_">Le Comte d’Armagnac</text:span><text:span text:style-name="T4">. </text:span><text:span text:style-name="_3c_name_3e_">Griffon le Blanc</text:span><text:span text:style-name="T4">.</text:span></text:p>
      <text:p text:style-name="_3c_l_3e_">VOyez quelle candeur en moy le Ciel a mis,</text:p>
      <text:p text:style-name="_3c_l_3e_">Aussi nulle Beauté ne s’en verra trompée,</text:p>
      <text:p text:style-name="_3c_l_3e_">Et quand il sera temps d’aller aux ennemis,</text:p>
      <text:p text:style-name="_3c_l_3e_">C’est ou je me feray tout Blanc de mon épée.</text:p>
      <text:p text:style-name="P6"/>
      <text:p text:style-name="Text_20_body"><text:span text:style-name="_3c_pb_3e_">11</text:span></text:p>
      <text:p text:style-name="Text_20_body"><text:span text:style-name="_3c_persName_3e_">Les Ducs de Foix</text:span><text:span text:style-name="T4">, &amp; </text:span><text:span text:style-name="_3c_persName_3e_">de Coaslin</text:span><text:span text:style-name="T4">.</text:span></text:p>
      <text:p text:style-name="Text_20_body"><text:span text:style-name="_3c_persName_3e_">Le Duc de Foix</text:span><text:span text:style-name="T4">, representant </text:span><text:span text:style-name="_3c_name_3e_">Renaud</text:span><text:span text:style-name="T4">, ayant pour Deuise vn Vaisseau dans la Mer, auec ces mots.</text:span></text:p>
      <text:p text:style-name="Text_20_body"><text:span text:style-name="_3c_foreign_3e_">Longe leuis aura feret.</text:span></text:p>
      <text:p text:style-name="Text_20_body"><text:span text:style-name="T4">Pour </text:span><text:span text:style-name="_3c_persName_3e_">le Duc de Foix</text:span><text:span text:style-name="T4">. </text:span><text:span text:style-name="_3c_name_3e_">Renaud</text:span><text:span text:style-name="T4">.</text:span></text:p>
      <text:p text:style-name="_3c_l_3e_">IL porte vn Nom celebre, il est jeune, il est sage,</text:p>
      <text:p text:style-name="_3c_l_3e_">A vous dire le vray c’est pour aller bien haut,</text:p>
      <text:p text:style-name="_3c_l_3e_">Et c’est vn grand bonbheur que d’auoir à son âge</text:p>
      <text:p text:style-name="_3c_l_3e_">La chaleur necessaire, et le flegme qu’il faut.</text:p>
      <text:p text:style-name="P6"/>
      <text:p text:style-name="Text_20_body"><text:span text:style-name="_3c_persName_3e_">Le Duc de Coaslin</text:span><text:span text:style-name="T4">, representant </text:span><text:span text:style-name="_3c_name_3e_">Dudon</text:span><text:span text:style-name="T4">, ayant pour Deuise vn Soleil, &amp; l’Heliotrope ou Tournesol, auec ces mots.</text:span></text:p>
      <text:p text:style-name="Text_20_body"><text:span text:style-name="_3c_foreign_3e_">Splendor ab obsequio.</text:span></text:p>
      <text:p text:style-name="Text_20_body"><text:span text:style-name="_3c_persName_3e_">Le Duc de Coaslin</text:span><text:span text:style-name="T4">. </text:span><text:span text:style-name="_3c_name_3e_">Dudon</text:span><text:span text:style-name="T4">.</text:span></text:p>
      <text:p text:style-name="_3c_l_3e_">TRop auant dans la Gloire on ne peut s’engager,</text:p>
      <text:p text:style-name="_3c_l_3e_"><text:soft-page-break/>I’auray vaincu sept Rois, et par mon grand courage,</text:p>
      <text:p text:style-name="_3c_l_3e_">Les verray tous soûmis au pouuoir de <text:span text:style-name="_3c_name_3e_">ROGER</text:span>,</text:p>
      <text:p text:style-name="_3c_l_3e_">Que je seray pas content de mon Ouurage.</text:p>
      <text:p text:style-name="P6"/>
      <text:p text:style-name="Text_20_body"><text:span text:style-name="_3c_pb_3e_">12</text:span></text:p>
      <text:p text:style-name="Text_20_body"><text:span text:style-name="_3c_persName_3e_">Le Comte du Lude</text:span><text:span text:style-name="T4">, &amp; </text:span><text:span text:style-name="_3c_persName_3e_">le Prince de Marsillac</text:span><text:span text:style-name="T4">.</text:span></text:p>
      <text:p text:style-name="Text_20_body"><text:span text:style-name="_3c_persName_3e_">Le Comte du Lude</text:span><text:span text:style-name="T4">, representant </text:span><text:span text:style-name="_3c_name_3e_">Astolphe</text:span><text:span text:style-name="T4">, ayant pour Deuise vn chiffre en forme de noeuf, auec ces mots.</text:span></text:p>
      <text:p text:style-name="Text_20_body"><text:span text:style-name="_3c_foreign_3e_">Non fia mai sciolto.</text:span></text:p>
      <text:p text:style-name="Text_20_body"><text:span text:style-name="_3c_persName_3e_">Le Comte du Lude</text:span><text:span text:style-name="T4">. </text:span><text:span text:style-name="_3c_name_3e_">Astolphe</text:span><text:span text:style-name="T4">.</text:span></text:p>
      <text:p text:style-name="_3c_l_3e_">DE tous les Paladins qui sont dans l’Vnivers,</text:p>
      <text:p text:style-name="_3c_l_3e_">Aucũ n’a pour l’Amour l’ame plus échaufée,</text:p>
      <text:p text:style-name="_3c_l_3e_">Entreprenant toûjours mille projets diuers,</text:p>
      <text:p text:style-name="_3c_l_3e_">Et toûjours enchanté par quelque jeune FÉE.</text:p>
      <text:p text:style-name="P6"/>
      <text:p text:style-name="Text_20_body"><text:span text:style-name="_3c_persName_3e_">Le Prince de Marsillac</text:span><text:span text:style-name="T4">, representant </text:span><text:span text:style-name="_3c_name_3e_">Brandimart</text:span><text:span text:style-name="T4"> pour Deuise vne Montre en relief dont on voit tous les ressorts, auec ces mots.</text:span></text:p>
      <text:p text:style-name="Text_20_body"><text:span text:style-name="_3c_foreign_3e_">Chieto fuor commoto dentro.</text:span></text:p>
      <text:p text:style-name="Text_20_body"><text:span text:style-name="_3c_persName_3e_">Le Prince de Marsillac</text:span><text:span text:style-name="T4">. </text:span><text:span text:style-name="_3c_name_3e_">Brandimart</text:span><text:span text:style-name="T4">.</text:span></text:p>
      <text:p text:style-name="_3c_l_3e_">Mes vœux seront contents, mes souhaits accomplis,</text:p>
      <text:p text:style-name="_3c_l_3e_">Et ma bonne fortune à son comble arriuée</text:p>
      <text:p text:style-name="_3c_l_3e_">Quand vous sçaurez mon zelle, aymable FLEVRDELIS,</text:p>
      <text:p text:style-name="_3c_l_3e_">Au milieu de mon cœur profondémennt grauée.</text:p>
      <text:p text:style-name="P6"/>
      <text:p text:style-name="Text_20_body"><text:span text:style-name="_3c_pb_3e_">13</text:span></text:p>
      <text:p text:style-name="Text_20_body"><text:span text:style-name="_3c_persName_3e_">Les Marquis de Villequiert</text:span><text:span text:style-name="T4">, &amp; </text:span><text:span text:style-name="_3c_persName_3e_">de Soyecourt</text:span><text:span text:style-name="T4">.</text:span></text:p>
      <text:p text:style-name="Text_20_body"><text:span text:style-name="_3c_persName_3e_">Le Marquis de Villequiert</text:span><text:span text:style-name="T4">, representant </text:span><text:span text:style-name="_3c_name_3e_">Richardet</text:span><text:span text:style-name="T4">, ayant pour Deuise vn Aigle qui plane deuant le Soleil, auec ces mots.</text:span></text:p>
      <text:p text:style-name="Text_20_body"><text:span text:style-name="_3c_foreign_3e_">Vni militat Astro.</text:span></text:p>
      <text:p text:style-name="Text_20_body"><text:span text:style-name="T4">Et autour de l’Escu est escrit, de mesme que l’Aigle ne combat que pour mon </text:span><text:span text:style-name="_3c_persName_3e_">Roy</text:span><text:span text:style-name="T4"> qui est mon Iupiter, ou pour ma Maistresse qui est mon Astre.</text:span></text:p>
      <text:p text:style-name="Text_20_body"><text:span text:style-name="_3c_persName_3e_">Le Marquis de Villequiert</text:span><text:span text:style-name="T4">. </text:span><text:span text:style-name="_3c_name_3e_">Richardet</text:span><text:span text:style-name="T4">.</text:span></text:p>
      <text:p text:style-name="_3c_l_3e_">PErsonne comme moy n’est sorty galamment</text:p>
      <text:p text:style-name="_3c_l_3e_">D’vne intrigue ou sans doute il faloit quelque adresse,</text:p>
      <text:p text:style-name="_3c_l_3e_">Personne à mon auis plus agreablement</text:p>
      <text:p text:style-name="_3c_l_3e_">N’est demeuré fidelle en trompant sa Maistresse.</text:p>
      <text:p text:style-name="P6"/>
      <text:p text:style-name="Text_20_body"><text:span text:style-name="_3c_persName_3e_">Le Marquis de Soyecourt</text:span><text:span text:style-name="T4">, representant </text:span><text:span text:style-name="_3c_name_3e_">Oliuier</text:span><text:span text:style-name="T4">, ayant pour Deuise la Massuë d’Hercule, auec ces mots.</text:span></text:p>
      <text:p text:style-name="Text_20_body"><text:span text:style-name="_3c_foreign_3e_">Vix aequat fama labores.</text:span></text:p>
      <text:p text:style-name="P6"><text:soft-page-break/></text:p>
      <text:p text:style-name="Text_20_body"><text:span text:style-name="_3c_pb_3e_">14</text:span></text:p>
      <text:p text:style-name="_3c_l_3e_">VOicy l’honneur du Siecle, aupres de qui nous sommes,</text:p>
      <text:p text:style-name="_3c_l_3e_">Et mesme les <text:span text:style-name="_3c_name_3e_">Geants</text:span>, de mediocres Hommes,</text:p>
      <text:p text:style-name="_3c_l_3e_">Et ce franc <text:span text:style-name="_3c_name_3e_">Cheualier</text:span>, à tout venant tout prest</text:p>
      <text:p text:style-name="_3c_l_3e_">Toûjours pour quelque Iouste a la lance en arrest.</text:p>
      <text:p text:style-name="P6"/>
      <text:p text:style-name="Text_20_body"><text:span text:style-name="_3c_persName_3e_">Les Marquis d’Humieres</text:span><text:span text:style-name="T4">, &amp; </text:span><text:span text:style-name="_3c_persName_3e_">de la Valliere</text:span><text:span text:style-name="T4">.</text:span></text:p>
      <text:p text:style-name="Text_20_body"><text:span text:style-name="_3c_persName_3e_">Le Marquis d’Humieres</text:span><text:span text:style-name="T4">, representant </text:span><text:span text:style-name="_3c_name_3e_">Ariodant</text:span><text:span text:style-name="T4">, ayant pour Deuise toutes sortes de Couronnes, auec ces mots.</text:span></text:p>
      <text:p text:style-name="Text_20_body"><text:span text:style-name="_3c_foreign_3e_">No quiero Menos.</text:span></text:p>
      <text:p text:style-name="Text_20_body"><text:span text:style-name="_3c_persName_3e_">Le Marquis d’Humieres</text:span><text:span text:style-name="T4">. </text:span><text:span text:style-name="_3c_name_3e_">Ariodant</text:span><text:span text:style-name="T4">.</text:span></text:p>
      <text:p text:style-name="_3c_l_3e_">IE tremble dans l’accés de l’amoureuse fiéure ;</text:p>
      <text:p text:style-name="_3c_l_3e_">Ailleurs sans vanité je ne tremblay jamais,</text:p>
      <text:p text:style-name="_3c_l_3e_">Et ce charmant objet l’adorable <office:annotation office:name="__Annotation__478_1103417618"><dc:creator>Windows User</dc:creator><dc:date>2020-03-11T16:04:00.04</dc:date><textooo:sender-initials>WU</textooo:sender-initials><text:p>Balisage ?</text:p></office:annotation>GENÉVRE<office:annotation-end office:name="__Annotation__478_1103417618"/></text:p>
      <text:p text:style-name="_3c_l_3e_">Est l’vnique vainqueur à qui je me soûmets.</text:p>
      <text:p text:style-name="P6"/>
      <text:p text:style-name="Text_20_body"><text:span text:style-name="_3c_persName_3e_">Le Marquis de la Valliere</text:span><text:span text:style-name="T4">, representant </text:span><text:span text:style-name="_3c_name_3e_">Zerbin</text:span><text:span text:style-name="T4">, ayant pour Deuise vn Phoenix sur vn bucher allumé par le Soleil, auec ces mots.</text:span></text:p>
      <text:p text:style-name="Text_20_body"><text:span text:style-name="_3c_foreign_3e_">Hoc juuat vri.</text:span></text:p>
      <text:p text:style-name="P6"/>
      <text:p text:style-name="Text_20_body"><text:span text:style-name="_3c_pb_3e_">15</text:span></text:p>
      <text:p text:style-name="Text_20_body"><text:span text:style-name="_3c_persName_3e_">Le Marquis de la Valliere</text:span><text:span text:style-name="T4">. </text:span><text:span text:style-name="_3c_name_3e_">Zerbin</text:span><text:span text:style-name="T4">.</text:span></text:p>
      <text:p text:style-name="_3c_l_3e_">QVelques fameux que la gloire nous donne</text:p>
      <text:p text:style-name="_3c_l_3e_">Quand on est amoureux au souuerain degré,</text:p>
      <text:p text:style-name="_3c_l_3e_">Mourir entre les bras d’vne belle Personne</text:p>
      <text:p text:style-name="_3c_l_3e_">Est de toutes les morts la pluce douce à mon gré.</text:p>
      <text:p text:style-name="P6"/>
      <text:p text:style-name="Text_20_body"><text:span text:style-name="_3c_persName_3e_">Monsieur le DVC</text:span><text:span text:style-name="T4">, representant </text:span><text:span text:style-name="_3c_name_3e_">Roland</text:span><text:span text:style-name="T4">, ayant pour Deuise vn Dard entortillé de Lauriers, auec ces mots.</text:span></text:p>
      <text:p text:style-name="Text_20_body"><text:span text:style-name="_3c_foreign_3e_">Certo ferit.</text:span></text:p>
      <text:p text:style-name="Text_20_body"><text:span text:style-name="_3c_persName_3e_">Monsieur le Duc</text:span><text:span text:style-name="T4">. </text:span><text:span text:style-name="_3c_name_3e_">Roland</text:span><text:span text:style-name="T4">.</text:span></text:p>
      <text:p text:style-name="_3c_l_3e_"><text:span text:style-name="_3c_name_3e_">Roland </text:span>sera bien loin son grand Nom retentir,</text:p>
      <text:p text:style-name="_3c_l_3e_">La Gloire deuiendra sa fidelle Compagne,</text:p>
      <text:p text:style-name="_3c_l_3e_">Il est sorty d’vn sang qui brusle de sortir</text:p>
      <text:p text:style-name="_3c_l_3e_">Quand il est question de se mettre en campagne,</text:p>
      <text:p text:style-name="_3c_l_3e_">Et pour ne vous en point mentir</text:p>
      <text:p text:style-name="_3c_l_3e_">C’est le pur sang de <text:span text:style-name="_3c_persName_3e_">Charlemagne</text:span>.</text:p>
      <text:p text:style-name="P6"/>
      <text:p text:style-name="Text_20_body"><text:soft-page-break/><text:span text:style-name="_3c_name_3e_">APollon</text:span><text:span text:style-name="T4"> paroist sur </text:span><text:span text:style-name="_3c_tech_3e_">vn Char</text:span><text:span text:style-name="T4">, conduit par </text:span><text:span text:style-name="_3c_name_3e_">le Temps</text:span><text:span text:style-name="T4"> ; ayant à ses pieds </text:span><text:span text:style-name="_3c_name_3e_">les quatre Siecles</text:span><text:span text:style-name="T4">, enuironné </text:span><text:span text:style-name="_3c_name_3e_">des douze heures du jour</text:span><text:span text:style-name="T4">, &amp; </text:span><text:span text:style-name="_3c_name_3e_">des douze Signes du Zodiaque</text:span><text:span text:style-name="T4">.</text:span></text:p>
      <text:p text:style-name="Text_20_body"><text:span text:style-name="_3c_name_3e_">Les Pages des Cheualiers</text:span><text:span text:style-name="T4"> portant leurs Lances, &amp; les Escus de leurs Deuises.</text:span></text:p>
      <text:p text:style-name="P6"/>
      <text:p text:style-name="Text_20_body"><text:span text:style-name="_3c_pb_3e_">16</text:span></text:p>
      <text:p text:style-name="Text_20_body"><text:span text:style-name="_3c_name_3e_">Vingt Pasteurs</text:span><text:span text:style-name="T4"> chargez de diuerses pieces de la Barriere, dont la Lice doit estre fermée pour la dresser en vn moment.</text:span></text:p>
      <text:p text:style-name="Text_20_body"><text:span text:style-name="T4">TOute </text:span><text:span text:style-name="_3c_name_3e_">cette Troupe</text:span><text:span text:style-name="T4"> entrant par l’vn des quatre </text:span><text:span text:style-name="_3c_tech_3e_">Portiques</text:span><text:span text:style-name="T4">, qui aboutissent aux quatre auenuës du Camp, &amp; apres en auoir fait le tour, s’estant arrestez deuant </text:span><text:span text:style-name="_3c_persName_3e_">les Reynes</text:span><text:span text:style-name="T4"> ; </text:span><text:span text:style-name="_3c_name_3e_">Apollon</text:span><text:span text:style-name="T4">, &amp; </text:span><text:span text:style-name="_3c_name_3e_">les quatre Siecles</text:span><text:span text:style-name="T4"> recitent ces vers en Dialogue. </text:span></text:p>
      <text:p text:style-name="P6"/>
      <text:p text:style-name="Text_20_body"><text:span text:style-name="_3c_label.speaker_3e_"><text:s/>LE SIECLE D’AIRAIN</text:span><text:span text:style-name="T4"> à Apollon.</text:span></text:p>
      <text:p text:style-name="_3c_l_3e_">Brillant pere du jour, Toy de qui la puissance</text:p>
      <text:p text:style-name="_3c_l_3e_">Par ses diuers aspects nous donna la naissance ;</text:p>
      <text:p text:style-name="_3c_l_3e_">Toy l'espoir de la Terre, &amp; l'ornement des Cieux;</text:p>
      <text:p text:style-name="_3c_l_3e_">Toy le plus necessaire &amp; le plus beau des Dieux;</text:p>
      <text:p text:style-name="_3c_l_3e_">Toy dont l’actiuité, dont la bonté suprême </text:p>
      <text:p text:style-name="_3c_l_3e_">Se fait voir et sentir en tous lieux par soy-mesme :</text:p>
      <text:p text:style-name="_3c_l_3e_">Dis nous par quel destin, ou par quel nouueaux chois</text:p>
      <text:p text:style-name="_3c_l_3e_">Tu celebres tes jeux aux riuages François ?</text:p>
      <text:p text:style-name="P6"/>
      <text:p text:style-name="Text_20_body"><text:span text:style-name="_3c_label.speaker_3e_">APOLLON</text:span><text:span text:style-name="T4">.</text:span></text:p>
      <text:p text:style-name="Text_20_body"><text:span text:style-name="T4">Si ces lieux fortunez ont tout ce qu'eût la </text:span><text:span text:style-name="_3c_placeName_3e_">Grece</text:span></text:p>
      <text:p text:style-name="Text_20_body"><text:span text:style-name="T4">De gloire, de valeur, de merite &amp; d'adresse;</text:span></text:p>
      <text:p text:style-name="Text_20_body"><text:span text:style-name="T4">Ce n'est pas sans raison qu'on y voit transferez</text:span></text:p>
      <text:p text:style-name="P6"/>
      <text:p text:style-name="Text_20_body"><text:span text:style-name="_3c_pb_3e_">17</text:span></text:p>
      <text:p text:style-name="_3c_l_3e_">Ces jeux, qu'à mon honneur la terre a consacrez :</text:p>
      <text:p text:style-name="_3c_l_3e_">I'ay toûjours pris plaisir à verser sur <text:span text:style-name="_3c_placeName_3e_">la France</text:span></text:p>
      <text:p text:style-name="_3c_l_3e_">De mes plus doux Rayons la benigne influence :</text:p>
      <text:p text:style-name="_3c_l_3e_">Mais le charmant objet qu’<office:annotation office:name="__Annotation__591_1103417618"><dc:creator>Windows User</dc:creator><dc:date>2020-03-11T16:10:00.06</dc:date><textooo:sender-initials>WU</textooo:sender-initials><text:p>Balisage ?</text:p></office:annotation>Hymen<office:annotation-end office:name="__Annotation__591_1103417618"/> y fait regner,</text:p>
      <text:p text:style-name="_3c_l_3e_">Pour elle maintenant me fait tout desdaigner.</text:p>
      <text:p text:style-name="_3c_l_3e_">Depuis vn si long-temps que pour le bien du Monde</text:p>
      <text:p text:style-name="_3c_l_3e_">Ie fais l’immense tour de la terre &amp; de l’onde,</text:p>
      <text:p text:style-name="_3c_l_3e_">Iamais je n'ay rien veu si digne de mes feux,</text:p>
      <text:p text:style-name="_3c_l_3e_">Iamais vn Sang si noble, vn coeur si genereux,</text:p>
      <text:p text:style-name="_3c_l_3e_">Iamais tant de lumiere auec tant d'innocence ;</text:p>
      <text:p text:style-name="_3c_l_3e_">Iamais tant de jeunesse auec tant de prudence;</text:p>
      <text:p text:style-name="_3c_l_3e_">Iamais tant de grandeur auec tant de bonté;</text:p>
      <text:p text:style-name="_3c_l_3e_">Iamais tant de sagesse auec tant de beauté.</text:p>
      <text:p text:style-name="_3c_l_3e_">Mille Climats diuers qu'on vit sous la puissance</text:p>
      <text:p text:style-name="_3c_l_3e_">De tous les demi-Dieux dont elle prit naissance,</text:p>
      <text:p text:style-name="_3c_l_3e_">Cedant à son merite autant qu'à leur deuoir,</text:p>
      <text:p text:style-name="_3c_l_3e_"><text:soft-page-break/>Se trouueront vn jour vnis sous son pouuoir.</text:p>
      <text:p text:style-name="_3c_l_3e_">Ce qu'eurent de grandeurs &amp; <text:span text:style-name="_3c_placeName_3e_">la France</text:span> &amp; <text:span text:style-name="_3c_placeName_3e_">l'Espagne</text:span>,</text:p>
      <text:p text:style-name="_3c_l_3e_">Les droicts de <text:span text:style-name="_3c_persName_3e_">Charles-Quint</text:span>, les droits <text:span text:style-name="_3c_persName_3e_">Charle-magne</text:span>,</text:p>
      <text:p text:style-name="_3c_l_3e_">En elle, auec leur sang heureusement transmis,</text:p>
      <text:p text:style-name="_3c_l_3e_">Rendront tout l’Vnivers à son Trosne soûmis :</text:p>
      <text:p text:style-name="_3c_l_3e_">Mais vn titre plus grand, vn plus noble partage</text:p>
      <text:p text:style-name="_3c_l_3e_">Qui l’esleue plus haut, qui luy plaist davantage ;</text:p>
      <text:p text:style-name="_3c_l_3e_">Vn Nom qui tient en soy les plus grands noms vnis,</text:p>
      <text:p text:style-name="_3c_l_3e_">C'est le nom glorieux d’Espouse de <text:span text:style-name="_3c_persName_3e_">LOVIS</text:span>.</text:p>
      <text:p text:style-name="P6"/>
      <text:p text:style-name="Text_20_body"><text:span text:style-name="_3c_pb_3e_">18</text:span></text:p>
      <text:p text:style-name="Text_20_body"><text:span text:style-name="_3c_label.speaker_3e_">LE SIECLE D'ARGENT</text:span><text:span text:style-name="T4">.</text:span></text:p>
      <text:p text:style-name="_3c_l_3e_">Quel destin fait brisler auec tant d'injustice</text:p>
      <text:p text:style-name="_3c_l_3e_">Dans le siecle de fer un Astre si propice ?</text:p>
      <text:p text:style-name="P6"/>
      <text:p text:style-name="Text_20_body"><text:span text:style-name="_3c_label.speaker_3e_">LE SIECLE D'OR</text:span><text:span text:style-name="T4">.</text:span></text:p>
      <text:p text:style-name="_3c_l_3e_">Ah ! ne murmure point contre l'ordre des Dieux,</text:p>
      <text:p text:style-name="_3c_l_3e_">Loin de s'en orgueillir d'vn don si precieux,</text:p>
      <text:p text:style-name="_3c_l_3e_">Ce siecle qui du Ciel a merité la haine</text:p>
      <text:p text:style-name="_3c_l_3e_">En deuroit augurer sa ruïne prochaine,</text:p>
      <text:p text:style-name="_3c_l_3e_">Et voir qu'vne vertu qu'il ne peut suborner,</text:p>
      <text:p text:style-name="_3c_l_3e_">Vient moins pour l'anoblir que pour l’exterminer.</text:p>
      <text:p text:style-name="_3c_l_3e_">Si-tost qu'elle paroist dans cette heureuse terre,</text:p>
      <text:p text:style-name="_3c_l_3e_">Voy comme elle en banit les fureurs de la guerre :</text:p>
      <text:p text:style-name="_3c_l_3e_">Comment depuis ce jour d'infatigables mains</text:p>
      <text:p text:style-name="_3c_l_3e_">Trauaillent sans relâche au bon-heur des humains;</text:p>
      <text:p text:style-name="_3c_l_3e_">Par quels secrets ressors vn Heros se prepare,</text:p>
      <text:p text:style-name="_3c_l_3e_">A chasser les horreurs d'vn Siecle st barbare,</text:p>
      <text:p text:style-name="_3c_l_3e_">Et me faire reuiure auec tous les plaisirs,</text:p>
      <text:p text:style-name="_3c_l_3e_">Qui peuuent contenter les innocens desirs.</text:p>
      <text:p text:style-name="P6"/>
      <text:p text:style-name="Text_20_body"><text:span text:style-name="_3c_label.speaker_3e_">LE SIECLE DE FER</text:span><text:span text:style-name="T4">.</text:span></text:p>
      <text:p text:style-name="_3c_l_3e_">Ie sçais quels ennemis ont entrepris ma perte,</text:p>
      <text:p text:style-name="_3c_l_3e_">Leurs desseins sont connus, leur trasme est descouuerte,</text:p>
      <text:p text:style-name="_3c_l_3e_">Mais mon cœur n’en est pas à tel point abatu…</text:p>
      <text:p text:style-name="P6"/>
      <text:p text:style-name="Text_20_body"><text:span text:style-name="_3c_label.speaker_3e_">APOLLON</text:span><text:span text:style-name="T4">. </text:span></text:p>
      <text:p text:style-name="_3c_l_3e_">Contre tant de grandeur, contre tant de vertu,</text:p>
      <text:p text:style-name="_3c_l_3e_">Tous les monstres d'Enfer vnis pour ta deffense</text:p>
      <text:p text:style-name="P6"/>
      <text:p text:style-name="Text_20_body"><text:span text:style-name="_3c_pb_3e_">19</text:span></text:p>
      <text:p text:style-name="_3c_l_3e_">Ne feroient qu’vne foible et vaine resistance :</text:p>
      <text:p text:style-name="_3c_l_3e_">L’Vnivers opprimé de ton joug rigoureux,</text:p>
      <text:p text:style-name="_3c_l_3e_">Va gouster par ta fuite un destin plus heureux :</text:p>
      <text:p text:style-name="_3c_l_3e_"><text:soft-page-break/>Il est temps de ceder à la Loy souueraine,</text:p>
      <text:p text:style-name="_3c_l_3e_">Que t'imposent les voeux de cette auguste <text:span text:style-name="_3c_persName_3e_">Reyne</text:span>;</text:p>
      <text:p text:style-name="_3c_l_3e_">Il est temps de ceder aux trauaux glorieux</text:p>
      <text:p text:style-name="_3c_l_3e_">D'vn <text:span text:style-name="_3c_persName_3e_">Roy</text:span> fauorisé de la Terre &amp; des Cieux ;</text:p>
      <text:p text:style-name="_3c_l_3e_">Mais icy trop long-temps ce different m'arreste,</text:p>
      <text:p text:style-name="_3c_l_3e_">A de plus doux combats cette Lice s’apreste ;</text:p>
      <text:p text:style-name="_3c_l_3e_">Allons la faire ouurir, &amp; ployons des Lauriers,</text:p>
      <text:p text:style-name="_3c_l_3e_">Pour couronner le front de nos fameux <text:span text:style-name="_3c_name_3e_">Guerriers</text:span>.</text:p>
      <text:p text:style-name="P6"/>
      <text:p text:style-name="Text_20_body"><text:span text:style-name="_3c_name_3e_">APOLLON</text:span><text:span text:style-name="T4">, sur vn </text:span><text:span text:style-name="_3c_tech_3e_">Char</text:span><text:span text:style-name="T4">. </text:span><text:span text:style-name="_3c_persName_3e_">La Grange</text:span><text:span text:style-name="T4">.</text:span></text:p>
      <text:p text:style-name="Text_20_body"><text:span text:style-name="_3c_name_3e_">LE TEMPS</text:span><text:span text:style-name="T4">, menant le </text:span><text:span text:style-name="_3c_tech_3e_">Char</text:span><text:span text:style-name="T4"> d’</text:span><text:span text:style-name="_3c_name_3e_">Apollon</text:span><text:span text:style-name="T4">. </text:span><text:span text:style-name="_3c_persName_3e_">Millet</text:span><text:span text:style-name="T4">.</text:span></text:p>
      <text:p text:style-name="Text_20_body"><text:span text:style-name="T4">Les quatre Siecles.</text:span></text:p>
      <text:list xml:id="list2053747127013789459" text:style-name="WWNum1">
        <text:list-item>
          <text:p text:style-name="P8"><text:span text:style-name="_3c_name_3e_">Siecle d’Airain</text:span><text:span text:style-name="T4">. </text:span><text:span text:style-name="_3c_persName_3e_">Madlle de Brie</text:span><text:span text:style-name="T4">.</text:span></text:p>
        </text:list-item>
        <text:list-item>
          <text:p text:style-name="P8"><text:span text:style-name="_3c_name_3e_">Siecle d’Or</text:span><text:span text:style-name="T4">. </text:span><text:span text:style-name="_3c_persName_3e_">Madlle Moliere</text:span><text:span text:style-name="T4">.</text:span></text:p>
        </text:list-item>
        <text:list-item>
          <text:p text:style-name="P8"><text:span text:style-name="_3c_name_3e_">Siecle d’Argent</text:span><text:span text:style-name="T4">. </text:span><text:span text:style-name="_3c_persName_3e_">Hubert</text:span><text:span text:style-name="T4">.</text:span></text:p>
        </text:list-item>
        <text:list-item>
          <text:p text:style-name="P8"><text:span text:style-name="_3c_name_3e_">Siecle de Fer</text:span><text:span text:style-name="T4">. </text:span><text:span text:style-name="_3c_persName_3e_">Du Croisy</text:span><text:span text:style-name="T4">.</text:span></text:p>
        </text:list-item>
      </text:list>
      <text:p text:style-name="P6"/>
      <text:p text:style-name="Text_20_body"><text:span text:style-name="T4">APres le recit d’</text:span><text:span text:style-name="_3c_name_3e_">Apollon</text:span><text:span text:style-name="T4"> &amp; </text:span><text:span text:style-name="_3c_name_3e_">des Siecles</text:span><text:span text:style-name="T4">, la </text:span><text:span text:style-name="_3c_tech_3e_">course de Bague</text:span><text:span text:style-name="T4"> se fait, &amp; </text:span><text:span text:style-name="_3c_date_3e_"><office:annotation office:name="__Annotation__781_1103417618"><dc:creator>Windows User</dc:creator><dc:date>2020-03-11T16:19:00.09</dc:date><textooo:sender-initials>WU</textooo:sender-initials><text:p>Balisage moment de la journée ?</text:p></office:annotation></text:span><text:span text:style-name="_3c_date_3e_">la nuit suruenant</text:span><office:annotation-end office:name="__Annotation__781_1103417618"/><text:span text:style-name="T4">, les enuivrons de l’Isle enchantée brillent d’</text:span><text:span text:style-name="_3c_tech_3e_">vn nombre infiny de lumieres</text:span><text:span text:style-name="T4">, &amp; l’on voit entrer dans la mesme place</text:span><text:span text:style-name="_3c_persName_3e_"> trente-quatre concertans</text:span><text:span text:style-name="T4"> marchant deuant </text:span><text:span text:style-name="_3c_name_3e_">les quatre Saison</text:span><text:span text:style-name="T4">.</text:span></text:p>
      <text:p text:style-name="P6"/>
      <text:p text:style-name="Text_20_body"><text:span text:style-name="_3c_pb_3e_">20</text:span></text:p>
      <text:list xml:id="list1415726273397838286" text:style-name="WWNum2">
        <text:list-item>
          <text:p text:style-name="P9"><text:span text:style-name="_3c_name_3e_">LE PRINTEMPS</text:span><text:span text:style-name="T4">, sur vn Cheual d’Espagne.</text:span></text:p>
        </text:list-item>
        <text:list-item>
          <text:p text:style-name="P9"><text:span text:style-name="_3c_name_3e_">L’ESTE</text:span><text:span text:style-name="T4">, sur vn Elephant.</text:span></text:p>
        </text:list-item>
        <text:list-item>
          <text:p text:style-name="P9"><text:span text:style-name="_3c_name_3e_">L’AVTUOMNE</text:span><text:span text:style-name="T4">, sur vn Chameau.</text:span></text:p>
        </text:list-item>
        <text:list-item>
          <text:p text:style-name="P9"><text:span text:style-name="_3c_name_3e_">L’HYVER</text:span><text:span text:style-name="T4">, sur vn Ours.</text:span></text:p>
        </text:list-item>
      </text:list>
      <text:p text:style-name="Text_20_body"><text:span text:style-name="_3c_name_3e_">Quarante-huit personnes de la suitte des Saisons</text:span><text:span text:style-name="T4"> : </text:span><text:span text:style-name="_3c_name_3e_">Douze Iardiniers</text:span><text:span text:style-name="T4">, </text:span><text:span text:style-name="_3c_name_3e_">douze Moissonneurs</text:span><text:span text:style-name="T4">, </text:span><text:span text:style-name="_3c_name_3e_">douze Vandangeurs</text:span><text:span text:style-name="T4">, &amp; </text:span><text:span text:style-name="_3c_name_3e_">douze Vieillards</text:span><text:span text:style-name="T4">, </text:span><text:span text:style-name="_3c_description_3e__20_Car">qui par leurs Fleurs, leurs Espics, leurs Fruicts, &amp; leurs Glaces ; marquent chacune des Saisons, &amp; portent les Bassins pour la </text:span><text:span text:style-name="_3c_tech_3e_">Collation</text:span><text:span text:style-name="T4">.</text:span></text:p>
      <text:p text:style-name="Text_20_body"><text:span text:style-name="_3c_tech_3e_">Concert</text:span><text:span text:style-name="T4"> de </text:span><text:span text:style-name="_3c_name_3e_">Pan</text:span><text:span text:style-name="T4"> &amp; de </text:span><text:span text:style-name="_3c_name_3e_">Diane</text:span><text:span text:style-name="T4">, composé de </text:span><text:span text:style-name="_3c_name_3e_">quatorze personnes de leur suitte</text:span><text:span text:style-name="T4">. </text:span></text:p>
      <text:p text:style-name="Text_20_body"><text:span text:style-name="_3c_name_3e_">PAN</text:span><text:span text:style-name="T4"> &amp; </text:span><text:span text:style-name="_3c_name_3e_">DIANE</text:span><text:span text:style-name="T4"> sur </text:span><text:span text:style-name="_3c_tech_3e_">vne Machine</text:span><text:span text:style-name="T4"> portée en l’air.</text:span></text:p>
      <text:p text:style-name="Text_20_body"><text:span text:style-name="_3c_name_3e_">Vingt-quatre de la suitte de Pan &amp; de Diane</text:span><text:span text:style-name="T4">, </text:span><text:span text:style-name="_3c_description_3e__20_Car">portant des viandes de la Menagerie du premier, &amp; de la Chasse de l’autre</text:span><text:span text:style-name="T4">.</text:span></text:p>
      <text:p text:style-name="Text_20_body"><text:span text:style-name="_3c_name_3e_">Dix-huit Pages</text:span><text:span text:style-name="T4">, </text:span>qui doiuent seruir à Table les Dames<text:span text:style-name="T4">.</text:span></text:p>
      <text:p text:style-name="Text_20_body"><text:span text:style-name="_3c_name_3e_">Cette Troupe</text:span><text:span text:style-name="T4"> estant rangée, </text:span><text:span text:style-name="_3c_name_3e_">les quatre Saisons</text:span><text:span text:style-name="T4">, </text:span><text:span text:style-name="_3c_name_3e_">Pan</text:span><text:span text:style-name="T4"> &amp; </text:span><text:span text:style-name="_3c_name_3e_">Diane</text:span><text:span text:style-name="T4">, se presentent deuant </text:span><text:span text:style-name="_3c_persName_3e_">la Reyne</text:span><text:span text:style-name="T4">, &amp; luy disent ces Vers.</text:span></text:p>
      <text:p text:style-name="P6"/>
      <text:p text:style-name="Text_20_body"><text:span text:style-name="_3c_pb_3e_">21</text:span></text:p>
      <text:p text:style-name="Text_20_body"><text:soft-page-break/><text:span text:style-name="_3c_label.speaker_3e_">LE PRINTEMPS.</text:span></text:p>
      <text:p text:style-name="Text_20_body"><text:span text:style-name="T4">A LA REYNE.</text:span></text:p>
      <text:p text:style-name="_3c_l_3e_">Entre toutes les fleurs nouuellement écloses,</text:p>
      <text:p text:style-name="_3c_l_3e_">Dont mes jardins sont embellis,</text:p>
      <text:p text:style-name="_3c_l_3e_">Méprisant les jasmins, les oeillets &amp; les roses,</text:p>
      <text:p text:style-name="_3c_l_3e_">Pour payer mon tribut j'ay fait choix de ces lys,</text:p>
      <text:p text:style-name="_3c_l_3e_">Que de vos premiers ans vous auez tant cheris :</text:p>
      <text:p text:style-name="_3c_l_3e_"><text:span text:style-name="_3c_persName_3e_">LOVIS</text:span> les fait briller du couchant à l’aurore,</text:p>
      <text:p text:style-name="_3c_l_3e_">Tout l'Vnivers charmé les respecte et les craint;</text:p>
      <text:p text:style-name="_3c_l_3e_">Mais leur regne est plus doux &amp; plus puissant encore,</text:p>
      <text:p text:style-name="_3c_l_3e_">Quand ils brillent sur vostre teint.</text:p>
      <text:p text:style-name="P6"/>
      <text:p text:style-name="Text_20_body"><text:span text:style-name="_3c_label.speaker_3e_">L’ESTÉ.</text:span></text:p>
      <text:p text:style-name="_3c_l_3e_">Surpris vn peu trop promptement,</text:p>
      <text:p text:style-name="_3c_l_3e_">I'apporte à cette <text:span text:style-name="_3c_tech_3e_">Feste</text:span> vn leger ornement ;</text:p>
      <text:p text:style-name="_3c_l_3e_">Mais auant que ma Saison passe,</text:p>
      <text:p text:style-name="_3c_l_3e_">Ie feray faire à vos <text:span text:style-name="_3c_name_3e_">Guerriers</text:span>,</text:p>
      <text:p text:style-name="_3c_l_3e_">Dans les campagnes de <text:span text:style-name="_3c_placeName_3e_">la Thrace</text:span>,</text:p>
      <text:p text:style-name="_3c_l_3e_">Vne ample moisson de Lauriers.</text:p>
      <text:p text:style-name="P6"/>
      <text:p text:style-name="Text_20_body"><text:span text:style-name="_3c_label.speaker_3e_">L'AVTOMNE.</text:span></text:p>
      <text:p text:style-name="_3c_l_3e_"><text:span text:style-name="_3c_name_3e_">Le Printemps</text:span> orgueilleux de la beauté des fleurs</text:p>
      <text:p text:style-name="_3c_l_3e_">Qui luy tomberent en partage,</text:p>
      <text:p text:style-name="P6"/>
      <text:p text:style-name="Text_20_body"><text:span text:style-name="_3c_pb_3e_">22</text:span></text:p>
      <text:p text:style-name="_3c_l_3e_">Pretend de cette <text:span text:style-name="_3c_tech_3e_">Feste</text:span> auoir tout l'auantage,</text:p>
      <text:p text:style-name="_3c_l_3e_">Et nous croit obscurcir pas ses viues couleurs :</text:p>
      <text:p text:style-name="_3c_l_3e_">Mais vous vous souuiendrez, <text:span text:style-name="_3c_persName_3e_">Princesse</text:span> sans seconde,</text:p>
      <text:p text:style-name="_3c_l_3e_">De ce fruict precieux qu'a produit ma saison,</text:p>
      <text:p text:style-name="_3c_l_3e_">Et qui croist dans vostre maison,</text:p>
      <text:p text:style-name="_3c_l_3e_">Pour faire quelque jour les delices du Monde.</text:p>
      <text:p text:style-name="P6"/>
      <text:p text:style-name="Text_20_body"><text:span text:style-name="_3c_label.speaker_3e_">L'HYVER.</text:span></text:p>
      <text:p text:style-name="_3c_l_3e_">La neige, les glaçons que j'apporte en ces lieux,</text:p>
      <text:p text:style-name="_3c_l_3e_">Sont des mets les moins precieux ;</text:p>
      <text:p text:style-name="_3c_l_3e_">Mais ils sont des plus necessaires,</text:p>
      <text:p text:style-name="_3c_l_3e_">Dans une <text:span text:style-name="_3c_tech_3e_">Feste</text:span> où mille objets charmans,</text:p>
      <text:p text:style-name="_3c_l_3e_">De leurs oeillades meurtrieres,</text:p>
      <text:p text:style-name="_3c_l_3e_">Font naistre tant d’embrazemens</text:p>
      <text:p text:style-name="P6"/>
      <text:p text:style-name="Text_20_body"><text:span text:style-name="_3c_label.speaker_3e_">DIANE.</text:span></text:p>
      <text:p text:style-name="Text_20_body"><text:span text:style-name="T4">A LA REYNE.</text:span></text:p>
      <text:p text:style-name="_3c_l_3e_">Nos bois, nos rochers, nos montagnes,</text:p>
      <text:p text:style-name="_3c_l_3e_"><text:soft-page-break/>Tous nos Chasseurs, &amp; mes Compagnes,</text:p>
      <text:p text:style-name="_3c_l_3e_">Qui m'ont toûjours rẽdu des honneurs souuerains ;</text:p>
      <text:p text:style-name="_3c_l_3e_">Depuis que parmy nous ils vous ont veu paroistre,</text:p>
      <text:p text:style-name="_3c_l_3e_">Ne veulent plus me reconnoistre,</text:p>
      <text:p text:style-name="_3c_l_3e_">Et chargez de presens, viennent auec moy</text:p>
      <text:p text:style-name="_3c_l_3e_">Vous porter ce tribut pour marque de leur foy.</text:p>
      <text:p text:style-name="P6"/>
      <text:p text:style-name="Text_20_body"><text:span text:style-name="_3c_pb_3e_">23</text:span></text:p>
      <text:p text:style-name="_3c_l_3e_">Les habitans legers de cét heureux boccage,</text:p>
      <text:p text:style-name="_3c_l_3e_">De tomber dans vos rets font leur sort le plus doux,</text:p>
      <text:p text:style-name="_3c_l_3e_">Et n'estiment rien davantage,</text:p>
      <text:p text:style-name="_3c_l_3e_">Que l'heur de perir de vos coups :</text:p>
      <text:p text:style-name="_3c_l_3e_">Amour dont vous auez la grace &amp; le visage,</text:p>
      <text:p text:style-name="_3c_l_3e_">A le mesme secret que vous.</text:p>
      <text:p text:style-name="P6"/>
      <text:p text:style-name="Text_20_body"><text:span text:style-name="_3c_label.speaker_3e_">PAN.</text:span></text:p>
      <text:p text:style-name="_3c_l_3e_">Ieune Diuinité, ne vous estonnez pas,</text:p>
      <text:p text:style-name="_3c_l_3e_">Lors que nous vous offrons en ce fameux repas</text:p>
      <text:p text:style-name="_3c_l_3e_">L'eslite de nos bergeries :</text:p>
      <text:p text:style-name="_3c_l_3e_">Si nos troupeaux goustent en paix</text:p>
      <text:p text:style-name="_3c_l_3e_">Les herbages de nos prairies,</text:p>
      <text:p text:style-name="_3c_l_3e_">Nous deuons ce bon-heur à vos diuins attraits.</text:p>
      <text:p text:style-name="P6"/>
      <text:p text:style-name="Text_20_body"><text:span text:style-name="_3c_name_3e_">LE PRINTEMPS</text:span><text:span text:style-name="T4">, monté sur vn cheual d’Espagne.</text:span></text:p>
      <text:p text:style-name="Text_20_body"><text:span text:style-name="_3c_persName_3e_">Madlle du Parc</text:span><text:span text:style-name="T4">.</text:span></text:p>
      <text:p text:style-name="Text_20_body"><text:span text:style-name="_3c_name_3e_">L’ESTÉ</text:span><text:span text:style-name="T4">, monté sur vn Elephant.</text:span></text:p>
      <text:p text:style-name="Text_20_body"><text:span text:style-name="_3c_persName_3e_">Du Parc</text:span><text:span text:style-name="T4">.</text:span></text:p>
      <text:p text:style-name="Text_20_body"><text:span text:style-name="_3c_name_3e_">L’AVTOMNE</text:span><text:span text:style-name="T4">, montée sur vn Chameau.</text:span></text:p>
      <text:p text:style-name="Text_20_body"><text:span text:style-name="_3c_persName_3e_">La Thorilliere</text:span><text:span text:style-name="T4">.</text:span></text:p>
      <text:p text:style-name="Text_20_body"><text:span text:style-name="_3c_name_3e_">L’HYVER</text:span><text:span text:style-name="T4">, monté sur vn Ours.</text:span></text:p>
      <text:p text:style-name="Text_20_body"><text:span text:style-name="_3c_persName_3e_">Bejart</text:span><text:span text:style-name="T4">.</text:span></text:p>
      <text:p text:style-name="P6"/>
      <text:p text:style-name="Text_20_body"><text:span text:style-name="_3c_pb_3e_">24</text:span></text:p>
      <text:p text:style-name="Text_20_body"><text:span text:style-name="_3c_name_3e_">Pan</text:span><text:span text:style-name="T4">, &amp; </text:span><text:span text:style-name="_3c_name_3e_">Diane</text:span><text:span text:style-name="T4"> dans </text:span><text:span text:style-name="_3c_tech_3e_">vne Machine</text:span><text:span text:style-name="T4">.</text:span></text:p>
      <text:list xml:id="list7291694353925208758" text:style-name="WWNum3">
        <text:list-item>
          <text:p text:style-name="P10"><text:span text:style-name="_3c_persName_3e_">Madlle. Bejart</text:span><text:span text:style-name="T4">. </text:span><text:span text:style-name="_3c_name_3e_">Diane</text:span><text:span text:style-name="T4">.</text:span></text:p>
        </text:list-item>
        <text:list-item>
          <text:p text:style-name="P10"><text:span text:style-name="_3c_persName_3e_">Moliere</text:span><text:span text:style-name="T4">. </text:span><text:span text:style-name="_3c_name_3e_">Pan</text:span><text:span text:style-name="T4">.</text:span></text:p>
        </text:list-item>
      </text:list>
      <text:p text:style-name="P6"/>
      <text:p text:style-name="Text_20_body"><text:span text:style-name="T4">Apres que </text:span><text:span text:style-name="_3c_name_3e_">Pan</text:span><text:span text:style-name="T4"> a acheué son Recit, vne Table ornée des festons, &amp; fort enrichie se descouure ; &amp; </text:span>les quatre Controlleurs Generaux<text:span text:style-name="T4">, </text:span><text:span text:style-name="_3c_persName_3e_">Monsieurs de la Marque Coquet</text:span><text:span text:style-name="T4">, </text:span><text:span text:style-name="_3c_persName_3e_">Messieurs Parfait Père</text:span><text:span text:style-name="T4">, </text:span><text:span text:style-name="_3c_persName_3e_">Fils &amp; Frere</text:span><text:span text:style-name="T4">, sous les noms de </text:span><text:span text:style-name="_3c_name_3e_">l’Abondance</text:span><text:span text:style-name="T4">, </text:span><text:span text:style-name="_3c_name_3e_">la Ioye</text:span><text:span text:style-name="T4">, </text:span><text:span text:style-name="_3c_name_3e_">la Propretré</text:span><text:span text:style-name="T4">, &amp;</text:span><text:span text:style-name="_3c_name_3e_"> la bonne-chere</text:span><text:span text:style-name="T4">, l’ayant </text:span><text:soft-page-break/><text:span text:style-name="T4">fait couurir par la Plaisirs, les Ieux, les Ris &amp; les Delices : vne magnifique </text:span><text:span text:style-name="_3c_tech_3e_">Collation</text:span><text:span text:style-name="T4"> finit ce premier jour des Diuertissemens de l’Isle enchantée. </text:span></text:p>
      <text:p text:style-name="Text_20_body"><text:span text:style-name="T4">FIN DE LA PREMIERE IOVRNÉE.</text:span></text:p>
      <text:p text:style-name="P6"/>
      <text:p text:style-name="Text_20_body"><text:span text:style-name="_3c_pb_3e_">1</text:span></text:p>
      <text:list xml:id="list37622091" text:continue-list="list37614750" text:style-name="Outline">
        <text:list-item>
          <text:list>
            <text:list-item>
              <text:h text:style-name="Heading_20_2" text:outline-level="2">SECONDE IOVRNÉE DES PLAISIRS DE L’ISLE ENCHANTEE. </text:h>
            </text:list-item>
          </text:list>
        </text:list-item>
      </text:list>
      <text:p text:style-name="P6"/>
      <text:list xml:id="list37619591" text:continue-numbering="true" text:style-name="Outline">
        <text:list-item>
          <text:list>
            <text:list-item>
              <text:list>
                <text:list-item>
                  <text:h text:style-name="Heading_20_3" text:outline-level="3">AVANT-PROPOS.</text:h>
                </text:list-item>
              </text:list>
            </text:list-item>
          </text:list>
        </text:list-item>
      </text:list>
      <text:p text:style-name="Text_20_body"><text:span text:style-name="T4">LE braue </text:span><text:span text:style-name="_3c_name_3e_">Roger</text:span><text:span text:style-name="T4">, &amp; les fameux </text:span><text:span text:style-name="_3c_name_3e_">Guerriers</text:span><text:span text:style-name="T4"> de sa Quadrille auoient trop bien reussi aux </text:span><text:span text:style-name="_3c_tech_3e_">Courses</text:span><text:span text:style-name="T4"> qu’ils auoient entreprises dans l’Isle enchantée ; &amp; la </text:span><text:span text:style-name="_3c_name_3e_">Magicienne</text:span><text:span text:style-name="T4"> qui les auoit conuiez à en diuertir vne grande </text:span><text:span text:style-name="_3c_persName_3e_">Reyne</text:span><text:span text:style-name="T4">, auoit receu trop de satisfaction de cette galanterie, pour n’en desirer pas la continuation : ces </text:span><text:span text:style-name="_3c_name_3e_">Cheualliers</text:span><text:span text:style-name="T4"> luy donnent donc le plaisir de la </text:span><text:span text:style-name="_3c_tech_3e_">Comedie</text:span><text:span text:style-name="T4"> ; comme ils auoient entrepris les </text:span><text:span text:style-name="_3c_tech_3e_">Courses</text:span><text:span text:style-name="T4"> sous le nom des Ieux Pythiens, &amp; </text:span><text:span text:style-name="_3c_tech_3e_">armez à la Grecques</text:span><text:span text:style-name="T4">, ils ne sortent point de leur premier dessein, lors que la scene</text:span></text:p>
      <text:p text:style-name="P6"/>
      <text:p text:style-name="Text_20_body"><text:span text:style-name="_3c_pb_3e_">2</text:span></text:p>
      <text:p text:style-name="Text_20_body"><text:span text:style-name="T4"><text:s/>est en </text:span><text:span text:style-name="_3c_placeName_3e_">Elide</text:span><text:span text:style-name="T4"> : C’est là qu’vn </text:span><text:span text:style-name="_3c_name_3e_">Prince</text:span><text:span text:style-name="T4"> d’humeur magnifique &amp; galante, ayant </text:span><text:span text:style-name="_3c_name_3e_">vne Fille</text:span><text:span text:style-name="T4"> aussi naturellement ennemie de l’amour, qu’ornée de tous les dons qui la rendent aymable, propose des Ieux d’exercices, des Courses de Chariots, &amp; des Chasses, croyant que la magnificence des premiers, &amp; le diuertissement de l’autre, ou l’adresse &amp; le courage se font remarquer, feront choisir parmy les diuers Princes qu’il y auoit conuiez vn amant à sa fille, qui soit digne d’elle. Il y reussit heureusement, &amp; l’intrigue de la </text:span><text:span text:style-name="_3c_tech_3e_">Comedie</text:span><text:span text:style-name="T4"> estant de soy fort galante, est encore augmentée par des </text:span><text:span text:style-name="_3c_tech_3e_">Concerts</text:span><text:span text:style-name="T4">, des </text:span><text:span text:style-name="_3c_tech_3e_">Recits</text:span><text:span text:style-name="T4">, &amp; des Entrées de </text:span><text:span text:style-name="_3c_tech_3e_">Ballet</text:span><text:span text:style-name="T4">, qui entrent bien dans le sujet, &amp; le rendent fort agreable.</text:span></text:p>
      <text:p text:style-name="Text_20_body"><text:span text:style-name="T4">Noms de ceux qui jouënt la </text:span><text:span text:style-name="_3c_tech_3e_">Comedie</text:span><text:span text:style-name="T4">.</text:span></text:p>
      <text:list xml:id="list7084487572462726591" text:style-name="WWNum4">
        <text:list-item>
          <text:p text:style-name="P11"><text:span text:style-name="_3c_name_3e_">Le Prince d’Elide</text:span><text:span text:style-name="T4">. </text:span><text:span text:style-name="_3c_persName_3e_">Hubert</text:span><text:span text:style-name="T4">.</text:span></text:p>
        </text:list-item>
        <text:list-item>
          <text:p text:style-name="P11"><text:span text:style-name="_3c_name_3e_">La Princesse d’Elide</text:span><text:span text:style-name="T4">, &amp; deux autres </text:span><text:span text:style-name="_3c_name_3e_">ses parents</text:span><text:span text:style-name="T4">. </text:span><text:span text:style-name="_3c_persName_3e_">Mesdlles de Brie</text:span><text:span text:style-name="T4">. </text:span><text:span text:style-name="_3c_persName_3e_">Moliere</text:span><text:span text:style-name="T4">, </text:span><text:span text:style-name="_3c_persName_3e_">du Parc</text:span><text:span text:style-name="T4">. </text:span></text:p>
        </text:list-item>
        <text:list-item>
          <text:p text:style-name="P11"><text:span text:style-name="_3c_name_3e_">Philis</text:span><text:span text:style-name="T4">. </text:span><text:span text:style-name="_3c_persName_3e_">Madlle Bejart</text:span><text:span text:style-name="T4">.</text:span></text:p>
        </text:list-item>
        <text:list-item>
          <text:p text:style-name="P11"><text:span text:style-name="_3c_name_3e_">Le Prince d’Ithaque</text:span><text:span text:style-name="T4">. </text:span><text:span text:style-name="_3c_persName_3e_">La Grange</text:span><text:span text:style-name="T4">.</text:span></text:p>
        </text:list-item>
        <text:list-item>
          <text:p text:style-name="P11"><text:span text:style-name="_3c_name_3e_">Le Prince de Messene</text:span><text:span text:style-name="T4">. </text:span><text:span text:style-name="_3c_persName_3e_">Du Croysy</text:span><text:span text:style-name="T4">.</text:span></text:p>
        </text:list-item>
        <text:list-item>
          <text:p text:style-name="P11"><text:span text:style-name="_3c_name_3e_">Le Prince de Pyle</text:span><text:span text:style-name="T4">. </text:span><text:span text:style-name="_3c_persName_3e_">Bejart</text:span><text:span text:style-name="T4">.</text:span></text:p>
        </text:list-item>
        <text:list-item>
          <text:p text:style-name="P11"><text:span text:style-name="_3c_name_3e_">Arbale Gouuerneur du Prince d’Ithaque</text:span><text:span text:style-name="T4">. </text:span><text:span text:style-name="_3c_persName_3e_">La Thorilliere</text:span><text:span text:style-name="T4">.</text:span></text:p>
        </text:list-item>
        <text:list-item>
          <text:p text:style-name="P11"><text:span text:style-name="_3c_name_3e_">Moron</text:span><text:span text:style-name="T4">. </text:span><text:span text:style-name="_3c_persName_3e_">Moliere</text:span><text:span text:style-name="T4">.</text:span></text:p>
        </text:list-item>
        <text:list-item>
          <text:p text:style-name="P11"><text:span text:style-name="_3c_name_3e_">Lycas</text:span><text:span text:style-name="T4">, &amp; </text:span><text:span text:style-name="_3c_name_3e_">deux petits Pages</text:span><text:span text:style-name="T4">.</text:span></text:p>
        </text:list-item>
      </text:list>
      <text:p text:style-name="P6"/>
      <text:p text:style-name="Text_20_body"><text:span text:style-name="_3c_pb_3e_">3</text:span></text:p>
      <text:p text:style-name="Text_20_body"><text:span text:style-name="T4">Noms de ceux qui dansent au </text:span><text:span text:style-name="_3c_tech_3e_">Ballet</text:span><text:span text:style-name="T4">, et ceux qui chantent.</text:span></text:p>
      <text:p text:style-name="Text_20_body"><text:soft-page-break/><text:span text:style-name="_3c_name_3e_">L’AVRORE</text:span><text:span text:style-name="T4">.</text:span></text:p>
      <text:p text:style-name="Text_20_body"><text:span text:style-name="_3c_persName_3e_">Madlle Hilaire</text:span><text:span text:style-name="T4">.</text:span></text:p>
      <text:p text:style-name="P6"/>
      <text:p text:style-name="Text_20_body"><text:span text:style-name="_3c_name_3e_">Quatre Valets de Chiens</text:span><text:span text:style-name="T4">, qui doiuent chanter.</text:span></text:p>
      <text:p text:style-name="Text_20_body"><text:span text:style-name="_3c_persName_3e_">Messieurs Estiual</text:span><text:span text:style-name="T4">, </text:span><text:span text:style-name="_3c_persName_3e_">Don</text:span><text:span text:style-name="T4">, </text:span><text:span text:style-name="_3c_persName_3e_">Blondel</text:span><text:span text:style-name="T4">, &amp; </text:span><text:span text:style-name="_3c_persName_3e_">Molliere</text:span><text:span text:style-name="T4">. </text:span></text:p>
      <text:p text:style-name="P6"/>
      <text:p text:style-name="Text_20_body"><text:span text:style-name="_3c_name_3e_">Six autres Valets de Chiens</text:span><text:span text:style-name="T4">, qui doiuent danser.</text:span></text:p>
      <text:p text:style-name="Text_20_body"><text:span text:style-name="_3c_persName_3e_">Les Sieurs Paysan</text:span><text:span text:style-name="T4">, </text:span><text:span text:style-name="_3c_persName_3e_">Chicanneau</text:span><text:span text:style-name="T4">, </text:span><text:span text:style-name="_3c_persName_3e_">Noblet</text:span><text:span text:style-name="T4">, </text:span><text:span text:style-name="_3c_persName_3e_">Pesan</text:span><text:span text:style-name="T4">, </text:span><text:span text:style-name="_3c_persName_3e_">Bonard</text:span><text:span text:style-name="T4">, &amp; </text:span><text:span text:style-name="_3c_persName_3e_">La Pierre</text:span><text:span text:style-name="T4">. </text:span></text:p>
      <text:p text:style-name="P6"/>
      <text:p text:style-name="Text_20_body"><text:span text:style-name="_3c_name_3e_">Deux Ours</text:span><text:span text:style-name="T4">. </text:span></text:p>
      <text:p text:style-name="Text_20_body"><text:span text:style-name="_3c_persName_3e_">Les Sieurs Mercier</text:span><text:span text:style-name="T4">, &amp; </text:span><text:span text:style-name="_3c_persName_3e_">Vagnard</text:span><text:span text:style-name="T4">. </text:span></text:p>
      <text:p text:style-name="P6"/>
      <text:p text:style-name="Text_20_body"><text:span text:style-name="_3c_name_3e_">Huict Paysans</text:span><text:span text:style-name="T4">.</text:span></text:p>
      <text:p text:style-name="Text_20_body"><text:span text:style-name="_3c_persName_3e_">Les Sieurs Paysan</text:span><text:span text:style-name="T4">, </text:span><text:span text:style-name="_3c_persName_3e_">Chicanneau</text:span><text:span text:style-name="T4">, </text:span><text:span text:style-name="_3c_persName_3e_">Baltazard</text:span><text:span text:style-name="T4">, </text:span><text:span text:style-name="_3c_persName_3e_">Noblet</text:span><text:span text:style-name="T4">, </text:span><text:span text:style-name="_3c_persName_3e_">Bonard</text:span><text:span text:style-name="T4">, </text:span><text:span text:style-name="_3c_persName_3e_">Mançeau</text:span><text:span text:style-name="T4">, </text:span><text:span text:style-name="_3c_persName_3e_">Magny</text:span><text:span text:style-name="T4">, &amp; </text:span><text:span text:style-name="_3c_persName_3e_">La Pierre</text:span><text:span text:style-name="T4">.</text:span></text:p>
      <text:p text:style-name="P6"/>
      <text:p text:style-name="Text_20_body"><text:span text:style-name="_3c_name_3e_">Vn Satyre</text:span><text:span text:style-name="T4">.</text:span></text:p>
      <text:p text:style-name="Text_20_body"><text:span text:style-name="_3c_persName_3e_">M. Estiual</text:span><text:span text:style-name="T4">. </text:span></text:p>
      <text:p text:style-name="P6"/>
      <text:p text:style-name="Text_20_body"><text:span text:style-name="_3c_pb_3e_">4</text:span></text:p>
      <text:p text:style-name="Text_20_body"><text:span text:style-name="_3c_name_3e_">Deux Pastres</text:span><text:span text:style-name="T4">.</text:span></text:p>
      <text:p text:style-name="Text_20_body"><text:span text:style-name="_3c_persName_3e_">Messieurs Le Gros</text:span><text:span text:style-name="T4">, &amp; </text:span><text:span text:style-name="_3c_persName_3e_">Blondel</text:span><text:span text:style-name="T4">.</text:span></text:p>
      <text:p text:style-name="P6"/>
      <text:p text:style-name="Text_20_body"><text:span text:style-name="_3c_name_3e_">Deux Bergeres</text:span><text:span text:style-name="T4"> Heroïques.</text:span></text:p>
      <text:p text:style-name="Text_20_body"><text:span text:style-name="_3c_persName_3e_">Madlle La Barre</text:span><text:span text:style-name="T4">. </text:span><text:span text:style-name="_3c_persName_3e_">Madlle Hilaire</text:span><text:span text:style-name="T4">. </text:span></text:p>
      <text:p text:style-name="P6"/>
      <text:p text:style-name="Text_20_body"><text:span text:style-name="_3c_name_3e_">Deux Bergers</text:span><text:span text:style-name="T4"> Heroïques.</text:span></text:p>
      <text:p text:style-name="Text_20_body"><text:span text:style-name="_3c_persName_3e_">Messieurs Don</text:span><text:span text:style-name="T4">, &amp; </text:span><text:span text:style-name="_3c_persName_3e_">Estyual</text:span><text:span text:style-name="T4">. </text:span></text:p>
      <text:p text:style-name="P6"/>
      <text:p text:style-name="Text_20_body"><text:span text:style-name="_3c_name_3e_">Seize Faunes</text:span></text:p>
      <text:p text:style-name="Text_20_body"><text:span text:style-name="_3c_tech_3e_">FLVTTES</text:span><text:span text:style-name="T4">.</text:span></text:p>
      <text:p text:style-name="Text_20_body"><text:span text:style-name="_3c_persName_3e_">Les Sieurs Piesche</text:span><text:span text:style-name="T4">, </text:span><text:span text:style-name="_3c_persName_3e_">Descousteaux</text:span><text:span text:style-name="T4">, </text:span><text:span text:style-name="_3c_persName_3e_">Destouche</text:span><text:span text:style-name="T4">, </text:span><text:span text:style-name="_3c_persName_3e_">Martin Hottere</text:span><text:span text:style-name="T4">, </text:span><text:span text:style-name="_3c_persName_3e_">Louis Hottere</text:span><text:span text:style-name="T4">, </text:span><text:span text:style-name="_3c_persName_3e_">Iean Hottere</text:span><text:span text:style-name="T4">, </text:span><text:span text:style-name="_3c_persName_3e_">Nicolas Hottere</text:span><text:span text:style-name="T4">, ou </text:span><text:span text:style-name="_3c_persName_3e_">le Roy</text:span><text:span text:style-name="T4">, &amp; </text:span><text:span text:style-name="_3c_persName_3e_">Paisible</text:span><text:span text:style-name="T4">. </text:span></text:p>
      <text:p text:style-name="Text_20_body"><text:span text:style-name="_3c_tech_3e_">Petits Violons</text:span><text:span text:style-name="T4">.</text:span></text:p>
      <text:p text:style-name="Text_20_body"><text:span text:style-name="_3c_persName_3e_">Les Sieurs Marchand</text:span><text:span text:style-name="T4">, </text:span><text:span text:style-name="_3c_persName_3e_">La Caisse</text:span><text:span text:style-name="T4">, </text:span><text:span text:style-name="_3c_persName_3e_">Besson</text:span><text:span text:style-name="T4">, </text:span><text:span text:style-name="_3c_persName_3e_">Magny</text:span><text:span text:style-name="T4">, </text:span><text:span text:style-name="_3c_persName_3e_">Charlot</text:span><text:span text:style-name="T4">, </text:span><text:span text:style-name="_3c_persName_3e_">Alais</text:span><text:span text:style-name="T4">, </text:span><text:span text:style-name="_3c_persName_3e_">Huguenet</text:span><text:span text:style-name="T4">, &amp; </text:span><text:span text:style-name="_3c_persName_3e_">La Fontaine</text:span><text:span text:style-name="T4">. </text:span></text:p>
      <text:p text:style-name="P6"/>
      <text:p text:style-name="Text_20_body"><text:soft-page-break/><text:span text:style-name="_3c_name_3e_">Quatre Bergers</text:span><text:span text:style-name="T4">, &amp; </text:span><text:span text:style-name="_3c_name_3e_">quatre Bergeres</text:span><text:span text:style-name="T4">. </text:span></text:p>
      <text:p text:style-name="Text_20_body"><text:span text:style-name="_3c_name_3e_">Bergers</text:span><text:span text:style-name="T4">. </text:span><text:span text:style-name="_3c_persName_3e_">Les Sieurs Chicanneau</text:span><text:span text:style-name="T4">, </text:span><text:span text:style-name="_3c_persName_3e_">Du Pron</text:span><text:span text:style-name="T4">, </text:span><text:span text:style-name="_3c_persName_3e_">Noblet</text:span><text:span text:style-name="T4">, &amp; </text:span><text:span text:style-name="_3c_persName_3e_">La Pierre</text:span><text:span text:style-name="T4">. </text:span></text:p>
      <text:p text:style-name="Text_20_body"><text:span text:style-name="_3c_name_3e_">Bergeres</text:span><text:span text:style-name="T4">. </text:span><text:span text:style-name="_3c_persName_3e_">Les Sieurs Baltasar</text:span><text:span text:style-name="T4">, </text:span><text:span text:style-name="_3c_persName_3e_">Magny</text:span><text:span text:style-name="T4">, </text:span><text:span text:style-name="_3c_persName_3e_">Arnald</text:span><text:span text:style-name="T4">, &amp; </text:span><text:span text:style-name="_3c_persName_3e_">Bonard</text:span><text:span text:style-name="T4">. </text:span></text:p>
      <text:p text:style-name="Text_20_body"><text:span text:style-name="T4">FIN DE LA SECONDE IOVRNÉE.</text:span></text:p>
      <text:p text:style-name="P6"/>
      <text:p text:style-name="Text_20_body"><text:span text:style-name="_3c_pb_3e_">1</text:span></text:p>
      <text:list xml:id="list37610569" text:continue-list="list37619591" text:style-name="Outline">
        <text:list-item>
          <text:list>
            <text:list-item>
              <text:h text:style-name="Heading_20_2" text:outline-level="2">BALLET DV PALAIS D’ALCINE.</text:h>
            </text:list-item>
            <text:list-item>
              <text:h text:style-name="Heading_20_2" text:outline-level="2">TROISIESME IOVRNÉE.</text:h>
            </text:list-item>
          </text:list>
        </text:list-item>
      </text:list>
      <text:p text:style-name="P6"/>
      <text:p text:style-name="Subtitle">AVANT-PROPOS.</text:p>
      <text:p text:style-name="Text_20_body"><text:span text:style-name="T4">LE Ciel ayant resolu de donner la liberté à tant de braues </text:span><text:span text:style-name="_3c_name_3e_">Guerriers</text:span><text:span text:style-name="T4"> retenus dans l’Isle Enchantée d’</text:span><text:span text:style-name="_3c_name_3e_">Alcine</text:span><text:span text:style-name="T4">, par la fin de ses charmes &amp; la ruïne de son Palais, cette belle </text:span><text:span text:style-name="_3c_name_3e_">Magicienne</text:span><text:span text:style-name="T4"> est troublée par des prodiges &amp; des </text:span></text:p>
      <text:p text:style-name="P6"/>
      <text:p text:style-name="Text_20_body"><text:span text:style-name="_3c_pb_3e_">2</text:span></text:p>
      <text:p text:style-name="Text_20_body"><text:span text:style-name="T4">songes, qui luy presagent son malheur prochain : En cette inquietude elle vient </text:span><text:span text:style-name="_3c_placeName_3e_">aux bords du Lac</text:span><text:span text:style-name="T4"> portée par vn </text:span><text:span text:style-name="_3c_name_3e_">Monstre Marin</text:span><text:span text:style-name="T4">, accompagnée de </text:span><text:span text:style-name="_3c_name_3e_">deux de ses Nymphes</text:span><text:span text:style-name="T4"> ; &amp; mesle à des plaintes de l’estat ou elle se trouue, les louanges de la</text:span><text:span text:style-name="_3c_persName_3e_"> Reyne Mere</text:span><text:span text:style-name="T4"> du </text:span><text:span text:style-name="_3c_persName_3e_">Roy</text:span><text:span text:style-name="T4"> par des Vers. </text:span></text:p>
      <text:p text:style-name="P6"/>
      <text:p text:style-name="Text_20_body"><text:span text:style-name="T4">ALCINE, CELIE, DIRCÉ. </text:span></text:p>
      <text:p text:style-name="Text_20_body"><text:span text:style-name="_3c_label.speaker_3e_">ALCINE.</text:span></text:p>
      <text:p text:style-name="_3c_l_3e_">VOus à qui je fis part de ma felicité,</text:p>
      <text:p text:style-name="_3c_l_3e_">Pleurez auec que moy dans cette extremité.</text:p>
      <text:p text:style-name="P6"/>
      <text:p text:style-name="Text_20_body"><text:span text:style-name="_3c_label.speaker_3e_">CELIE.</text:span></text:p>
      <text:p text:style-name="_3c_l_3e_">Quel est donc le sujet des soudaines alarmes</text:p>
      <text:p text:style-name="_3c_l_3e_">Qui de vos yeux charmans font couler tant de larmes ?</text:p>
      <text:p text:style-name="P6"/>
      <text:p text:style-name="Text_20_body"><text:span text:style-name="_3c_label.speaker_3e_">ALCINE.</text:span></text:p>
      <text:p text:style-name="_3c_l_3e_">Si je pense en parler, ce n'est qu'en fremissant.</text:p>
      <text:p text:style-name="_3c_l_3e_">Dans les sombres horreurs d'vn songe menassant,</text:p>
      <text:p text:style-name="_3c_l_3e_">Vn spectre m'auertit, d'vne voix esperduë,</text:p>
      <text:p text:style-name="_3c_l_3e_">Que pour moy des Enfers la force est suspenduë ;</text:p>
      <text:p text:style-name="_3c_l_3e_">Qu'vn celeste pouuoir arreste leur secours,</text:p>
      <text:p text:style-name="_3c_l_3e_">Et que ce jour sera le dernier de mes jours.</text:p>
      <text:p text:style-name="P6"/>
      <text:p text:style-name="Text_20_body"><text:span text:style-name="_3c_pb_3e_">3</text:span></text:p>
      <text:p text:style-name="_3c_l_3e_">Ce que versa de triste au poinct de ma naissance</text:p>
      <text:p text:style-name="_3c_l_3e_"><text:soft-page-break/>Des Astres ennemis, la maligne influence,</text:p>
      <text:p text:style-name="_3c_l_3e_">Et tout ce que mon art m'a predit de malheurs,</text:p>
      <text:p text:style-name="_3c_l_3e_">En ce songe fut peint de si viues couleurs,</text:p>
      <text:p text:style-name="_3c_l_3e_">Qu'à mes yeux éueillez sans cesse il represente</text:p>
      <text:p text:style-name="_3c_l_3e_">Le pouuoir de <text:span text:style-name="_3c_name_3e_">Melisse</text:span>, &amp; l'heur de <text:span text:style-name="_3c_name_3e_">Bradamante</text:span>.</text:p>
      <text:p text:style-name="_3c_l_3e_">I’avois preueu ces maux, mais les charmans plaisirs,</text:p>
      <text:p text:style-name="_3c_l_3e_">Qui sembloient en ces lieux preuenir nos desirs ;</text:p>
      <text:p text:style-name="_3c_l_3e_">Nos superbes palais, nos jardins, nos campagnes,</text:p>
      <text:p text:style-name="_3c_l_3e_">L’agreable entretien de nos cheres compagnes :</text:p>
      <text:p text:style-name="_3c_l_3e_">Nos jeux et nos chansons, les concerts des oyseaux,</text:p>
      <text:p text:style-name="_3c_l_3e_">Le parfun des Zephirs, le murmure des eaux,</text:p>
      <text:p text:style-name="_3c_l_3e_">De nos tendres amours les douces auantures,</text:p>
      <text:p text:style-name="_3c_l_3e_">M'auoient fait oublier ces funestes augures,</text:p>
      <text:p text:style-name="_3c_l_3e_">Quand le songe cruel dont je me sens troubler,</text:p>
      <text:p text:style-name="_3c_l_3e_">Auec tant de fureur les vint renouueller.</text:p>
      <text:p text:style-name="_3c_l_3e_">Chaque instant je croy voir mes forces terrassées,</text:p>
      <text:p text:style-name="_3c_l_3e_">Mes gardes esgorgez, &amp; mes prisons forcées ;</text:p>
      <text:p text:style-name="_3c_l_3e_">Ie croy voir mille amans, par mon art tranformez,</text:p>
      <text:p text:style-name="_3c_l_3e_">D'vne égale fureur à ma perte animez ;</text:p>
      <text:p text:style-name="_3c_l_3e_">Quitter en mesme temps leurs troncs &amp; leurs feuïllages,</text:p>
      <text:p text:style-name="_3c_l_3e_">Dans le juste dessein de vanger leurs outrages,</text:p>
      <text:p text:style-name="_3c_l_3e_">Et je croy voir, enfin, mon aymable <text:span text:style-name="_3c_name_3e_">Roger</text:span></text:p>
      <text:p text:style-name="_3c_l_3e_">De mes fers méprisez, prest à se desgager.</text:p>
      <text:p text:style-name="P6"/>
      <text:p text:style-name="Text_20_body"><text:span text:style-name="_3c_pb_3e_">4</text:span></text:p>
      <text:p text:style-name="Text_20_body"><text:span text:style-name="_3c_label.speaker_3e_">CELIE.</text:span></text:p>
      <text:p text:style-name="_3c_l_3e_">La crainte en vostre esprit s'est acquis trop d'empire,</text:p>
      <text:p text:style-name="_3c_l_3e_">Vous regnez seule icy, pour vous seule on soûpire;</text:p>
      <text:p text:style-name="_3c_l_3e_">Rien n'interrompt le cours de vos contentemens,</text:p>
      <text:p text:style-name="_3c_l_3e_">Que les accens plaintifs de vos tristes amans:</text:p>
      <text:p text:style-name="_3c_l_3e_">Logistile, &amp; ses gens chassez de nos campagnes</text:p>
      <text:p text:style-name="_3c_l_3e_">Tremblent encor de peur, cachez dans leurs montagnes;</text:p>
      <text:p text:style-name="_3c_l_3e_">Et le nom de <text:span text:style-name="_3c_name_3e_">Melisse</text:span>, en ces lieux inconnu,</text:p>
      <text:p text:style-name="_3c_l_3e_">Par vos augures seuls jusqu'à nous est venu.</text:p>
      <text:p text:style-name="P6"/>
      <text:p text:style-name="Text_20_body"><text:span text:style-name="_3c_label.speaker_3e_">DIRCÉ.</text:span></text:p>
      <text:p text:style-name="_3c_l_3e_">Ah ! ne nous flatons point, ce fantosme effroyable</text:p>
      <text:p text:style-name="_3c_l_3e_">M’a tenu cette nuit vn discours tout semblable.</text:p>
      <text:p text:style-name="_3c_l_3e_"/>
      <text:p text:style-name="Text_20_body"><text:span text:style-name="_3c_label.speaker_3e_">ALCINE.</text:span></text:p>
      <text:p text:style-name="_3c_l_3e_">Helas ! de nos malheurs qui peut encor douter.</text:p>
      <text:p text:style-name="P6"/>
      <text:p text:style-name="Text_20_body"><text:span text:style-name="_3c_label.speaker_3e_">CELIE.</text:span></text:p>
      <text:p text:style-name="_3c_l_3e_">I'y vois vn grand remede, &amp; facile à tenter ;</text:p>
      <text:p text:style-name="_3c_l_3e_">Vne <text:span text:style-name="_3c_persName_3e_">Reyne</text:span> paroist, dont le secours propice</text:p>
      <text:p text:style-name="_3c_l_3e_"><text:soft-page-break/>Nous sçaura guarentir des efforts de <text:span text:style-name="_3c_name_3e_">Melisse</text:span> :</text:p>
      <text:p text:style-name="_3c_l_3e_">Par tout de cette <text:span text:style-name="_3c_persName_3e_">Reyne</text:span> on vante la bonté.</text:p>
      <text:p text:style-name="_3c_l_3e_">Et l'on dit que son coeur, de qui la fermeté,</text:p>
      <text:p text:style-name="_3c_l_3e_">Des flots les plus mutins méprisa l’insolence,</text:p>
      <text:p text:style-name="_3c_l_3e_">Contre les voeux des siens est toûjours sans defense.</text:p>
      <text:p text:style-name="P6"/>
      <text:p text:style-name="Text_20_body"><text:span text:style-name="_3c_label.speaker_3e_">ALCINE.</text:span></text:p>
      <text:p text:style-name="_3c_l_3e_">Il est vray je la vois, en ce pressant danger</text:p>
      <text:p text:style-name="P6"/>
      <text:p text:style-name="Text_20_body"><text:span text:style-name="_3c_pb_3e_">5</text:span></text:p>
      <text:p text:style-name="_3c_l_3e_">A nous donner secours taschons de l’engager ;</text:p>
      <text:p text:style-name="_3c_l_3e_">Disons-luy qu'en tous lieux la voix publique estale</text:p>
      <text:p text:style-name="_3c_l_3e_">Les charmantes beautez de son ame Royale ;</text:p>
      <text:p text:style-name="_3c_l_3e_">Disons que sa vertu, plus haute que son rang</text:p>
      <text:p text:style-name="_3c_l_3e_">Sçait releuer l'esclat de son auguste sang,</text:p>
      <text:p text:style-name="_3c_l_3e_">Et que de nostre sexe elle a porté la gloire</text:p>
      <text:p text:style-name="_3c_l_3e_">Si loin, que l’auenir aura peine à le croire;</text:p>
      <text:p text:style-name="_3c_l_3e_">Que du bon-heur public son grand coeur amoureux</text:p>
      <text:p text:style-name="_3c_l_3e_">Fit toûjours des perils vn mépris genereux;</text:p>
      <text:p text:style-name="_3c_l_3e_">Que de ses propres maux, son ame à peine atteinte,</text:p>
      <text:p text:style-name="_3c_l_3e_">Pour les maux de l'Estat garda toute sa crainte ;</text:p>
      <text:p text:style-name="_3c_l_3e_">Disons que ses bien-faits versez à pleines mains</text:p>
      <text:p text:style-name="_3c_l_3e_">Luy gagnent le respect &amp; l'amour des humains,</text:p>
      <text:p text:style-name="_3c_l_3e_">Et qu'au moindre danger dont elle est menacée</text:p>
      <text:p text:style-name="_3c_l_3e_">Toute la terre en deüil se montre interessée :</text:p>
      <text:p text:style-name="_3c_l_3e_">Disons qu'au plus haut poinct de l'absolu pouuoir,</text:p>
      <text:p text:style-name="_3c_l_3e_">Sans faste et sans orgueil sa grãdeur s'est fait voir;</text:p>
      <text:p text:style-name="_3c_l_3e_">Qu'aux temps les plus fascheux, sa sagesse constãte,</text:p>
      <text:p text:style-name="_3c_l_3e_">Sans crainte a soustenu l'autorité penchante;</text:p>
      <text:p text:style-name="_3c_l_3e_">Et dans le calme heureux, par ses trauaux acquis,</text:p>
      <text:p text:style-name="_3c_l_3e_">Sans regret la remit dans les mains de son Fils.</text:p>
      <text:p text:style-name="_3c_l_3e_">Disons par quels respects, par quelle complaisance,</text:p>
      <text:p text:style-name="_3c_l_3e_">De ce Fils glorieux, l'amour la recompense;</text:p>
      <text:p text:style-name="_3c_l_3e_">Vantons les longs trauaux, vantons les justes loix</text:p>
      <text:p text:style-name="_3c_l_3e_">De ce Fils reconnu pour le plus grand des Rois;</text:p>
      <text:p text:style-name="_3c_l_3e_">Et comment cette Mere heureusement seconde</text:p>
      <text:p text:style-name="P6"/>
      <text:p text:style-name="Text_20_body"><text:span text:style-name="_3c_pb_3e_">6</text:span></text:p>
      <text:p text:style-name="_3c_l_3e_">Ne donnant que deux fois a donné tant au monde.</text:p>
      <text:p text:style-name="_3c_l_3e_">Enfin, faisons parler nos soûpirs &amp; nos pleurs</text:p>
      <text:p text:style-name="_3c_l_3e_">Pour la rendre sensible à nos viues douleurs,</text:p>
      <text:p text:style-name="_3c_l_3e_">Et nous pourrons trouuer au fort de nostre peine</text:p>
      <text:p text:style-name="_3c_l_3e_">Vn refuge paisible aux pieds de cette <text:span text:style-name="_3c_persName_3e_">Reyne</text:span>.</text:p>
      <text:p text:style-name="P6"/>
      <text:p text:style-name="Text_20_body"><text:span text:style-name="_3c_label.speaker_3e_">DIRCÉ.</text:span></text:p>
      <text:p text:style-name="_3c_l_3e_">Ie sçais bien que son coeur noblement genereux,</text:p>
      <text:p text:style-name="_3c_l_3e_"><text:soft-page-break/>Ecoute auec plaisir la voix des mal-heureux :</text:p>
      <text:p text:style-name="_3c_l_3e_">Mais on ne voit jamais éclater sa puissance</text:p>
      <text:p text:style-name="_3c_l_3e_">Qu’à repousser le tort qu'on fait à l'innocence ;</text:p>
      <text:p text:style-name="_3c_l_3e_">Ie sçais qu'elle peut tout, mais je n'ose penser,</text:p>
      <text:p text:style-name="_3c_l_3e_">Que jusqu'à nous deffendre on la vit s'abaisser,</text:p>
      <text:p text:style-name="_3c_l_3e_">De nos douces erreurs elle peut estre instruite,</text:p>
      <text:p text:style-name="_3c_l_3e_">Et rien n'est plus contraire à sa rare conduite ;</text:p>
      <text:p text:style-name="_3c_l_3e_">Son Zele si connu pour le culte des Dieux</text:p>
      <text:p text:style-name="_3c_l_3e_">Doit rendre à sa vertu nos respects odieux,</text:p>
      <text:p text:style-name="_3c_l_3e_">Et loin qu'à son abord mon effroy diminuë,</text:p>
      <text:p text:style-name="_3c_l_3e_">Malgré-moy je le sens qui redouble à sa veuë.</text:p>
      <text:p text:style-name="P6"/>
      <text:p text:style-name="Text_20_body"><text:span text:style-name="_3c_label.speaker_3e_">ALCINE.</text:span></text:p>
      <text:p text:style-name="_3c_l_3e_">Ah ! ma propre frayeur suffit pour m'affliger !</text:p>
      <text:p text:style-name="_3c_l_3e_">Loin d'aigrir mon ennuy, cherche à le soulager,</text:p>
      <text:p text:style-name="_3c_l_3e_">Et tasche de fournir, à mon ame oppressée</text:p>
      <text:p text:style-name="_3c_l_3e_">Dequoy parer aux maux dont elle est menacée.</text:p>
      <text:p text:style-name="_3c_l_3e_">Redoublons cependant les <text:span text:style-name="_3c_name_3e_">Gardes du Palais</text:span>,</text:p>
      <text:p text:style-name="_3c_l_3e_">Et s'il n'est point pour nous d'azile desormais ;</text:p>
      <text:p text:style-name="P6"/>
      <text:p text:style-name="Text_20_body"><text:span text:style-name="_3c_pb_3e_">7</text:span></text:p>
      <text:p text:style-name="_3c_l_3e_">Dans nostre desespoir cherchons nostre deffense,</text:p>
      <text:p text:style-name="_3c_l_3e_">Et ne nous rendons pas au moins sans resistance.</text:p>
      <text:p text:style-name="P6"/>
      <text:list xml:id="list829332688778660401" text:style-name="WWNum5">
        <text:list-item>
          <text:p text:style-name="P12"><text:span text:style-name="_3c_name_3e_">Alcine</text:span><text:span text:style-name="T4">. </text:span><text:span text:style-name="_3c_persName_3e_">Madlle du Parc</text:span><text:span text:style-name="T4">.</text:span></text:p>
        </text:list-item>
        <text:list-item>
          <text:p text:style-name="P12"><text:span text:style-name="_3c_name_3e_">Celie</text:span><text:span text:style-name="T4">. </text:span><text:span text:style-name="_3c_persName_3e_">Madlle de Brie</text:span><text:span text:style-name="T4">.</text:span></text:p>
        </text:list-item>
        <text:list-item>
          <text:p text:style-name="P12"><text:span text:style-name="_3c_name_3e_">Dircé</text:span><text:span text:style-name="T4">. </text:span><text:span text:style-name="_3c_persName_3e_">Madlle Moliere</text:span><text:span text:style-name="T4">.</text:span></text:p>
        </text:list-item>
      </text:list>
      <text:p text:style-name="P6"/>
      <text:p text:style-name="Text_20_body"><text:span text:style-name="T4">VN Chœur de plusieurs instrumans se fait entendre de toutes parts, sur </text:span><text:span text:style-name="_3c_tech_3e_">deux Isles</text:span><text:span text:style-name="T4"> situées aux deux costez du </text:span><text:span text:style-name="_3c_tech_3e_">Palais d’Alcine</text:span><text:span text:style-name="T4"> il paroist vn </text:span><text:span text:style-name="_3c_persName_3e_">grand nombre de Musiciens</text:span><text:span text:style-name="T4"> qui font vne charmante Harmonie ; pendant que le </text:span><text:span text:style-name="_3c_tech_3e_">Frontispice du Palais</text:span><text:span text:style-name="T4"> venant à s’ouurir, il en sort </text:span><text:span text:style-name="_3c_name_3e_">quatre Geants</text:span><text:span text:style-name="T4"> </text:span><text:span text:style-name="_3c_description_3e__20_Car">d’vne hauteur prodigieuse</text:span><text:span text:style-name="T4">, commis à la garde d’vn lieu si considerable par sa situation, &amp; par sa force.</text:span></text:p>
      <text:p text:style-name="P6"/>
      <text:p text:style-name="Subtitle">PREMIERE ENTRÉE. </text:p>
      <text:p text:style-name="Text_20_body"><text:span text:style-name="_3c_name_3e_">Quatre Geants</text:span><text:span text:style-name="T4">, et </text:span><text:span text:style-name="_3c_name_3e_">quatre Nains</text:span><text:span text:style-name="T4">.</text:span></text:p>
      <text:p text:style-name="Text_20_body"><text:span text:style-name="_3c_name_3e_">Geants</text:span><text:span text:style-name="T4">. </text:span><text:span text:style-name="_3c_persName_3e_">Les Sieurs Mançeau</text:span><text:span text:style-name="T4">, </text:span><text:span text:style-name="_3c_persName_3e_">Vagnard</text:span><text:span text:style-name="T4">, </text:span><text:span text:style-name="_3c_persName_3e_">Pesan</text:span><text:span text:style-name="T4">, &amp; </text:span><text:span text:style-name="_3c_persName_3e_">Ioubert</text:span><text:span text:style-name="T4">.</text:span></text:p>
      <text:p text:style-name="Text_20_body"><text:span text:style-name="_3c_name_3e_">Nains</text:span><text:span text:style-name="T4">. </text:span><text:span text:style-name="_3c_persName_3e_">Les deux petits Des-Airs</text:span><text:span text:style-name="T4">, </text:span><text:span text:style-name="_3c_persName_3e_">Le petit Vagnard</text:span><text:span text:style-name="T4">, &amp; </text:span><text:span text:style-name="_3c_persName_3e_">Le petit Tutin</text:span><text:span text:style-name="T4">. </text:span></text:p>
      <text:p text:style-name="P6"/>
      <text:p text:style-name="Text_20_body"><text:span text:style-name="_3c_pb_3e_">8</text:span></text:p>
      <text:p text:style-name="Subtitle"><text:soft-page-break/>II. ENTRÉE.</text:p>
      <text:p text:style-name="Text_20_body"><text:span text:style-name="_3c_name_3e_">HVit Maures</text:span><text:span text:style-name="T4"> chargez par </text:span><text:span text:style-name="_3c_name_3e_">Alcine</text:span><text:span text:style-name="T4"> de la garde du dedans, en font vne exacte visite, auec chacun </text:span><text:span text:style-name="_3c_tech_3e_">deux flambeaux</text:span><text:span text:style-name="T4">.</text:span></text:p>
      <text:p text:style-name="P6"/>
      <text:p text:style-name="Text_20_body"><text:span text:style-name="_3c_name_3e_">Maures</text:span><text:span text:style-name="T4">. </text:span><text:span text:style-name="_3c_persName_3e_">Messieurs d'Heureux</text:span><text:span text:style-name="T4">, </text:span><text:span text:style-name="_3c_persName_3e_">Beauchamp</text:span><text:span text:style-name="T4">, </text:span><text:span text:style-name="_3c_persName_3e_">Molier</text:span><text:span text:style-name="T4">, </text:span><text:span text:style-name="_3c_persName_3e_">La Marre</text:span><text:span text:style-name="T4">, </text:span><text:span text:style-name="_3c_persName_3e_">Les Sieurs Le Chantre</text:span><text:span text:style-name="T4">, </text:span><text:span text:style-name="_3c_persName_3e_">De Gan</text:span><text:span text:style-name="T4">, </text:span><text:span text:style-name="_3c_persName_3e_">Du Pron</text:span><text:span text:style-name="T4">, &amp; </text:span><text:span text:style-name="_3c_persName_3e_">Mercier</text:span><text:span text:style-name="T4">.</text:span></text:p>
      <text:p text:style-name="P6"/>
      <text:p text:style-name="Subtitle">III. ENTRÉE.</text:p>
      <text:p text:style-name="Text_20_body"><text:span text:style-name="T4">CEpendant vn despit amoureux oblige </text:span><text:span text:style-name="_3c_name_3e_">six des Cheualiers</text:span><text:span text:style-name="T4"> qu'</text:span><text:span text:style-name="_3c_name_3e_">Alcine</text:span><text:span text:style-name="T4"> retenoit aupres d'elle, à tenter la sortie de </text:span><text:span text:style-name="_3c_tech_3e_">ce Palais</text:span><text:span text:style-name="T4"> ; mais la fortune ne secondant pas les efforts qu'ils font dans leur desespoir, ils sont vaincus, apres vn grand combat, par autant de </text:span><text:span text:style-name="_3c_name_3e_">Monstres</text:span><text:span text:style-name="T4"> qui les attaquent.</text:span></text:p>
      <text:p text:style-name="P6"/>
      <text:p text:style-name="Text_20_body"><text:span text:style-name="_3c_name_3e_">Six Cheualiers</text:span><text:span text:style-name="T4">, &amp; </text:span><text:span text:style-name="_3c_name_3e_">six Monstres</text:span><text:span text:style-name="T4">.</text:span></text:p>
      <text:p text:style-name="Text_20_body"><text:span text:style-name="_3c_name_3e_">Cheualiers</text:span><text:span text:style-name="T4">. </text:span><text:span text:style-name="_3c_persName_3e_">Messieurs de Souuille</text:span><text:span text:style-name="T4">, </text:span><text:span text:style-name="_3c_persName_3e_">Raynal</text:span><text:span text:style-name="T4">, </text:span><text:span text:style-name="_3c_persName_3e_">Des-Airs l'aisné</text:span><text:span text:style-name="T4">, </text:span><text:span text:style-name="_3c_persName_3e_">Des-Airs le second</text:span><text:span text:style-name="T4">, </text:span><text:span text:style-name="_3c_persName_3e_">De Lorge</text:span><text:span text:style-name="T4">, &amp; </text:span><text:span text:style-name="_3c_persName_3e_">Balthasard</text:span><text:span text:style-name="T4">.</text:span></text:p>
      <text:p text:style-name="Text_20_body"><text:span text:style-name="_3c_name_3e_">Monstres</text:span><text:span text:style-name="T4">. </text:span><text:span text:style-name="_3c_persName_3e_">Les Sieurs Chicanneau</text:span><text:span text:style-name="T4">, </text:span><text:span text:style-name="_3c_persName_3e_">Noblet</text:span><text:span text:style-name="T4">, </text:span><text:span text:style-name="_3c_persName_3e_">Arnald</text:span><text:span text:style-name="T4">, </text:span><text:span text:style-name="_3c_persName_3e_">Desbrosses</text:span><text:span text:style-name="T4">, </text:span><text:span text:style-name="_3c_persName_3e_">Desonets</text:span><text:span text:style-name="T4">, &amp;</text:span><text:span text:style-name="_3c_persName_3e_"> La Pierre</text:span><text:span text:style-name="T4">.</text:span></text:p>
      <text:p text:style-name="P6"/>
      <text:p text:style-name="Text_20_body"><text:span text:style-name="_3c_pb_3e_">9</text:span></text:p>
      <text:p text:style-name="Subtitle">IV. ENTRÉE.</text:p>
      <text:p text:style-name="Text_20_body"><text:span text:style-name="_3c_name_3e_">ALcine</text:span><text:span text:style-name="T4"> allarmée de cét accident, inuoque de nouueau tous</text:span><text:span text:style-name="_3c_name_3e_"> ses Esprits</text:span><text:span text:style-name="T4">, &amp; leur demande secours : Il s'en presente deux à elle, qui font des sauts auec vne force, &amp; vne agilité merueilleuses.</text:span></text:p>
      <text:p text:style-name="Text_20_body"><text:span text:style-name="_3c_name_3e_">Demons agilles</text:span><text:span text:style-name="T4">. </text:span></text:p>
      <text:p text:style-name="Text_20_body"><text:span text:style-name="_3c_persName_3e_">Les Sieurs S. André</text:span><text:span text:style-name="T4">, &amp; </text:span><text:span text:style-name="_3c_persName_3e_">Magny</text:span><text:span text:style-name="T4">.</text:span></text:p>
      <text:p text:style-name="P6"/>
      <text:p text:style-name="Subtitle">V. ENTRÉE.</text:p>
      <text:p text:style-name="Text_20_body"><text:span text:style-name="T4">D'Autres </text:span><text:span text:style-name="_3c_name_3e_">Demons</text:span><text:span text:style-name="T4"> viennent encore, &amp; semblent asseurer la </text:span><text:span text:style-name="_3c_name_3e_">Magicienne</text:span><text:span text:style-name="T4"> qu'ils n'oublieront rien pour son repos.</text:span></text:p>
      <text:p text:style-name="Text_20_body"><text:span text:style-name="T4">Autres </text:span><text:span text:style-name="_3c_name_3e_">Demons Sauteurs</text:span><text:span text:style-name="T4">.</text:span></text:p>
      <text:p text:style-name="Text_20_body"><text:span text:style-name="_3c_persName_3e_">Les Sieurs Tutin</text:span><text:span text:style-name="T4">, </text:span><text:span text:style-name="_3c_persName_3e_">La Brodiere</text:span><text:span text:style-name="T4">, </text:span><text:span text:style-name="_3c_persName_3e_">Pesan</text:span><text:span text:style-name="T4">, &amp; </text:span><text:span text:style-name="_3c_persName_3e_">Bureau</text:span><text:span text:style-name="T4">.</text:span></text:p>
      <text:p text:style-name="P6"/>
      <text:p text:style-name="Text_20_body"><text:span text:style-name="_3c_pb_3e_">10</text:span></text:p>
      <text:p text:style-name="Text_20_body"><text:span text:style-name="T4">MAis à peine commence-t’elle à se rasseurer, qu'elle voit paroistre aupres de </text:span><text:span text:style-name="_3c_name_3e_">Roger</text:span><text:span text:style-name="T4">, &amp; de quelques </text:span><text:span text:style-name="_3c_name_3e_">Cheualiers</text:span><text:span text:style-name="T4"> de sa suitte, la sage </text:span><text:span text:style-name="_3c_name_3e_">Melisse</text:span><text:span text:style-name="T4">, sous la forme d'</text:span><text:span text:style-name="_3c_name_3e_">Atlas</text:span><text:span text:style-name="T4">; elle court aussi-tost pour empescher l’effet de son intention; mais elle arriue trop tard : </text:span><text:span text:style-name="_3c_name_3e_">Melisse</text:span><text:span text:style-name="T4"> a déja mis au doigt de ce braue </text:span><text:span text:style-name="_3c_name_3e_">Cheualier</text:span><text:span text:style-name="T4"> la fameuse bague qui destruit les enchantemens ; lors vn coup de </text:span><text:soft-page-break/><text:span text:style-name="T4">Tonnerre, suiui de plusieurs esclairs, marque la destruction du</text:span><text:span text:style-name="_3c_tech_3e_"> Palais</text:span><text:span text:style-name="T4">, qui est aussi-tost reduit en cendres par vn </text:span><text:span text:style-name="_3c_tech_3e_">Feu d'artifice</text:span><text:span text:style-name="T4">, qui met fin à cette auanture, &amp; aux diuertissemens de l'Isle Enchantée.</text:span></text:p>
      <text:list xml:id="list7152187190359406210" text:style-name="WWNum6">
        <text:list-item>
          <text:p text:style-name="P13"><text:span text:style-name="_3c_name_3e_">Alcine</text:span><text:span text:style-name="T4">. </text:span><text:span text:style-name="_3c_persName_3e_">Madlle du Parc</text:span><text:span text:style-name="T4">.</text:span></text:p>
        </text:list-item>
        <text:list-item>
          <text:p text:style-name="P13"><text:span text:style-name="_3c_name_3e_">Melisse</text:span><text:span text:style-name="T4">. </text:span><text:span text:style-name="_3c_persName_3e_">De Lotge</text:span><text:span text:style-name="T4">.</text:span></text:p>
        </text:list-item>
        <text:list-item>
          <text:p text:style-name="P13"><text:span text:style-name="_3c_name_3e_">Roger.</text:span><text:span text:style-name="T4"> </text:span><text:span text:style-name="_3c_persName_3e_">M. Beauchamp</text:span><text:span text:style-name="T4">.</text:span></text:p>
        </text:list-item>
      </text:list>
      <text:p text:style-name="Text_20_body"><text:span text:style-name="_3c_name_3e_">Cheualiers</text:span><text:span text:style-name="T4">. </text:span><text:span text:style-name="_3c_persName_3e_">Messieurs d'Heureux</text:span><text:span text:style-name="T4">, </text:span><text:span text:style-name="_3c_persName_3e_">Raynal</text:span><text:span text:style-name="T4">, </text:span><text:span text:style-name="_3c_persName_3e_">Du Pron</text:span><text:span text:style-name="T4">, &amp; </text:span><text:span text:style-name="_3c_persName_3e_">Desbrosses</text:span><text:span text:style-name="T4">.</text:span></text:p>
      <text:p text:style-name="Text_20_body"><text:span text:style-name="_3c_name_3e_">Escuyers</text:span><text:span text:style-name="T4">. </text:span><text:span text:style-name="_3c_persName_3e_">Messieurs La Marre</text:span><text:span text:style-name="T4">, </text:span><text:span text:style-name="_3c_persName_3e_">Le Chantre</text:span><text:span text:style-name="T4">, </text:span><text:span text:style-name="_3c_persName_3e_">De Gan</text:span><text:span text:style-name="T4">, &amp; </text:span><text:span text:style-name="_3c_persName_3e_">Mercier</text:span><text:span text:style-name="T4">.</text:span></text:p>
      <text:p text:style-name="Text_20_body"><text:span text:style-name="T4">FIN.</text:span></text:p>
      <text:p text:style-name="P6"/>
      <text:p text:style-name="Text_20_body"><text:span text:style-name="_3c_pb_3e_">1</text:span></text:p>
      <text:list xml:id="list37610679" text:continue-list="list37610569" text:style-name="Outline">
        <text:list-item>
          <text:list>
            <text:list-item>
              <text:h text:style-name="Heading_20_2" text:outline-level="2">LISTE DU DIVERTISSEMENT DE VERSAILLES, ET LES NOMS DE CEVX qui y sont employez.</text:h>
            </text:list-item>
          </text:list>
        </text:list-item>
      </text:list>
      <text:p text:style-name="P6"/>
      <text:list xml:id="list37609685" text:continue-numbering="true" text:style-name="Outline">
        <text:list-item>
          <text:list>
            <text:list-item>
              <text:list>
                <text:list-item>
                  <text:h text:style-name="Heading_20_3" text:outline-level="3">PREMIERE IOVNÉE.</text:h>
                </text:list-item>
              </text:list>
            </text:list-item>
          </text:list>
        </text:list-item>
      </text:list>
      <text:p text:style-name="Text_20_body"><text:span text:style-name="T4">Ce qui paroist de jour :</text:span></text:p>
      <text:p text:style-name="Text_20_body"><text:span text:style-name="_3c_name_3e_">VN HERAVT D’ARMES</text:span><text:span text:style-name="T4">.</text:span></text:p>
      <text:p text:style-name="Text_20_body"><text:span text:style-name="_3c_persName_3e_">Mr Des-Bardins</text:span><text:span text:style-name="T4">.</text:span></text:p>
      <text:p text:style-name="P6"/>
      <text:p text:style-name="Text_20_body"><text:span text:style-name="_3c_persName_3e_">Artagnan</text:span><text:span text:style-name="T4"> </text:span><text:span text:style-name="_3c_name_3e_">Page</text:span> du <text:span text:style-name="_3c_persName_3e_">Roy</text:span><text:span text:style-name="T4">, accompagné de </text:span><text:span text:style-name="_3c_persName_3e_">Gonualin</text:span><text:span text:style-name="T4"> </text:span><text:span text:style-name="_3c_name_3e_">Page</text:span><text:span text:style-name="T4"> de </text:span><text:span text:style-name="_3c_persName_3e_">Monsieur le Duc de S. Aignan</text:span><text:span text:style-name="T4">, &amp; de </text:span><text:span text:style-name="_3c_persName_3e_">Ceton</text:span><text:span text:style-name="T4"> </text:span><text:span text:style-name="_3c_name_3e_">Page</text:span><text:span text:style-name="T4"> de </text:span><text:span text:style-name="_3c_persName_3e_">Monsieur le Duc de Noailles</text:span><text:span text:style-name="T4">.</text:span></text:p>
      <text:p text:style-name="P6"/>
      <text:p text:style-name="Text_20_body"><text:span text:style-name="_3c_pb_3e_">2</text:span></text:p>
      <text:p text:style-name="Text_20_body"><text:span text:style-name="_3c_persName_3e_">Quatre Trompettes</text:span><text:span text:style-name="T4">, &amp; </text:span><text:span text:style-name="_3c_persName_3e_">deux Tymballiers</text:span><text:span text:style-name="T4">.</text:span></text:p>
      <text:p text:style-name="Text_20_body"><text:span text:style-name="T4">Trompettes.</text:span></text:p>
      <text:list xml:id="list3470825077834159701" text:style-name="WWNum7">
        <text:list-item>
          <text:p text:style-name="P14"><text:span text:style-name="_3c_persName_3e_">Beaulieu</text:span><text:span text:style-name="T4">.</text:span></text:p>
        </text:list-item>
        <text:list-item>
          <text:p text:style-name="P14"><text:span text:style-name="_3c_persName_3e_">La Marche</text:span><text:span text:style-name="T4">. </text:span></text:p>
        </text:list-item>
        <text:list-item>
          <text:p text:style-name="P14"><text:span text:style-name="_3c_persName_3e_">Orleans</text:span><text:span text:style-name="T4">.</text:span></text:p>
        </text:list-item>
        <text:list-item>
          <text:p text:style-name="P14"><text:span text:style-name="_3c_persName_3e_">La Fleur</text:span><text:span text:style-name="T4">. </text:span></text:p>
        </text:list-item>
      </text:list>
      <text:p text:style-name="P6"/>
      <text:p text:style-name="Text_20_body"><text:span text:style-name="T4">Tymballiers.</text:span></text:p>
      <text:list xml:id="list7940541306616797323" text:style-name="WWNum8">
        <text:list-item>
          <text:p text:style-name="P15"><text:span text:style-name="_3c_persName_3e_">Louis Desore</text:span><text:span text:style-name="T4">.</text:span></text:p>
        </text:list-item>
        <text:list-item>
          <text:p text:style-name="P15"><text:span text:style-name="_3c_persName_3e_">Saint-Iean</text:span><text:span text:style-name="T4">. </text:span></text:p>
        </text:list-item>
      </text:list>
      <text:p text:style-name="P6"/>
      <text:p text:style-name="Text_20_body"><text:span text:style-name="_3c_name_3e_">Vn Mareschal de Camp</text:span><text:span text:style-name="T4">.</text:span></text:p>
      <text:p text:style-name="Text_20_body"><text:soft-page-break/><text:span text:style-name="_3c_persName_3e_">Monsieur le Duc de S. Aignan</text:span><text:span text:style-name="T4">. </text:span><text:span text:style-name="_3c_name_3e_">Guidon le Sauuage</text:span><text:span text:style-name="T4">. </text:span></text:p>
      <text:p text:style-name="Text_20_body"><text:span text:style-name="_3c_description_3e__20_Car">Couleur blanc, &amp; or, les galands incarnat &amp; noir</text:span><text:span text:style-name="T4">. </text:span></text:p>
      <text:p text:style-name="P6"/>
      <text:p text:style-name="Text_20_body"><text:span text:style-name="_3c_persName_3e_">Huit Trompettes</text:span><text:span text:style-name="T4">, et </text:span><text:span text:style-name="_3c_persName_3e_">deux Tymballiers</text:span><text:span text:style-name="T4">.</text:span></text:p>
      <text:p text:style-name="Text_20_body"><text:span text:style-name="T4">Trompettes.</text:span></text:p>
      <text:list xml:id="list7847005267160840252" text:style-name="WWNum9">
        <text:list-item>
          <text:p text:style-name="P16"><text:span text:style-name="_3c_persName_3e_">Rhodes</text:span>.</text:p>
        </text:list-item>
        <text:list-item>
          <text:p text:style-name="P16"><text:span text:style-name="_3c_persName_3e_">La Chapelle</text:span>.</text:p>
        </text:list-item>
        <text:list-item>
          <text:p text:style-name="P16"><text:span text:style-name="_3c_persName_3e_">Du Pré</text:span>. </text:p>
        </text:list-item>
        <text:list-item>
          <text:p text:style-name="P16"><text:span text:style-name="_3c_persName_3e_">La Salle</text:span>. </text:p>
        </text:list-item>
        <text:list-item>
          <text:p text:style-name="P16"><text:span text:style-name="_3c_persName_3e_">Leger</text:span>.</text:p>
        </text:list-item>
        <text:list-item>
          <text:p text:style-name="P16"><text:span text:style-name="_3c_persName_3e_">La Plaine</text:span>.</text:p>
        </text:list-item>
        <text:list-item>
          <text:p text:style-name="P16"><text:span text:style-name="_3c_persName_3e_">Champagne</text:span>.</text:p>
        </text:list-item>
        <text:list-item>
          <text:p text:style-name="P16"><text:span text:style-name="_3c_persName_3e_">Beaulis</text:span>.</text:p>
        </text:list-item>
      </text:list>
      <text:p text:style-name="P6"/>
      <text:p text:style-name="Text_20_body"><text:span text:style-name="T4">Tymballiers.</text:span></text:p>
      <text:list xml:id="list4717363135463646698" text:style-name="WWNum10">
        <text:list-item>
          <text:p text:style-name="P17"><text:span text:style-name="_3c_persName_3e_">Beaupré</text:span>.</text:p>
        </text:list-item>
        <text:list-item>
          <text:p text:style-name="P17"><text:span text:style-name="_3c_persName_3e_">Iolicoeur</text:span>.</text:p>
        </text:list-item>
      </text:list>
      <text:p text:style-name="P6"/>
      <text:p text:style-name="Text_20_body"><text:span text:style-name="_3c_persName_3e_">LE ROY</text:span><text:span text:style-name="T4">, Representant </text:span><text:span text:style-name="_3c_name_3e_">Roger</text:span><text:span text:style-name="T4">.</text:span></text:p>
      <text:p text:style-name="Text_20_body"><text:span text:style-name="T4">Chef de la Quadrille, </text:span><text:span text:style-name="_3c_description_3e__20_Car">couleur de feu, or &amp; argent</text:span><text:span text:style-name="T4">. </text:span></text:p>
      <text:p text:style-name="P6"/>
      <text:p text:style-name="Text_20_body"><text:span text:style-name="_3c_name_3e_">Vn Iuge des Courses</text:span><text:span text:style-name="T4">.</text:span></text:p>
      <text:p text:style-name="Text_20_body"><text:span text:style-name="_3c_persName_3e_">Monsieur le Duc de Noailles</text:span><text:span text:style-name="T4">. </text:span><text:span text:style-name="_3c_name_3e_">Oger le Danois</text:span><text:span text:style-name="T4">.</text:span></text:p>
      <text:p text:style-name="Text_20_body"><text:span text:style-name="_3c_description_3e__20_Car">Couleur de feu, noir &amp; argent</text:span><text:span text:style-name="T4">. </text:span></text:p>
      <text:p text:style-name="P6"/>
      <text:p text:style-name="Text_20_body"><text:span text:style-name="_3c_pb_3e_">3</text:span></text:p>
      <text:p text:style-name="Text_20_body"><text:span text:style-name="_3c_name_3e_">Cheualiers</text:span><text:span text:style-name="T4">, &amp; leurs couleurs.</text:span></text:p>
      <text:p text:style-name="Text_20_body"><text:span text:style-name="_3c_persName_3e_">Monsieur le Duc</text:span><text:span text:style-name="T4">. </text:span><text:span text:style-name="_3c_name_3e_">Roland</text:span><text:span text:style-name="T4">.</text:span></text:p>
      <text:p text:style-name="Text_20_body"><text:span text:style-name="_3c_description_3e__20_Car">Couleur de feu blanc &amp; argent</text:span><text:span text:style-name="T4">.</text:span></text:p>
      <text:p text:style-name="P6"/>
      <text:p text:style-name="Text_20_body"><text:span text:style-name="_3c_persName_3e_">Monsieur le Duc de Guise</text:span><text:span text:style-name="T4">. </text:span><text:span text:style-name="_3c_name_3e_">Aquilant le noir</text:span><text:span text:style-name="T4">.</text:span></text:p>
      <text:p text:style-name="Text_20_body"><text:span text:style-name="_3c_description_3e__20_Car">Couleur noir &amp; or</text:span><text:span text:style-name="T4">.</text:span></text:p>
      <text:p text:style-name="P6"/>
      <text:p text:style-name="Text_20_body"><text:span text:style-name="_3c_persName_3e_">Monsieur le Comte d’Armagnac</text:span><text:span text:style-name="T4">. </text:span><text:span text:style-name="_3c_name_3e_">Griffon le blanc</text:span><text:span text:style-name="T4">.</text:span></text:p>
      <text:p text:style-name="Text_20_body"><text:soft-page-break/><text:span text:style-name="_3c_description_3e__20_Car">Couleur argent &amp; blanc</text:span><text:span text:style-name="T4">.</text:span></text:p>
      <text:p text:style-name="P6"/>
      <text:p text:style-name="Text_20_body"><text:span text:style-name="_3c_persName_3e_">Monsieur le Duc de Foix</text:span><text:span text:style-name="T4">. </text:span><text:span text:style-name="_3c_name_3e_">Renaut</text:span><text:span text:style-name="T4">.</text:span></text:p>
      <text:p text:style-name="Text_20_body"><text:span text:style-name="_3c_description_3e__20_Car">Couleur incarnat, or &amp; argent</text:span><text:span text:style-name="T4">. </text:span></text:p>
      <text:p text:style-name="P6"/>
      <text:p text:style-name="Text_20_body"><text:span text:style-name="_3c_persName_3e_">Monsieur le Duc de Coaslin</text:span><text:span text:style-name="T4">. </text:span><text:span text:style-name="_3c_name_3e_">Dudon</text:span><text:span text:style-name="T4">.</text:span></text:p>
      <text:p text:style-name="Text_20_body"><text:span text:style-name="_3c_description_3e__20_Car">Couleur vert, blanc, &amp; argent</text:span><text:span text:style-name="T4">. </text:span></text:p>
      <text:p text:style-name="P6"/>
      <text:p text:style-name="Text_20_body"><text:span text:style-name="_3c_persName_3e_">Monsieur le Comte du Lude</text:span><text:span text:style-name="T4">. </text:span><text:span text:style-name="_3c_name_3e_">Astolphe</text:span><text:span text:style-name="T4">.</text:span></text:p>
      <text:p text:style-name="Text_20_body"><text:span text:style-name="_3c_description_3e__20_Car">Couleur incarnat, blanc, &amp; argent</text:span><text:span text:style-name="T4">.</text:span></text:p>
      <text:p text:style-name="P6"/>
      <text:p text:style-name="Text_20_body"><text:span text:style-name="_3c_persName_3e_">Monsieur le Marquis de Soyecourt</text:span><text:span text:style-name="T4">. </text:span><text:span text:style-name="_3c_name_3e_">Oliuier</text:span><text:span text:style-name="T4">.</text:span></text:p>
      <text:p text:style-name="Text_20_body"><text:span text:style-name="_3c_description_3e__20_Car">Couleur bleu, blanc, &amp; argent</text:span><text:span text:style-name="T4">.</text:span></text:p>
      <text:p text:style-name="P6"/>
      <text:p text:style-name="Text_20_body"><text:span text:style-name="_3c_persName_3e_">Monsieur le Marquis de Villequiert</text:span><text:span text:style-name="T4">. </text:span><text:span text:style-name="_3c_name_3e_">Richardet</text:span><text:span text:style-name="T4">.</text:span></text:p>
      <text:p text:style-name="Text_20_body"><text:span text:style-name="_3c_description_3e__20_Car">Couleur bleu, or &amp; argent</text:span><text:span text:style-name="T4">. </text:span></text:p>
      <text:p text:style-name="P6"/>
      <text:p text:style-name="Text_20_body"><text:span text:style-name="_3c_pb_3e_">4</text:span></text:p>
      <text:p text:style-name="Text_20_body"><text:span text:style-name="_3c_persName_3e_">Monsieur le Marquis d’Humieres</text:span><text:span text:style-name="T4">. </text:span><text:span text:style-name="_3c_name_3e_">Ariodant</text:span><text:span text:style-name="T4">.</text:span></text:p>
      <text:p text:style-name="Text_20_body"><text:span text:style-name="_3c_description_3e__20_Car">Couleur de chair, blanc, &amp; argent</text:span><text:span text:style-name="T4">.</text:span></text:p>
      <text:p text:style-name="P6"/>
      <text:p text:style-name="Text_20_body"><text:span text:style-name="_3c_persName_3e_">Monsieur le Marquis de la Valliere</text:span><text:span text:style-name="T4">. </text:span><text:span text:style-name="_3c_name_3e_">Zerbin</text:span><text:span text:style-name="T4">.</text:span></text:p>
      <text:p text:style-name="Text_20_body"><text:span text:style-name="_3c_description_3e__20_Car">Couleur gris de Lin, blanc &amp; argent</text:span><text:span text:style-name="T4">.</text:span></text:p>
      <text:p text:style-name="P6"/>
      <text:p text:style-name="Text_20_body"><text:span text:style-name="_3c_name_3e_">APOLLON</text:span><text:span text:style-name="T4">, sur </text:span><text:span text:style-name="_3c_tech_3e_">vn Char</text:span><text:span text:style-name="T4">. </text:span><text:span text:style-name="_3c_persName_3e_">La Grange</text:span><text:span text:style-name="T4">. </text:span></text:p>
      <text:p text:style-name="Text_20_body"><text:span text:style-name="_3c_name_3e_">LE TEMPS</text:span><text:span text:style-name="T4">, menant </text:span><text:span text:style-name="_3c_tech_3e_">le Char</text:span><text:span text:style-name="T4"> d’</text:span><text:span text:style-name="_3c_name_3e_">Apollon</text:span><text:span text:style-name="T4">. </text:span><text:span text:style-name="_3c_persName_3e_">Millet</text:span><text:span text:style-name="T4">. </text:span></text:p>
      <text:p text:style-name="P6"/>
      <text:p text:style-name="Text_20_body"><text:span text:style-name="_3c_name_3e_">Les quatre Siecles</text:span><text:span text:style-name="T4">.</text:span></text:p>
      <text:list xml:id="list3450808494060379120" text:style-name="WWNum11">
        <text:list-item>
          <text:p text:style-name="P18"><text:span text:style-name="_3c_name_3e_">Siecle d’Airain</text:span><text:span text:style-name="T4">. </text:span><text:span text:style-name="_3c_persName_3e_">Madlle de Brie</text:span><text:span text:style-name="T4">.</text:span></text:p>
        </text:list-item>
        <text:list-item>
          <text:p text:style-name="P18"><text:span text:style-name="_3c_name_3e_">Siecle d’Or</text:span><text:span text:style-name="T4">. </text:span><text:span text:style-name="_3c_persName_3e_">Madlle de Moliere</text:span><text:span text:style-name="T4">. </text:span></text:p>
        </text:list-item>
        <text:list-item>
          <text:p text:style-name="P18"><text:span text:style-name="_3c_name_3e_">Siecle d’Argent</text:span><text:span text:style-name="T4">. </text:span><text:span text:style-name="_3c_persName_3e_">Hubert</text:span><text:span text:style-name="T4">. </text:span></text:p>
        </text:list-item>
        <text:list-item>
          <text:p text:style-name="P18"><text:span text:style-name="_3c_name_3e_">Siecle de Fer</text:span><text:span text:style-name="T4">. </text:span><text:span text:style-name="_3c_persName_3e_">Du Croisy</text:span><text:span text:style-name="T4">. </text:span></text:p>
        </text:list-item>
      </text:list>
      <text:p text:style-name="P6"/>
      <text:p text:style-name="Text_20_body"><text:span text:style-name="_3c_name_3e_">Les douze Heures</text:span><text:span text:style-name="T4">. </text:span></text:p>
      <text:list xml:id="list1253552833934140182" text:style-name="WWNum12">
        <text:list-item>
          <text:p text:style-name="P19"><text:soft-page-break/><text:span text:style-name="_3c_persName_3e_">Souuille</text:span><text:span text:style-name="T4">. </text:span></text:p>
        </text:list-item>
        <text:list-item>
          <text:p text:style-name="P19"><text:span text:style-name="_3c_persName_3e_">Paysan</text:span><text:span text:style-name="T4">. </text:span></text:p>
        </text:list-item>
        <text:list-item>
          <text:p text:style-name="P19"><text:span text:style-name="_3c_persName_3e_">La Marre</text:span><text:span text:style-name="T4">. </text:span></text:p>
        </text:list-item>
        <text:list-item>
          <text:p text:style-name="P19"><text:span text:style-name="_3c_persName_3e_">Pesan</text:span><text:span text:style-name="T4">. </text:span></text:p>
        </text:list-item>
        <text:list-item>
          <text:p text:style-name="P19"><text:span text:style-name="_3c_persName_3e_">De Lorge</text:span><text:span text:style-name="T4">. </text:span></text:p>
        </text:list-item>
        <text:list-item>
          <text:p text:style-name="P19"><text:span text:style-name="_3c_persName_3e_">De Gan</text:span><text:span text:style-name="T4">. </text:span></text:p>
        </text:list-item>
        <text:list-item>
          <text:p text:style-name="P19"><text:span text:style-name="_3c_persName_3e_">Magny</text:span><text:span text:style-name="T4">.</text:span></text:p>
        </text:list-item>
        <text:list-item>
          <text:p text:style-name="P19"><text:span text:style-name="_3c_persName_3e_">Mançeau</text:span><text:span text:style-name="T4">.</text:span></text:p>
        </text:list-item>
        <text:list-item>
          <text:p text:style-name="P19"><text:span text:style-name="_3c_persName_3e_">Ioubert</text:span><text:span text:style-name="T4">.</text:span></text:p>
        </text:list-item>
        <text:list-item>
          <text:p text:style-name="P19"><text:span text:style-name="_3c_persName_3e_">Noblet</text:span><text:span text:style-name="T4">.</text:span></text:p>
        </text:list-item>
        <text:list-item>
          <text:p text:style-name="P19"><text:span text:style-name="_3c_persName_3e_">Arnald</text:span><text:span text:style-name="T4">.</text:span></text:p>
        </text:list-item>
        <text:list-item>
          <text:p text:style-name="P19"><text:span text:style-name="_3c_persName_3e_">Desonets</text:span><text:span text:style-name="T4">.</text:span></text:p>
        </text:list-item>
      </text:list>
      <text:p text:style-name="P6"/>
      <text:p text:style-name="Text_20_body"><text:span text:style-name="_3c_pb_3e_">5</text:span></text:p>
      <text:p text:style-name="Text_20_body"><text:span text:style-name="_3c_name_3e_">Les douze Signes du Zodiaque</text:span><text:span text:style-name="T4">.</text:span></text:p>
      <text:list xml:id="list2363221252423818005" text:style-name="WWNum13">
        <text:list-item>
          <text:p text:style-name="P20"><text:span text:style-name="_3c_persName_3e_">Beauchamp</text:span><text:span text:style-name="T4">. </text:span></text:p>
        </text:list-item>
        <text:list-item>
          <text:p text:style-name="P20"><text:span text:style-name="_3c_persName_3e_">D’Heureux</text:span><text:span text:style-name="T4">. </text:span></text:p>
        </text:list-item>
        <text:list-item>
          <text:p text:style-name="P20"><text:span text:style-name="_3c_persName_3e_">Raynal</text:span><text:span text:style-name="T4">. </text:span></text:p>
        </text:list-item>
        <text:list-item>
          <text:p text:style-name="P20"><text:span text:style-name="_3c_persName_3e_">Des-Airs l’aisné</text:span><text:span text:style-name="T4">. </text:span></text:p>
        </text:list-item>
        <text:list-item>
          <text:p text:style-name="P20"><text:span text:style-name="_3c_persName_3e_">Chicanneau</text:span><text:span text:style-name="T4">. </text:span></text:p>
        </text:list-item>
        <text:list-item>
          <text:p text:style-name="P20"><text:span text:style-name="_3c_persName_3e_">Le Chantre</text:span><text:span text:style-name="T4">. </text:span></text:p>
        </text:list-item>
        <text:list-item>
          <text:p text:style-name="P20"><text:span text:style-name="_3c_persName_3e_">Des-Airs le second</text:span><text:span text:style-name="T4">.</text:span></text:p>
        </text:list-item>
        <text:list-item>
          <text:p text:style-name="P20"><text:span text:style-name="_3c_persName_3e_">Du Pron</text:span><text:span text:style-name="T4">.</text:span></text:p>
        </text:list-item>
        <text:list-item>
          <text:p text:style-name="P20"><text:span text:style-name="_3c_persName_3e_">Mercier</text:span><text:span text:style-name="T4">.</text:span></text:p>
        </text:list-item>
        <text:list-item>
          <text:p text:style-name="P20"><text:span text:style-name="_3c_persName_3e_">Balthazard</text:span><text:span text:style-name="T4">.</text:span></text:p>
        </text:list-item>
        <text:list-item>
          <text:p text:style-name="P20"><text:span text:style-name="_3c_persName_3e_">S. André</text:span><text:span text:style-name="T4">.</text:span></text:p>
        </text:list-item>
        <text:list-item>
          <text:p text:style-name="P20"><text:span text:style-name="_3c_persName_3e_">Des-Brosses</text:span><text:span text:style-name="T4">.</text:span></text:p>
        </text:list-item>
      </text:list>
      <text:p text:style-name="P69"/>
      <text:p text:style-name="Text_20_body"><text:span text:style-name="_3c_name_3e_">Vnze Pages</text:span><text:span text:style-name="T4"> </text:span><text:span text:style-name="_3c_description_3e__20_Car">vestus de la couleur de leur Maistres, dont ils portent la Lance, &amp; l’Escu de leur Deuise</text:span><text:span text:style-name="T4">. </text:span></text:p>
      <text:list xml:id="list5409717768563370112" text:style-name="WWNum14">
        <text:list-item>
          <text:p text:style-name="P21"><text:span text:style-name="_3c_persName_3e_">Blancas</text:span><text:span text:style-name="T4">. De </text:span><text:span text:style-name="_3c_persName_3e_">Monsieur le Duc</text:span><text:span text:style-name="T4">.</text:span></text:p>
        </text:list-item>
        <text:list-item>
          <text:p text:style-name="P21"><text:span text:style-name="_3c_persName_3e_">D’arrac</text:span><text:span text:style-name="T4">. De </text:span><text:span text:style-name="_3c_persName_3e_">Monsieur de Guise</text:span><text:span text:style-name="T4">.</text:span></text:p>
        </text:list-item>
        <text:list-item>
          <text:p text:style-name="P21"><text:span text:style-name="_3c_persName_3e_">De Forgues</text:span><text:span text:style-name="T4">. De </text:span><text:span text:style-name="_3c_persName_3e_">Monsieur d’Armagnac</text:span><text:span text:style-name="T4">.</text:span></text:p>
        </text:list-item>
        <text:list-item>
          <text:p text:style-name="P21"><text:span text:style-name="_3c_persName_3e_">Mont-plaisir</text:span><text:span text:style-name="T4">. De </text:span><text:span text:style-name="_3c_persName_3e_">Monsieur le Duc de foix</text:span><text:span text:style-name="T4">.</text:span></text:p>
        </text:list-item>
        <text:list-item>
          <text:p text:style-name="P21"><text:soft-page-break/><text:span text:style-name="_3c_persName_3e_">Maslou</text:span><text:span text:style-name="T4">. De </text:span><text:span text:style-name="_3c_persName_3e_">Monsieur le Duc de Coaslin</text:span><text:span text:style-name="T4">.</text:span></text:p>
        </text:list-item>
        <text:list-item>
          <text:p text:style-name="P21"><text:span text:style-name="_3c_persName_3e_">Combrou</text:span><text:span text:style-name="T4">. De </text:span><text:span text:style-name="_3c_persName_3e_">Monsieur le Comte du Lude</text:span><text:span text:style-name="T4">. </text:span></text:p>
        </text:list-item>
        <text:list-item>
          <text:p text:style-name="P21"><text:span text:style-name="_3c_persName_3e_">La Borde</text:span><text:span text:style-name="T4">. De </text:span><text:span text:style-name="_3c_persName_3e_">Monsieur de Marsillac</text:span><text:span text:style-name="T4">.</text:span></text:p>
        </text:list-item>
        <text:list-item>
          <text:p text:style-name="P21"><text:span text:style-name="_3c_persName_3e_">Hericour</text:span><text:span text:style-name="T4">. De </text:span><text:span text:style-name="_3c_persName_3e_">Monsieur de Soyecourt</text:span><text:span text:style-name="T4">.</text:span></text:p>
        </text:list-item>
        <text:list-item>
          <text:p text:style-name="P21"><text:span text:style-name="_3c_persName_3e_">Mespas</text:span><text:span text:style-name="T4">. De </text:span><text:span text:style-name="_3c_persName_3e_">Monsieur de Villequiert</text:span><text:span text:style-name="T4">.</text:span></text:p>
        </text:list-item>
        <text:list-item>
          <text:p text:style-name="P21"><text:span text:style-name="_3c_persName_3e_">Rimberlieu</text:span><text:span text:style-name="T4">. De </text:span><text:span text:style-name="_3c_persName_3e_">Monsieur d’Humieres</text:span><text:span text:style-name="T4">.</text:span></text:p>
        </text:list-item>
        <text:list-item>
          <text:p text:style-name="P21"><text:span text:style-name="_3c_persName_3e_">S. André</text:span><text:span text:style-name="T4">. De </text:span><text:span text:style-name="_3c_persName_3e_">Monsieur de la Valliere</text:span><text:span text:style-name="T4">. </text:span></text:p>
        </text:list-item>
      </text:list>
      <text:p text:style-name="P6"/>
      <text:p text:style-name="Text_20_body"><text:span text:style-name="_3c_pb_3e_">6</text:span></text:p>
      <text:p text:style-name="Text_20_body"><text:span text:style-name="_3c_name_3e_">Vingt Pasteur</text:span><text:span text:style-name="T4">, Ouuriers portant la Barriere. </text:span></text:p>
      <text:list xml:id="list3910456222174478408" text:style-name="WWNum15">
        <text:list-item>
          <text:p text:style-name="P22"><text:span text:style-name="_3c_persName_3e_">Petit</text:span><text:span text:style-name="T4">. </text:span></text:p>
        </text:list-item>
        <text:list-item>
          <text:p text:style-name="P22"><text:span text:style-name="_3c_persName_3e_">Trouuain</text:span><text:span text:style-name="T4">, le Charon. </text:span></text:p>
        </text:list-item>
        <text:list-item>
          <text:p text:style-name="P22"><text:span text:style-name="_3c_persName_3e_">Blaise</text:span><text:span text:style-name="T4">. </text:span></text:p>
        </text:list-item>
        <text:list-item>
          <text:p text:style-name="P22"><text:span text:style-name="_3c_persName_3e_">La Place</text:span><text:span text:style-name="T4">. </text:span></text:p>
        </text:list-item>
        <text:list-item>
          <text:p text:style-name="P22"><text:span text:style-name="_3c_persName_3e_">Basin l’aisné</text:span><text:span text:style-name="T4">. </text:span></text:p>
        </text:list-item>
        <text:list-item>
          <text:p text:style-name="P22"><text:span text:style-name="_3c_persName_3e_">Basin le cadet</text:span><text:span text:style-name="T4">. </text:span></text:p>
        </text:list-item>
        <text:list-item>
          <text:p text:style-name="P22"><text:span text:style-name="_3c_persName_3e_">Iean de Flandres</text:span><text:span text:style-name="T4">. </text:span></text:p>
        </text:list-item>
        <text:list-item>
          <text:p text:style-name="P22"><text:span text:style-name="_3c_persName_3e_">Lionnois</text:span><text:span text:style-name="T4">. </text:span></text:p>
        </text:list-item>
        <text:list-item>
          <text:p text:style-name="P22"><text:span text:style-name="_3c_persName_3e_">S. Paul</text:span><text:span text:style-name="T4">. </text:span></text:p>
        </text:list-item>
        <text:list-item>
          <text:p text:style-name="P22"><text:span text:style-name="_3c_persName_3e_">Paul</text:span><text:span text:style-name="T4">.</text:span></text:p>
        </text:list-item>
        <text:list-item>
          <text:p text:style-name="P22"><text:span text:style-name="_3c_persName_3e_">Giraut</text:span><text:span text:style-name="T4">.</text:span></text:p>
        </text:list-item>
        <text:list-item>
          <text:p text:style-name="P22"><text:span text:style-name="_3c_persName_3e_">Maheu</text:span><text:span text:style-name="T4">.</text:span></text:p>
        </text:list-item>
        <text:list-item>
          <text:p text:style-name="P22"><text:span text:style-name="_3c_persName_3e_">Tartaille</text:span><text:span text:style-name="T4">.</text:span></text:p>
        </text:list-item>
        <text:list-item>
          <text:p text:style-name="P22"><text:span text:style-name="_3c_persName_3e_">Rambure</text:span><text:span text:style-name="T4">.</text:span></text:p>
        </text:list-item>
        <text:list-item>
          <text:p text:style-name="P22"><text:span text:style-name="_3c_persName_3e_">Dauphin</text:span><text:span text:style-name="T4">.</text:span></text:p>
        </text:list-item>
        <text:list-item>
          <text:p text:style-name="P22"><text:span text:style-name="_3c_persName_3e_">Antoine</text:span><text:span text:style-name="T4">.</text:span></text:p>
        </text:list-item>
        <text:list-item>
          <text:p text:style-name="P22"><text:span text:style-name="_3c_persName_3e_">Iumel le Menuisier</text:span><text:span text:style-name="T4">.</text:span></text:p>
        </text:list-item>
        <text:list-item>
          <text:p text:style-name="P22"><text:span text:style-name="_3c_persName_3e_">Iumel le Sculpteur</text:span><text:span text:style-name="T4">.</text:span></text:p>
        </text:list-item>
      </text:list>
      <text:p text:style-name="P6"/>
      <text:p text:style-name="Text_20_body"><text:span text:style-name="T4">Ce qui paroist de </text:span><text:span text:style-name="_3c_date_3e_"><office:annotation office:name="__Annotation__2297_1103417618"><dc:creator>Windows User</dc:creator><dc:date>2020-03-13T14:32:00.33</dc:date><textooo:sender-initials>WU</textooo:sender-initials><text:p>Balisage moment journée ?</text:p></office:annotation></text:span><text:span text:style-name="_3c_date_3e_">Nuict</text:span><office:annotation-end office:name="__Annotation__2297_1103417618"/><text:span text:style-name="T4">.</text:span></text:p>
      <text:p text:style-name="Text_20_body"><text:span text:style-name="_3c_name_3e_">LE PRINTEMPS</text:span><text:span text:style-name="T4">, monté sur vn cheual d’Espagne.</text:span></text:p>
      <text:p text:style-name="Text_20_body"><text:span text:style-name="_3c_persName_3e_">Madlle du Parc</text:span><text:span text:style-name="T4">. </text:span></text:p>
      <text:p text:style-name="Text_20_body"><text:span text:style-name="T4">Douze de sa suite.</text:span></text:p>
      <text:p text:style-name="Text_20_body"><text:span text:style-name="_3c_name_3e_">Officiers du gobelet</text:span><text:span text:style-name="T4">.</text:span></text:p>
      <text:list xml:id="list2038159130034248590" text:style-name="WWNum16">
        <text:list-item>
          <text:p text:style-name="P23"><text:soft-page-break/><text:span text:style-name="_3c_persName_3e_">L’Azure</text:span><text:span text:style-name="T4">.</text:span></text:p>
        </text:list-item>
        <text:list-item>
          <text:p text:style-name="P23"><text:span text:style-name="_3c_persName_3e_">Lienard</text:span><text:span text:style-name="T4">.</text:span></text:p>
        </text:list-item>
        <text:list-item>
          <text:p text:style-name="P23"><text:span text:style-name="_3c_persName_3e_">Coyrin</text:span><text:span text:style-name="T4">.</text:span></text:p>
        </text:list-item>
        <text:list-item>
          <text:p text:style-name="P23"><text:span text:style-name="_3c_persName_3e_">De Pille</text:span><text:span text:style-name="T4">.</text:span></text:p>
        </text:list-item>
        <text:list-item>
          <text:p text:style-name="P23"><text:span text:style-name="_3c_persName_3e_">Iennesson</text:span><text:span text:style-name="T4">.</text:span></text:p>
        </text:list-item>
      </text:list>
      <text:p text:style-name="Text_20_body"><text:span text:style-name="_3c_name_3e_">Grands Valets de pied</text:span><text:span text:style-name="T4">.</text:span></text:p>
      <text:list xml:id="list1994757558694884064" text:style-name="WWNum17">
        <text:list-item>
          <text:p text:style-name="P24"><text:span text:style-name="_3c_persName_3e_">Hurlot</text:span><text:span text:style-name="T4">.</text:span></text:p>
        </text:list-item>
        <text:list-item>
          <text:p text:style-name="P24"><text:span text:style-name="_3c_persName_3e_">Contaut</text:span><text:span text:style-name="T4">.</text:span></text:p>
        </text:list-item>
        <text:list-item>
          <text:p text:style-name="P24"><text:span text:style-name="_3c_persName_3e_">Mongin</text:span><text:span text:style-name="T4">. </text:span></text:p>
        </text:list-item>
      </text:list>
      <text:p text:style-name="P69"/>
      <text:p text:style-name="Text_20_body"><text:span text:style-name="_3c_pb_3e_">7</text:span></text:p>
      <text:p text:style-name="Text_20_body"><text:span text:style-name="_3c_name_3e_">Petits Valets de pied</text:span></text:p>
      <text:list xml:id="list6179818600004628100" text:style-name="WWNum18">
        <text:list-item>
          <text:p text:style-name="P25"><text:span text:style-name="_3c_persName_3e_">Renaudin</text:span><text:span text:style-name="T4">.</text:span></text:p>
        </text:list-item>
        <text:list-item>
          <text:p text:style-name="P25"><text:span text:style-name="_3c_persName_3e_">Ioannet</text:span><text:span text:style-name="T4">.</text:span></text:p>
        </text:list-item>
        <text:list-item>
          <text:p text:style-name="P25"><text:span text:style-name="_3c_persName_3e_">Pierrot</text:span><text:span text:style-name="T4">.</text:span></text:p>
        </text:list-item>
        <text:list-item>
          <text:p text:style-name="P25"><text:span text:style-name="_3c_persName_3e_">Le Noble</text:span><text:span text:style-name="T4">.</text:span></text:p>
        </text:list-item>
      </text:list>
      <text:p text:style-name="P6"/>
      <text:p text:style-name="Text_20_body"><text:span text:style-name="_3c_name_3e_">L’ESTÉ</text:span><text:span text:style-name="T4">, monté sur vn Elephant.</text:span></text:p>
      <text:p text:style-name="Text_20_body"><text:span text:style-name="_3c_persName_3e_">Du Parc</text:span><text:span text:style-name="T4">. </text:span></text:p>
      <text:p text:style-name="Text_20_body"><text:span text:style-name="T4">Douze de sa suite.</text:span></text:p>
      <text:p text:style-name="Text_20_body"><text:span text:style-name="_3c_name_3e_">Officiers du gobelet</text:span><text:span text:style-name="T4">.</text:span></text:p>
      <text:list xml:id="list3390983457513841498" text:style-name="WWNum19">
        <text:list-item>
          <text:p text:style-name="P26"><text:span text:style-name="_3c_persName_3e_">Guichon</text:span><text:span text:style-name="T4">.</text:span></text:p>
        </text:list-item>
        <text:list-item>
          <text:p text:style-name="P26"><text:span text:style-name="_3c_persName_3e_">Cleiret</text:span><text:span text:style-name="T4">.</text:span></text:p>
        </text:list-item>
        <text:list-item>
          <text:p text:style-name="P26"><text:span text:style-name="_3c_persName_3e_">Vendelle</text:span><text:span text:style-name="T4">.</text:span></text:p>
        </text:list-item>
        <text:list-item>
          <text:p text:style-name="P26"><text:span text:style-name="_3c_persName_3e_">La Boire</text:span><text:span text:style-name="T4">.</text:span></text:p>
        </text:list-item>
        <text:list-item>
          <text:p text:style-name="P26"><text:span text:style-name="_3c_persName_3e_">Roseau</text:span><text:span text:style-name="T4">.</text:span></text:p>
        </text:list-item>
      </text:list>
      <text:p text:style-name="Text_20_body"><text:span text:style-name="_3c_name_3e_">Grands Valets de pied</text:span><text:span text:style-name="T4">.</text:span></text:p>
      <text:list xml:id="list5955190132141199389" text:style-name="WWNum20">
        <text:list-item>
          <text:p text:style-name="P27"><text:span text:style-name="_3c_persName_3e_">La Rose</text:span><text:span text:style-name="T4">.</text:span></text:p>
        </text:list-item>
        <text:list-item>
          <text:p text:style-name="P27"><text:span text:style-name="_3c_persName_3e_">Pernaut</text:span><text:span text:style-name="T4">.</text:span></text:p>
        </text:list-item>
        <text:list-item>
          <text:p text:style-name="P27"><text:span text:style-name="_3c_persName_3e_">La Chapelle</text:span><text:span text:style-name="T4">.</text:span></text:p>
        </text:list-item>
        <text:list-item>
          <text:p text:style-name="P27"><text:span text:style-name="_3c_persName_3e_">Du Pré</text:span><text:span text:style-name="T4">.</text:span></text:p>
        </text:list-item>
      </text:list>
      <text:p text:style-name="Text_20_body"><text:span text:style-name="_3c_name_3e_">Petis Valets de pied</text:span><text:span text:style-name="T4">.</text:span></text:p>
      <text:list xml:id="list4009764948219043897" text:style-name="WWNum21">
        <text:list-item>
          <text:p text:style-name="P28"><text:span text:style-name="_3c_persName_3e_">Courtille</text:span><text:span text:style-name="T4">.</text:span></text:p>
        </text:list-item>
        <text:list-item>
          <text:p text:style-name="P28"><text:span text:style-name="_3c_persName_3e_">La Fleu</text:span><text:span text:style-name="T4">.</text:span></text:p>
        </text:list-item>
        <text:list-item>
          <text:p text:style-name="P28"><text:soft-page-break/><text:span text:style-name="_3c_persName_3e_">Arnauld</text:span><text:span text:style-name="T4">.</text:span></text:p>
        </text:list-item>
      </text:list>
      <text:p text:style-name="P6"/>
      <text:p text:style-name="Text_20_body"><text:span text:style-name="_3c_name_3e_">L’AVTOMNE</text:span><text:span text:style-name="T4">, montée sur vn Chameau.</text:span></text:p>
      <text:p text:style-name="Text_20_body"><text:span text:style-name="_3c_persName_3e_">La Thorilliere</text:span><text:span text:style-name="T4">.</text:span></text:p>
      <text:p text:style-name="Text_20_body"><text:span text:style-name="T4">Douze de sa suite.</text:span></text:p>
      <text:p text:style-name="Text_20_body"><text:span text:style-name="_3c_name_3e_">Officiers du Gobelet</text:span><text:span text:style-name="T4">.</text:span></text:p>
      <text:list xml:id="list6252900485415720964" text:style-name="WWNum23">
        <text:list-item>
          <text:p text:style-name="P29"><text:span text:style-name="_3c_persName_3e_">Fontenelle</text:span><text:span text:style-name="T4">.</text:span></text:p>
        </text:list-item>
        <text:list-item>
          <text:p text:style-name="P29"><text:span text:style-name="_3c_persName_3e_">Iemarie</text:span><text:span text:style-name="T4">.</text:span></text:p>
        </text:list-item>
        <text:list-item>
          <text:p text:style-name="P29"><text:span text:style-name="_3c_persName_3e_">Amiot</text:span><text:span text:style-name="T4">.</text:span></text:p>
        </text:list-item>
        <text:list-item>
          <text:p text:style-name="P29"><text:span text:style-name="_3c_persName_3e_">Mettayer</text:span><text:span text:style-name="T4">.</text:span></text:p>
        </text:list-item>
        <text:list-item>
          <text:p text:style-name="P29"><text:span text:style-name="_3c_persName_3e_">Bourru</text:span><text:span text:style-name="T4">.</text:span></text:p>
        </text:list-item>
      </text:list>
      <text:p text:style-name="P6"/>
      <text:p text:style-name="Text_20_body"><text:span text:style-name="_3c_pb_3e_">8</text:span></text:p>
      <text:p text:style-name="Text_20_body"><text:span text:style-name="_3c_name_3e_">Grands Valets de pied</text:span><text:span text:style-name="T4">.</text:span></text:p>
      <text:list xml:id="list3219344580900738025" text:style-name="WWNum22">
        <text:list-item>
          <text:p text:style-name="P30"><text:span text:style-name="_3c_persName_3e_">Langlois l’aisné</text:span><text:span text:style-name="T4">.</text:span></text:p>
        </text:list-item>
        <text:list-item>
          <text:p text:style-name="P30"><text:span text:style-name="_3c_persName_3e_">Langlois le cadet</text:span><text:span text:style-name="T4">.</text:span></text:p>
        </text:list-item>
        <text:list-item>
          <text:p text:style-name="P30"><text:span text:style-name="_3c_persName_3e_">Boulanger</text:span><text:span text:style-name="T4">.</text:span></text:p>
        </text:list-item>
      </text:list>
      <text:p text:style-name="Text_20_body"><text:span text:style-name="_3c_name_3e_">Petits Valets de pied</text:span><text:span text:style-name="T4">.</text:span></text:p>
      <text:list xml:id="list4977485242083283983" text:style-name="WWNum24">
        <text:list-item>
          <text:p text:style-name="P31"><text:span text:style-name="_3c_persName_3e_">La Ieunesse</text:span><text:span text:style-name="T4">.</text:span></text:p>
        </text:list-item>
        <text:list-item>
          <text:p text:style-name="P31"><text:span text:style-name="_3c_persName_3e_">Lambelot</text:span><text:span text:style-name="T4">.</text:span></text:p>
        </text:list-item>
        <text:list-item>
          <text:p text:style-name="P31"><text:span text:style-name="_3c_persName_3e_">Butin</text:span><text:span text:style-name="T4">.</text:span></text:p>
        </text:list-item>
        <text:list-item>
          <text:p text:style-name="P31"><text:span text:style-name="_3c_persName_3e_">Le Lieure</text:span><text:span text:style-name="T4">. </text:span></text:p>
        </text:list-item>
      </text:list>
      <text:p text:style-name="P6"/>
      <text:p text:style-name="Text_20_body"><text:span text:style-name="_3c_name_3e_">L’HYVER</text:span><text:span text:style-name="T4">, monté sur vn Ours.</text:span></text:p>
      <text:p text:style-name="Text_20_body"><text:span text:style-name="_3c_persName_3e_">Bejart</text:span><text:span text:style-name="T4">.</text:span></text:p>
      <text:p text:style-name="Text_20_body"><text:span text:style-name="T4">Douze de sa suite.</text:span></text:p>
      <text:p text:style-name="Text_20_body"><text:span text:style-name="_3c_name_3e_">Officiers du gobelet</text:span><text:span text:style-name="T4">.</text:span></text:p>
      <text:list xml:id="list9162599216275871589" text:style-name="WWNum25">
        <text:list-item>
          <text:p text:style-name="P32"><text:span text:style-name="_3c_persName_3e_">Bigot</text:span><text:span text:style-name="T4">.</text:span></text:p>
        </text:list-item>
        <text:list-item>
          <text:p text:style-name="P32"><text:span text:style-name="_3c_persName_3e_">Le Roy</text:span><text:span text:style-name="T4">.</text:span></text:p>
        </text:list-item>
        <text:list-item>
          <text:p text:style-name="P32"><text:span text:style-name="_3c_persName_3e_">André</text:span><text:span text:style-name="T4">. </text:span></text:p>
        </text:list-item>
        <text:list-item>
          <text:p text:style-name="P32"><text:span text:style-name="_3c_persName_3e_">Laloin</text:span><text:span text:style-name="T4">.</text:span></text:p>
        </text:list-item>
        <text:list-item>
          <text:p text:style-name="P32"><text:span text:style-name="_3c_persName_3e_">Breuet</text:span><text:span text:style-name="T4">.</text:span></text:p>
        </text:list-item>
      </text:list>
      <text:p text:style-name="Text_20_body"><text:span text:style-name="_3c_name_3e_">Grands Valets de pied</text:span><text:span text:style-name="T4">.</text:span></text:p>
      <text:list xml:id="list37613814" text:continue-numbering="true" text:style-name="WWNum25">
        <text:list-item>
          <text:p text:style-name="P32"><text:span text:style-name="_3c_persName_3e_">Palluau</text:span><text:span text:style-name="T4">.</text:span></text:p>
        </text:list-item>
        <text:list-item>
          <text:p text:style-name="P32"><text:soft-page-break/><text:span text:style-name="_3c_persName_3e_">Verdelet</text:span><text:span text:style-name="T4">.</text:span></text:p>
        </text:list-item>
        <text:list-item>
          <text:p text:style-name="P32"><text:span text:style-name="_3c_persName_3e_">Morisque</text:span><text:span text:style-name="T4">.</text:span></text:p>
        </text:list-item>
      </text:list>
      <text:p text:style-name="Text_20_body"><text:span text:style-name="_3c_name_3e_">Petits Valets de pied</text:span><text:span text:style-name="T4">.</text:span></text:p>
      <text:list xml:id="list8799134030009030029" text:style-name="WWNum26">
        <text:list-item>
          <text:p text:style-name="P33"><text:span text:style-name="_3c_persName_3e_">Montigny</text:span><text:span text:style-name="T4">.</text:span></text:p>
        </text:list-item>
        <text:list-item>
          <text:p text:style-name="P33"><text:span text:style-name="_3c_persName_3e_">Le Cocq</text:span><text:span text:style-name="T4">.</text:span></text:p>
        </text:list-item>
        <text:list-item>
          <text:p text:style-name="P33"><text:span text:style-name="_3c_persName_3e_">Chasteau neuf</text:span><text:span text:style-name="T4">. </text:span></text:p>
        </text:list-item>
      </text:list>
      <text:p text:style-name="P6"/>
      <text:p text:style-name="Text_20_body"><text:span text:style-name="_3c_pb_3e_">9</text:span></text:p>
      <text:p text:style-name="Text_20_body"><text:span text:style-name="_3c_persName_3e_">Trente-Quatre Concertans</text:span><text:span text:style-name="T4"> des </text:span><text:span text:style-name="_3c_name_3e_">quatre Saison</text:span><text:span text:style-name="T4">, tant Grands, que Petits Violons.</text:span></text:p>
      <text:p text:style-name="Text_20_body">Grands Violons<text:span text:style-name="T4">.</text:span></text:p>
      <text:list xml:id="list3087762688534160551" text:style-name="WWNum27">
        <text:list-item>
          <text:p text:style-name="P34"><text:span text:style-name="_3c_persName_3e_">Du Manoir</text:span><text:span text:style-name="T4">. </text:span></text:p>
        </text:list-item>
        <text:list-item>
          <text:p text:style-name="P34"><text:span text:style-name="_3c_persName_3e_">Leger</text:span><text:span text:style-name="T4">. </text:span></text:p>
        </text:list-item>
        <text:list-item>
          <text:p text:style-name="P34"><text:span text:style-name="_3c_persName_3e_">Fauier</text:span><text:span text:style-name="T4">, </text:span></text:p>
        </text:list-item>
        <text:list-item>
          <text:p text:style-name="P34"><text:span text:style-name="_3c_persName_3e_">Mazuel</text:span><text:span text:style-name="T4">. </text:span></text:p>
        </text:list-item>
        <text:list-item>
          <text:p text:style-name="P34"><text:span text:style-name="_3c_persName_3e_">Ioubert</text:span><text:span text:style-name="T4">. </text:span></text:p>
        </text:list-item>
        <text:list-item>
          <text:p text:style-name="P34"><text:span text:style-name="_3c_persName_3e_">Chaudron</text:span><text:span text:style-name="T4">. </text:span></text:p>
        </text:list-item>
        <text:list-item>
          <text:p text:style-name="P34"><text:span text:style-name="_3c_persName_3e_">Du Pin</text:span><text:span text:style-name="T4">. </text:span></text:p>
        </text:list-item>
        <text:list-item>
          <text:p text:style-name="P34"><text:span text:style-name="_3c_persName_3e_">Bonard</text:span><text:span text:style-name="T4">. </text:span></text:p>
        </text:list-item>
        <text:list-item>
          <text:p text:style-name="P34"><text:span text:style-name="_3c_persName_3e_">Artus</text:span><text:span text:style-name="T4">. </text:span></text:p>
        </text:list-item>
        <text:list-item>
          <text:p text:style-name="P34"><text:span text:style-name="_3c_persName_3e_">La Croix</text:span><text:span text:style-name="T4">. </text:span></text:p>
        </text:list-item>
        <text:list-item>
          <text:p text:style-name="P34"><text:span text:style-name="_3c_persName_3e_">Balus</text:span><text:span text:style-name="T4">.</text:span></text:p>
        </text:list-item>
        <text:list-item>
          <text:p text:style-name="P34"><text:span text:style-name="_3c_persName_3e_">Bruslard dessus</text:span><text:span text:style-name="T4">.</text:span></text:p>
        </text:list-item>
        <text:list-item>
          <text:p text:style-name="P34"><text:span text:style-name="_3c_persName_3e_">Buslard basse</text:span><text:span text:style-name="T4">.</text:span></text:p>
        </text:list-item>
        <text:list-item>
          <text:p text:style-name="P34"><text:span text:style-name="_3c_persName_3e_">Des matins</text:span><text:span text:style-name="T4">.</text:span></text:p>
        </text:list-item>
        <text:list-item>
          <text:p text:style-name="P34"><text:span text:style-name="_3c_persName_3e_">Feugré</text:span><text:span text:style-name="T4">.</text:span></text:p>
        </text:list-item>
        <text:list-item>
          <text:p text:style-name="P34"><text:span text:style-name="_3c_persName_3e_">Lesperuier</text:span><text:span text:style-name="T4">.</text:span></text:p>
        </text:list-item>
        <text:list-item>
          <text:p text:style-name="P34"><text:span text:style-name="_3c_persName_3e_">Des Noyers</text:span><text:span text:style-name="T4">.</text:span></text:p>
        </text:list-item>
        <text:list-item>
          <text:p text:style-name="P34"><text:span text:style-name="_3c_persName_3e_">Varin</text:span><text:span text:style-name="T4">.</text:span></text:p>
        </text:list-item>
        <text:list-item>
          <text:p text:style-name="P34"><text:span text:style-name="_3c_persName_3e_">Camille</text:span><text:span text:style-name="T4">. </text:span></text:p>
        </text:list-item>
        <text:list-item>
          <text:p text:style-name="P34"><text:span text:style-name="_3c_persName_3e_">Broüard</text:span><text:span text:style-name="T4">.</text:span></text:p>
        </text:list-item>
      </text:list>
      <text:p text:style-name="P6"/>
      <text:p text:style-name="Text_20_body"><text:span text:style-name="T4">Petits Violons. </text:span></text:p>
      <text:list xml:id="list4153795627161743454" text:style-name="WWNum28">
        <text:list-item>
          <text:p text:style-name="P35"><text:span text:style-name="_3c_persName_3e_">La Pierre</text:span><text:span text:style-name="T4">. </text:span></text:p>
        </text:list-item>
        <text:list-item>
          <text:p text:style-name="P35"><text:soft-page-break/><text:span text:style-name="_3c_persName_3e_">Marchand</text:span><text:span text:style-name="T4">. </text:span></text:p>
        </text:list-item>
        <text:list-item>
          <text:p text:style-name="P35"><text:span text:style-name="_3c_persName_3e_">La Caisse</text:span><text:span text:style-name="T4">. </text:span></text:p>
        </text:list-item>
        <text:list-item>
          <text:p text:style-name="P35"><text:span text:style-name="_3c_persName_3e_">Magny</text:span><text:span text:style-name="T4">. </text:span></text:p>
        </text:list-item>
        <text:list-item>
          <text:p text:style-name="P35"><text:span text:style-name="_3c_persName_3e_">Charlot</text:span><text:span text:style-name="T4">. </text:span></text:p>
        </text:list-item>
        <text:list-item>
          <text:p text:style-name="P35"><text:span text:style-name="_3c_persName_3e_">Martineau</text:span><text:span text:style-name="T4">. </text:span></text:p>
        </text:list-item>
        <text:list-item>
          <text:p text:style-name="P35"><text:span text:style-name="_3c_persName_3e_">Le Roux l’aisné</text:span><text:span text:style-name="T4">. </text:span></text:p>
        </text:list-item>
        <text:list-item>
          <text:p text:style-name="P35"><text:span text:style-name="_3c_persName_3e_">Le Roux le cadet</text:span><text:span text:style-name="T4">.</text:span></text:p>
        </text:list-item>
        <text:list-item>
          <text:p text:style-name="P35"><text:span text:style-name="_3c_persName_3e_">Broüart</text:span><text:span text:style-name="T4">, </text:span></text:p>
        </text:list-item>
        <text:list-item>
          <text:p text:style-name="P35"><text:span text:style-name="_3c_persName_3e_">Bary</text:span><text:span text:style-name="T4">.</text:span></text:p>
        </text:list-item>
        <text:list-item>
          <text:p text:style-name="P35"><text:span text:style-name="_3c_persName_3e_">Roullé</text:span><text:span text:style-name="T4">.</text:span></text:p>
        </text:list-item>
        <text:list-item>
          <text:p text:style-name="P35"><text:span text:style-name="_3c_persName_3e_">Le Grais</text:span><text:span text:style-name="T4">.</text:span></text:p>
        </text:list-item>
        <text:list-item>
          <text:p text:style-name="P35"><text:span text:style-name="_3c_persName_3e_">Heugé</text:span><text:span text:style-name="T4">.</text:span></text:p>
        </text:list-item>
        <text:list-item>
          <text:p text:style-name="P35"><text:span text:style-name="_3c_persName_3e_">La Riuiere</text:span><text:span text:style-name="T4">.</text:span></text:p>
        </text:list-item>
      </text:list>
      <text:p text:style-name="P6"/>
      <text:p text:style-name="Text_20_body"><text:span text:style-name="_3c_persName_3e_">Quatorze Concertants</text:span><text:span text:style-name="T4"> de </text:span><text:span text:style-name="_3c_name_3e_">Pan</text:span><text:span text:style-name="T4">, &amp; de </text:span><text:span text:style-name="_3c_name_3e_">Diane</text:span><text:span text:style-name="T4">.</text:span></text:p>
      <text:p text:style-name="Text_20_body"><text:span text:style-name="T4">Fluttes.</text:span></text:p>
      <text:list xml:id="list7474261099040324172" text:style-name="WWNum29">
        <text:list-item>
          <text:p text:style-name="P36"><text:span text:style-name="_3c_persName_3e_">Piesche</text:span><text:span text:style-name="T4">, </text:span></text:p>
        </text:list-item>
        <text:list-item>
          <text:p text:style-name="P36"><text:span text:style-name="_3c_persName_3e_">Descousteaux</text:span><text:span text:style-name="T4">, </text:span></text:p>
        </text:list-item>
        <text:list-item>
          <text:p text:style-name="P36"><text:span text:style-name="_3c_persName_3e_">Martin Hottere</text:span><text:span text:style-name="T4">, </text:span></text:p>
        </text:list-item>
        <text:list-item>
          <text:p text:style-name="P36"><text:span text:style-name="_3c_persName_3e_">Iean Hottere</text:span><text:span text:style-name="T4">, </text:span></text:p>
        </text:list-item>
        <text:list-item>
          <text:p text:style-name="P36"><text:span text:style-name="_3c_persName_3e_">Louis Hottere</text:span><text:span text:style-name="T4">.</text:span></text:p>
        </text:list-item>
        <text:list-item>
          <text:p text:style-name="P36"><text:span text:style-name="_3c_persName_3e_">Nicolas Hottere</text:span><text:span text:style-name="T4">, ou </text:span><text:span text:style-name="_3c_persName_3e_">le Roy</text:span><text:span text:style-name="T4">.</text:span></text:p>
        </text:list-item>
        <text:list-item>
          <text:p text:style-name="P36"><text:span text:style-name="_3c_persName_3e_">Paisible</text:span><text:span text:style-name="T4">, </text:span></text:p>
        </text:list-item>
        <text:list-item>
          <text:p text:style-name="P36"><text:span text:style-name="_3c_persName_3e_">Destouches</text:span><text:span text:style-name="T4">.</text:span></text:p>
        </text:list-item>
      </text:list>
      <text:p text:style-name="P6"/>
      <text:p text:style-name="Text_20_body"><text:span text:style-name="_3c_pb_3e_">10</text:span></text:p>
      <text:p text:style-name="Text_20_body"><text:span text:style-name="T4">Petits Violons.</text:span></text:p>
      <text:list xml:id="list6311004196789551455" text:style-name="WWNum30">
        <text:list-item>
          <text:p text:style-name="P37"><text:span text:style-name="_3c_persName_3e_">Le Peintre</text:span><text:span text:style-name="T4">, </text:span></text:p>
        </text:list-item>
        <text:list-item>
          <text:p text:style-name="P37"><text:span text:style-name="_3c_persName_3e_">Besson</text:span><text:span text:style-name="T4">, </text:span></text:p>
        </text:list-item>
        <text:list-item>
          <text:p text:style-name="P37"><text:span text:style-name="_3c_persName_3e_">La Fontaine</text:span><text:span text:style-name="T4">. </text:span></text:p>
        </text:list-item>
        <text:list-item>
          <text:p text:style-name="P37"><text:span text:style-name="_3c_persName_3e_">Alais</text:span><text:span text:style-name="T4">, </text:span></text:p>
        </text:list-item>
        <text:list-item>
          <text:p text:style-name="P37"><text:span text:style-name="_3c_persName_3e_">Huguenet</text:span><text:span text:style-name="T4">, </text:span></text:p>
        </text:list-item>
        <text:list-item>
          <text:p text:style-name="P37"><text:span text:style-name="_3c_persName_3e_">Guenin</text:span><text:span text:style-name="T4">.</text:span></text:p>
        </text:list-item>
      </text:list>
      <text:p text:style-name="P6"><text:soft-page-break/></text:p>
      <text:p text:style-name="Text_20_body"><text:span text:style-name="_3c_name_3e_">Pan</text:span><text:span text:style-name="T4">, &amp; </text:span><text:span text:style-name="_3c_name_3e_">Diane</text:span><text:span text:style-name="T4"> dans </text:span><text:span text:style-name="_3c_tech_3e_">vne Machine</text:span><text:span text:style-name="T4">.</text:span></text:p>
      <text:list xml:id="list8269790107409178298" text:style-name="WWNum31">
        <text:list-item>
          <text:p text:style-name="P38"><text:span text:style-name="_3c_persName_3e_">Moliere</text:span><text:span text:style-name="T4">. </text:span><text:span text:style-name="_3c_name_3e_">Pan</text:span><text:span text:style-name="T4">.</text:span></text:p>
        </text:list-item>
        <text:list-item>
          <text:p text:style-name="P38"><text:span text:style-name="_3c_persName_3e_">Madlle. Bejart</text:span><text:span text:style-name="T4">. </text:span><text:span text:style-name="_3c_name_3e_">Diane</text:span><text:span text:style-name="T4">. </text:span></text:p>
        </text:list-item>
      </text:list>
      <text:p text:style-name="Text_20_body"><text:span text:style-name="T4">Vingt-huit de leur suite.</text:span></text:p>
      <text:p text:style-name="Text_20_body"><text:span text:style-name="_3c_name_3e_">Officiers de la bouche</text:span><text:span text:style-name="T4">.</text:span></text:p>
      <text:list xml:id="list3888377881715156111" text:style-name="WWNum32">
        <text:list-item>
          <text:p text:style-name="P39"><text:span text:style-name="_3c_persName_3e_">Baudoüin</text:span><text:span text:style-name="T4">.</text:span></text:p>
        </text:list-item>
        <text:list-item>
          <text:p text:style-name="P39"><text:span text:style-name="_3c_persName_3e_">Benoist</text:span><text:span text:style-name="T4">.</text:span></text:p>
        </text:list-item>
        <text:list-item>
          <text:p text:style-name="P39"><text:span text:style-name="_3c_persName_3e_">Du Moustier</text:span><text:span text:style-name="T4">,</text:span></text:p>
        </text:list-item>
        <text:list-item>
          <text:p text:style-name="P39"><text:span text:style-name="_3c_persName_3e_">Gaspard Harsent</text:span><text:span text:style-name="T4">.</text:span></text:p>
        </text:list-item>
        <text:list-item>
          <text:p text:style-name="P39"><text:span text:style-name="_3c_persName_3e_">Gaspard de Moüet</text:span><text:span text:style-name="T4">.</text:span></text:p>
        </text:list-item>
        <text:list-item>
          <text:p text:style-name="P39"><text:span text:style-name="_3c_persName_3e_">Irieux Magontier</text:span><text:span text:style-name="T4">.</text:span></text:p>
        </text:list-item>
        <text:list-item>
          <text:p text:style-name="P39"><text:span text:style-name="_3c_persName_3e_">Iean Magontier</text:span><text:span text:style-name="T4">.</text:span></text:p>
        </text:list-item>
        <text:list-item>
          <text:p text:style-name="P39"><text:span text:style-name="_3c_persName_3e_">Magontier Garde Vaisselle</text:span><text:span text:style-name="T4">.</text:span></text:p>
        </text:list-item>
        <text:list-item>
          <text:p text:style-name="P39"><text:span text:style-name="_3c_persName_3e_">Suisses</text:span><text:span text:style-name="T4">.</text:span></text:p>
        </text:list-item>
        <text:list-item>
          <text:p text:style-name="P39"><text:span text:style-name="_3c_persName_3e_">Catel</text:span><text:span text:style-name="T4">, </text:span></text:p>
        </text:list-item>
        <text:list-item>
          <text:p text:style-name="P39"><text:span text:style-name="_3c_persName_3e_">François Moussu</text:span><text:span text:style-name="T4">, </text:span></text:p>
        </text:list-item>
        <text:list-item>
          <text:p text:style-name="P39"><text:span text:style-name="_3c_persName_3e_">Iacques Moussu</text:span><text:span text:style-name="T4">, </text:span></text:p>
        </text:list-item>
        <text:list-item>
          <text:p text:style-name="P39"><text:span text:style-name="_3c_persName_3e_">Turbau</text:span><text:span text:style-name="T4">, </text:span></text:p>
        </text:list-item>
        <text:list-item>
          <text:p text:style-name="P39"><text:span text:style-name="_3c_persName_3e_">Faure</text:span><text:span text:style-name="T4">, </text:span></text:p>
        </text:list-item>
        <text:list-item>
          <text:p text:style-name="P39"><text:span text:style-name="_3c_persName_3e_">Bailly</text:span><text:span text:style-name="T4">, </text:span></text:p>
        </text:list-item>
        <text:list-item>
          <text:p text:style-name="P39"><text:span text:style-name="_3c_persName_3e_">Iean Moran</text:span><text:span text:style-name="T4">, </text:span></text:p>
        </text:list-item>
        <text:list-item>
          <text:p text:style-name="P39"><text:span text:style-name="_3c_persName_3e_">Antoine Moran</text:span><text:span text:style-name="T4">, </text:span></text:p>
        </text:list-item>
        <text:list-item>
          <text:p text:style-name="P39"><text:span text:style-name="_3c_persName_3e_">Claude Brochet</text:span><text:span text:style-name="T4">, </text:span></text:p>
        </text:list-item>
        <text:list-item>
          <text:p text:style-name="P39"><text:span text:style-name="_3c_persName_3e_">Dominique Brochet</text:span><text:span text:style-name="T4">, </text:span></text:p>
        </text:list-item>
        <text:list-item>
          <text:p text:style-name="P39"><text:span text:style-name="_3c_persName_3e_">Bresler</text:span><text:span text:style-name="T4">, </text:span></text:p>
        </text:list-item>
        <text:list-item>
          <text:p text:style-name="P39"><text:span text:style-name="_3c_persName_3e_">Elie</text:span><text:span text:style-name="T4">,</text:span></text:p>
        </text:list-item>
        <text:list-item>
          <text:p text:style-name="P39"><text:span text:style-name="_3c_persName_3e_">Pidou</text:span><text:span text:style-name="T4">, </text:span></text:p>
        </text:list-item>
        <text:list-item>
          <text:p text:style-name="P39"><text:span text:style-name="_3c_persName_3e_">Robbe</text:span><text:span text:style-name="T4">, </text:span></text:p>
        </text:list-item>
        <text:list-item>
          <text:p text:style-name="P39"><text:span text:style-name="_3c_persName_3e_">Tours-Quintener</text:span><text:span text:style-name="T4">, </text:span></text:p>
        </text:list-item>
        <text:list-item>
          <text:p text:style-name="P39"><text:span text:style-name="_3c_persName_3e_">Victor Herck</text:span><text:span text:style-name="T5">, </text:span></text:p>
        </text:list-item>
        <text:list-item>
          <text:p text:style-name="P39"><text:span text:style-name="_3c_persName_3e_">Samufin</text:span><text:span text:style-name="T5">, </text:span></text:p>
        </text:list-item>
        <text:list-item>
          <text:p text:style-name="P39"><text:span text:style-name="_3c_persName_3e_">Sudan</text:span><text:span text:style-name="T5">, </text:span></text:p>
        </text:list-item>
        <text:list-item>
          <text:p text:style-name="P39"><text:soft-page-break/><text:span text:style-name="_3c_persName_3e_">Riemer</text:span><text:span text:style-name="T5">, </text:span></text:p>
        </text:list-item>
        <text:list-item>
          <text:p text:style-name="P39"><text:span text:style-name="_3c_persName_3e_">Humberk</text:span><text:span text:style-name="T4">,</text:span></text:p>
        </text:list-item>
      </text:list>
      <text:p text:style-name="Text_20_body"><text:span text:style-name="T4"><text:s/></text:span></text:p>
      <text:p text:style-name="Text_20_body"><text:span text:style-name="_3c_pb_3e_">11</text:span></text:p>
      <text:p text:style-name="Text_20_body"><text:span text:style-name="_3c_name_3e_">Dix-huit Pages de la Petite-Escurie</text:span><text:span text:style-name="T4">, pour seruir à Table les Dames.</text:span></text:p>
      <text:list xml:id="list3775489734367434932" text:style-name="WWNum33">
        <text:list-item>
          <text:p text:style-name="P40"><text:span text:style-name="_3c_persName_3e_">Boquebec</text:span><text:span text:style-name="T4">, </text:span></text:p>
        </text:list-item>
        <text:list-item>
          <text:p text:style-name="P40"><text:span text:style-name="_3c_persName_3e_">Sandricourt</text:span><text:span text:style-name="T4">, </text:span></text:p>
        </text:list-item>
        <text:list-item>
          <text:p text:style-name="P40"><text:span text:style-name="_3c_persName_3e_">Gassion</text:span><text:span text:style-name="T4">, </text:span></text:p>
        </text:list-item>
        <text:list-item>
          <text:p text:style-name="P40"><text:span text:style-name="_3c_persName_3e_">D’Herouual</text:span><text:span text:style-name="T4">,</text:span></text:p>
        </text:list-item>
        <text:list-item>
          <text:p text:style-name="P40"><text:span text:style-name="_3c_persName_3e_">Brusleuert</text:span><text:span text:style-name="T4">,</text:span></text:p>
        </text:list-item>
        <text:list-item>
          <text:p text:style-name="P40"><text:span text:style-name="_3c_persName_3e_">Bitry</text:span><text:span text:style-name="T4">,</text:span></text:p>
        </text:list-item>
        <text:list-item>
          <text:p text:style-name="P40"><text:span text:style-name="_3c_persName_3e_">Fauigent</text:span><text:span text:style-name="T4">,</text:span></text:p>
        </text:list-item>
        <text:list-item>
          <text:p text:style-name="P40"><text:span text:style-name="_3c_persName_3e_">Colambert</text:span><text:span text:style-name="T4">,</text:span></text:p>
        </text:list-item>
        <text:list-item>
          <text:p text:style-name="P40"><text:span text:style-name="_3c_persName_3e_">Loubie</text:span><text:span text:style-name="T4">,</text:span></text:p>
        </text:list-item>
        <text:list-item>
          <text:p text:style-name="P40"><text:span text:style-name="_3c_persName_3e_">Ste. Maure</text:span><text:span text:style-name="T4">,</text:span></text:p>
        </text:list-item>
        <text:list-item>
          <text:p text:style-name="P40"><text:span text:style-name="_3c_persName_3e_">Despaux</text:span><text:span text:style-name="T4">,</text:span></text:p>
        </text:list-item>
        <text:list-item>
          <text:p text:style-name="P40"><text:span text:style-name="_3c_persName_3e_">La Couderelle</text:span><text:span text:style-name="T4">,</text:span></text:p>
        </text:list-item>
        <text:list-item>
          <text:p text:style-name="P40"><text:span text:style-name="_3c_persName_3e_">Danucourt</text:span><text:span text:style-name="T4">,</text:span></text:p>
        </text:list-item>
        <text:list-item>
          <text:p text:style-name="P40"><text:span text:style-name="_3c_persName_3e_">Du Plessis</text:span><text:span text:style-name="T4">,</text:span></text:p>
        </text:list-item>
        <text:list-item>
          <text:p text:style-name="P40"><text:span text:style-name="_3c_persName_3e_">Brion</text:span><text:span text:style-name="T4">, </text:span></text:p>
        </text:list-item>
        <text:list-item>
          <text:p text:style-name="P40"><text:span text:style-name="_3c_persName_3e_">Caliauet</text:span><text:span text:style-name="T4">,</text:span></text:p>
        </text:list-item>
        <text:list-item>
          <text:p text:style-name="P40"><text:span text:style-name="_3c_persName_3e_">Angeruille</text:span><text:span text:style-name="T4">,</text:span></text:p>
        </text:list-item>
        <text:list-item>
          <text:p text:style-name="P40"><text:span text:style-name="_3c_persName_3e_">Patriere</text:span><text:span text:style-name="T4">.</text:span></text:p>
        </text:list-item>
      </text:list>
      <text:p text:style-name="P6"/>
      <text:p text:style-name="Text_20_body"><text:span text:style-name="_3c_name_3e_">Huict Officiers du Gobelet du Roy, &amp; de la Reyne</text:span><text:span text:style-name="T4">, representant les Plaisirs, les Ieux, les Ris, &amp; les Delices, pour garder les quatres Tables des quatre Saison, &amp; descharger les Bassins que porteront les suittes desdites quatre Saisons.</text:span></text:p>
      <text:list xml:id="list1029052691917168326" text:style-name="WWNum34">
        <text:list-item>
          <text:p text:style-name="P41"><text:span text:style-name="_3c_persName_3e_">Mortier</text:span><text:span text:style-name="T4">,</text:span></text:p>
        </text:list-item>
        <text:list-item>
          <text:p text:style-name="P41"><text:span text:style-name="_3c_persName_3e_">Francisque</text:span><text:span text:style-name="T4">,</text:span></text:p>
        </text:list-item>
        <text:list-item>
          <text:p text:style-name="P41"><text:span text:style-name="_3c_persName_3e_">Du Pille l’aisné</text:span><text:span text:style-name="T4">,</text:span></text:p>
        </text:list-item>
        <text:list-item>
          <text:p text:style-name="P41"><text:span text:style-name="_3c_persName_3e_">Du Pille le cadet</text:span><text:span text:style-name="T4">,</text:span></text:p>
        </text:list-item>
        <text:list-item>
          <text:p text:style-name="P41"><text:span text:style-name="_3c_persName_3e_">Bigot le fils</text:span><text:span text:style-name="T4">,</text:span></text:p>
        </text:list-item>
        <text:list-item>
          <text:p text:style-name="P41"><text:span text:style-name="_3c_persName_3e_">De Briare</text:span><text:span text:style-name="T4">,</text:span></text:p>
        </text:list-item>
        <text:list-item>
          <text:p text:style-name="P41"><text:span text:style-name="_3c_persName_3e_">De Nier</text:span><text:span text:style-name="T4">,</text:span></text:p>
        </text:list-item>
        <text:list-item>
          <text:p text:style-name="P41"><text:soft-page-break/><text:span text:style-name="_3c_persName_3e_">Ste. Fontaine le fils</text:span><text:span text:style-name="T4">.</text:span></text:p>
        </text:list-item>
      </text:list>
      <text:p text:style-name="P6"/>
      <text:p text:style-name="Text_20_body"><text:span text:style-name="_3c_name_3e_">Messieurs les Controlleurs Generaux</text:span><text:span text:style-name="T4">.</text:span></text:p>
      <text:list xml:id="list4322742381700481096" text:style-name="WWNum35">
        <text:list-item>
          <text:p text:style-name="P42"><text:span text:style-name="_3c_persName_3e_">Monsieur de la Marche Coquet</text:span><text:span text:style-name="T4">. </text:span><text:span text:style-name="_3c_name_3e_">L’Abondance</text:span><text:span text:style-name="T4">.</text:span></text:p>
        </text:list-item>
        <text:list-item>
          <text:p text:style-name="P42"><text:span text:style-name="_3c_persName_3e_">Monsieur Parfait Père</text:span><text:span text:style-name="T4">. </text:span><text:span text:style-name="_3c_name_3e_">La Ioye</text:span><text:span text:style-name="T4">.</text:span></text:p>
        </text:list-item>
        <text:list-item>
          <text:p text:style-name="P42"><text:span text:style-name="_3c_persName_3e_">Monsieur Parfait Fils</text:span><text:span text:style-name="T4">. </text:span><text:span text:style-name="_3c_name_3e_">La Propreté</text:span><text:span text:style-name="T4">.</text:span></text:p>
        </text:list-item>
        <text:list-item>
          <text:p text:style-name="P42"><text:span text:style-name="_3c_persName_3e_">Monsieur Parfait Frere</text:span><text:span text:style-name="T4">. </text:span><text:span text:style-name="_3c_name_3e_">La bonne-chere</text:span><text:span text:style-name="T4">.</text:span></text:p>
        </text:list-item>
      </text:list>
      <text:p text:style-name="P6"/>
      <text:p text:style-name="Text_20_body"><text:span text:style-name="_3c_pb_3e_">12</text:span></text:p>
      <text:list xml:id="list37617167" text:continue-list="list37609685" text:style-name="Outline">
        <text:list-item>
          <text:list>
            <text:list-item>
              <text:list>
                <text:list-item>
                  <text:h text:style-name="Heading_20_3" text:outline-level="3">SECONDE IOVRNÉE.</text:h>
                </text:list-item>
              </text:list>
            </text:list-item>
          </text:list>
        </text:list-item>
      </text:list>
      <text:p text:style-name="Text_20_body"><text:span text:style-name="Sous-titre_20_Car">La Comedie de Moliere, Musique &amp; Entrée de Ballet</text:span><text:span text:style-name="T4">.</text:span></text:p>
      <text:p text:style-name="Text_20_body"><text:span text:style-name="_3c_name_3e_">L’AVRORE</text:span><text:span text:style-name="T4">.</text:span></text:p>
      <text:p text:style-name="Text_20_body"><text:span text:style-name="_3c_persName_3e_">Madlle. Hilaire</text:span><text:span text:style-name="T4">. </text:span></text:p>
      <text:p text:style-name="P6"/>
      <text:p text:style-name="Text_20_body"><text:span text:style-name="_3c_name_3e_">Quatre Valets de Chiens</text:span><text:span text:style-name="T4">, qui doiuent chanter.</text:span></text:p>
      <text:list xml:id="list1798001283480959496" text:style-name="WWNum36">
        <text:list-item>
          <text:p text:style-name="P43"><text:span text:style-name="_3c_persName_3e_">Estual</text:span><text:span text:style-name="T4">.</text:span></text:p>
        </text:list-item>
        <text:list-item>
          <text:p text:style-name="P43"><text:span text:style-name="_3c_persName_3e_">Don</text:span><text:span text:style-name="T4">.</text:span></text:p>
        </text:list-item>
        <text:list-item>
          <text:p text:style-name="P43"><text:span text:style-name="_3c_persName_3e_">Blondel</text:span><text:span text:style-name="T4">.</text:span></text:p>
        </text:list-item>
        <text:list-item>
          <text:p text:style-name="P43"><text:span text:style-name="_3c_persName_3e_">Molliere</text:span><text:span text:style-name="T4">.</text:span></text:p>
        </text:list-item>
      </text:list>
      <text:p text:style-name="P6"/>
      <text:p text:style-name="Text_20_body"><text:span text:style-name="_3c_name_3e_">Six autres Valets de Chiens</text:span><text:span text:style-name="T4">, qui doiuent danser.</text:span></text:p>
      <text:list xml:id="list3195768548525704961" text:style-name="WWNum37">
        <text:list-item>
          <text:p text:style-name="P44"><text:span text:style-name="_3c_persName_3e_">Paysan</text:span><text:span text:style-name="T5">.</text:span></text:p>
        </text:list-item>
        <text:list-item>
          <text:p text:style-name="P44"><text:span text:style-name="_3c_persName_3e_">S André</text:span><text:span text:style-name="T5">.</text:span></text:p>
        </text:list-item>
        <text:list-item>
          <text:p text:style-name="P44"><text:span text:style-name="_3c_persName_3e_">Noblet</text:span><text:span text:style-name="T5">.</text:span></text:p>
        </text:list-item>
        <text:list-item>
          <text:p text:style-name="P44"><text:span text:style-name="_3c_persName_3e_">Pesan</text:span><text:span text:style-name="T5">.</text:span></text:p>
        </text:list-item>
        <text:list-item>
          <text:p text:style-name="P44"><text:span text:style-name="_3c_persName_3e_">Bonard</text:span><text:span text:style-name="T4">,</text:span></text:p>
        </text:list-item>
        <text:list-item>
          <text:p text:style-name="P44"><text:span text:style-name="_3c_persName_3e_">La Pierre</text:span><text:span text:style-name="T4">,</text:span></text:p>
        </text:list-item>
      </text:list>
      <text:p text:style-name="P6"/>
      <text:p text:style-name="Text_20_body"><text:span text:style-name="_3c_name_3e_">Deux Ours</text:span><text:span text:style-name="T4">.</text:span></text:p>
      <text:list xml:id="list8671840956539255748" text:style-name="WWNum38">
        <text:list-item>
          <text:p text:style-name="P45"><text:span text:style-name="_3c_persName_3e_">Mercier</text:span><text:span text:style-name="T4">.</text:span></text:p>
        </text:list-item>
        <text:list-item>
          <text:p text:style-name="P45"><text:span text:style-name="_3c_persName_3e_">Vagnard</text:span><text:span text:style-name="T4">.</text:span></text:p>
        </text:list-item>
      </text:list>
      <text:p text:style-name="P6"/>
      <text:p text:style-name="Text_20_body"><text:span text:style-name="_3c_name_3e_">Huict Paysans</text:span><text:span text:style-name="T4">.</text:span></text:p>
      <text:list xml:id="list2434927350989870126" text:style-name="WWNum39">
        <text:list-item>
          <text:p text:style-name="P46"><text:span text:style-name="_3c_persName_3e_">Paysan</text:span><text:span text:style-name="T4">.</text:span></text:p>
        </text:list-item>
        <text:list-item>
          <text:p text:style-name="P46"><text:soft-page-break/><text:span text:style-name="_3c_persName_3e_">Baltazard</text:span><text:span text:style-name="T5">.</text:span></text:p>
        </text:list-item>
        <text:list-item>
          <text:p text:style-name="P46"><text:span text:style-name="_3c_persName_3e_">Noblet</text:span><text:span text:style-name="T5">.</text:span></text:p>
        </text:list-item>
        <text:list-item>
          <text:p text:style-name="P46"><text:span text:style-name="_3c_persName_3e_">Bonard</text:span><text:span text:style-name="T5">.</text:span></text:p>
        </text:list-item>
        <text:list-item>
          <text:p text:style-name="P46"><text:span text:style-name="_3c_persName_3e_">Chicanneau</text:span><text:span text:style-name="T5">.</text:span></text:p>
        </text:list-item>
        <text:list-item>
          <text:p text:style-name="P46"><text:span text:style-name="_3c_persName_3e_">Mançeau</text:span><text:span text:style-name="T5">.</text:span></text:p>
        </text:list-item>
        <text:list-item>
          <text:p text:style-name="P46"><text:span text:style-name="_3c_persName_3e_">Magny</text:span><text:span text:style-name="T4">,</text:span></text:p>
        </text:list-item>
        <text:list-item>
          <text:p text:style-name="P46"><text:span text:style-name="_3c_persName_3e_">La Pierre</text:span><text:span text:style-name="T4">. </text:span></text:p>
        </text:list-item>
      </text:list>
      <text:p text:style-name="P6"/>
      <text:p text:style-name="Text_20_body"><text:span text:style-name="_3c_pb_3e_">13</text:span></text:p>
      <text:p text:style-name="Text_20_body"><text:span text:style-name="_3c_name_3e_">Un Satyre</text:span><text:span text:style-name="T4">.</text:span></text:p>
      <text:p text:style-name="Text_20_body"><text:span text:style-name="_3c_persName_3e_">Estiual</text:span><text:span text:style-name="T4">.</text:span></text:p>
      <text:p text:style-name="P6"/>
      <text:p text:style-name="Text_20_body"><text:span text:style-name="_3c_name_3e_">Deux Pastres</text:span><text:span text:style-name="T4">.</text:span></text:p>
      <text:list xml:id="list2301516346188597994" text:style-name="WWNum40">
        <text:list-item>
          <text:p text:style-name="P47"><text:span text:style-name="_3c_persName_3e_">Le Gros</text:span><text:span text:style-name="T4">.</text:span></text:p>
        </text:list-item>
        <text:list-item>
          <text:p text:style-name="P47"><text:span text:style-name="_3c_persName_3e_">Blondel</text:span><text:span text:style-name="T4">.</text:span></text:p>
        </text:list-item>
      </text:list>
      <text:p text:style-name="P6"/>
      <text:p text:style-name="Text_20_body"><text:span text:style-name="_3c_name_3e_">Deux Bergeres</text:span><text:span text:style-name="T4"> Heroïques.</text:span></text:p>
      <text:list xml:id="list3494282830290219581" text:style-name="WWNum41">
        <text:list-item>
          <text:p text:style-name="P48"><text:span text:style-name="_3c_persName_3e_">Madlle. La Barre</text:span><text:span text:style-name="T4">.</text:span></text:p>
        </text:list-item>
        <text:list-item>
          <text:p text:style-name="P48"><text:span text:style-name="_3c_persName_3e_">Madlle. Hilaire</text:span><text:span text:style-name="T4">.</text:span></text:p>
        </text:list-item>
      </text:list>
      <text:p text:style-name="P6"/>
      <text:p text:style-name="Text_20_body"><text:span text:style-name="_3c_name_3e_">Deux Bergers</text:span><text:span text:style-name="T4"> Heroïques.</text:span></text:p>
      <text:list xml:id="list8898286203532226306" text:style-name="WWNum42">
        <text:list-item>
          <text:p text:style-name="P49"><text:span text:style-name="_3c_persName_3e_">Don</text:span><text:span text:style-name="T4">.</text:span></text:p>
        </text:list-item>
        <text:list-item>
          <text:p text:style-name="P49"><text:span text:style-name="_3c_persName_3e_">Estyual</text:span><text:span text:style-name="T4">. </text:span></text:p>
        </text:list-item>
      </text:list>
      <text:p text:style-name="P6"/>
      <text:p text:style-name="Text_20_body"><text:span text:style-name="_3c_name_3e_">Seize Faunes</text:span><text:span text:style-name="T4">.</text:span></text:p>
      <text:p text:style-name="Text_20_body"><text:span text:style-name="T4">FLVTTES.</text:span></text:p>
      <text:list xml:id="list7167301683964004189" text:style-name="WWNum43">
        <text:list-item>
          <text:p text:style-name="P50"><text:span text:style-name="_3c_persName_3e_">Piesche</text:span><text:span text:style-name="T4">.</text:span></text:p>
        </text:list-item>
        <text:list-item>
          <text:p text:style-name="P50"><text:span text:style-name="_3c_persName_3e_">Descouteaux</text:span><text:span text:style-name="T4">.</text:span></text:p>
        </text:list-item>
        <text:list-item>
          <text:p text:style-name="P50"><text:span text:style-name="_3c_persName_3e_">Destouche</text:span><text:span text:style-name="T4">.</text:span></text:p>
        </text:list-item>
        <text:list-item>
          <text:p text:style-name="P50"><text:span text:style-name="_3c_persName_3e_">Marin Hottere</text:span><text:span text:style-name="T4">,</text:span></text:p>
        </text:list-item>
        <text:list-item>
          <text:p text:style-name="P50"><text:span text:style-name="_3c_persName_3e_">Louis Hottere</text:span><text:span text:style-name="T4">.</text:span></text:p>
        </text:list-item>
        <text:list-item>
          <text:p text:style-name="P50"><text:span text:style-name="_3c_persName_3e_">Iean Hottere</text:span><text:span text:style-name="T4">.</text:span></text:p>
        </text:list-item>
        <text:list-item>
          <text:p text:style-name="P50"><text:span text:style-name="_3c_persName_3e_">Nicolas Hottere</text:span><text:span text:style-name="T4">, ou </text:span><text:span text:style-name="_3c_persName_3e_">le Roy</text:span><text:span text:style-name="T4">.</text:span></text:p>
        </text:list-item>
        <text:list-item>
          <text:p text:style-name="P50"><text:span text:style-name="_3c_persName_3e_">Paisible</text:span><text:span text:style-name="T4">.</text:span></text:p>
        </text:list-item>
      </text:list>
      <text:p text:style-name="P6"><text:soft-page-break/></text:p>
      <text:p text:style-name="Text_20_body"><text:span text:style-name="T4">Petits Violons.</text:span></text:p>
      <text:list xml:id="list1039401504047507202" text:style-name="WWNum44">
        <text:list-item>
          <text:p text:style-name="P51"><text:span text:style-name="T4">Marchand.</text:span></text:p>
        </text:list-item>
        <text:list-item>
          <text:p text:style-name="P51"><text:span text:style-name="_3c_persName_3e_">La Caisse</text:span><text:span text:style-name="T4">.</text:span></text:p>
        </text:list-item>
        <text:list-item>
          <text:p text:style-name="P51"><text:span text:style-name="_3c_persName_3e_">Besson</text:span><text:span text:style-name="T4">.</text:span></text:p>
        </text:list-item>
        <text:list-item>
          <text:p text:style-name="P51"><text:span text:style-name="_3c_persName_3e_">Magny</text:span><text:span text:style-name="T4">.</text:span></text:p>
        </text:list-item>
        <text:list-item>
          <text:p text:style-name="P51"><text:span text:style-name="_3c_persName_3e_">Charlot</text:span><text:span text:style-name="T4">.</text:span></text:p>
        </text:list-item>
        <text:list-item>
          <text:p text:style-name="P51"><text:span text:style-name="_3c_persName_3e_">Alais</text:span><text:span text:style-name="T4">.</text:span></text:p>
        </text:list-item>
        <text:list-item>
          <text:p text:style-name="P51"><text:span text:style-name="_3c_persName_3e_">Huguenet</text:span><text:span text:style-name="T4">.</text:span></text:p>
        </text:list-item>
        <text:list-item>
          <text:p text:style-name="P51"><text:span text:style-name="_3c_persName_3e_">La Fontaine</text:span><text:span text:style-name="T4">. </text:span></text:p>
        </text:list-item>
      </text:list>
      <text:p text:style-name="P6"/>
      <text:p text:style-name="Text_20_body"><text:span text:style-name="_3c_pb_3e_">14</text:span></text:p>
      <text:p text:style-name="Text_20_body"><text:span text:style-name="_3c_name_3e_">Quatre Bergers</text:span><text:span text:style-name="T4">, &amp; </text:span><text:span text:style-name="_3c_name_3e_">quatre Bergeres</text:span><text:span text:style-name="T4">.</text:span></text:p>
      <text:p text:style-name="Text_20_body"><text:span text:style-name="_3c_name_3e_">Bergers</text:span><text:span text:style-name="T4">.</text:span></text:p>
      <text:list xml:id="list5963328480758655557" text:style-name="WWNum45">
        <text:list-item>
          <text:p text:style-name="P52"><text:span text:style-name="_3c_persName_3e_">Chicanneau</text:span><text:span text:style-name="T4">.</text:span></text:p>
        </text:list-item>
        <text:list-item>
          <text:p text:style-name="P52"><text:span text:style-name="_3c_persName_3e_">Du Pron</text:span><text:span text:style-name="T4">.</text:span></text:p>
        </text:list-item>
        <text:list-item>
          <text:p text:style-name="P52"><text:span text:style-name="_3c_persName_3e_">Noblet</text:span><text:span text:style-name="T4">.</text:span></text:p>
        </text:list-item>
        <text:list-item>
          <text:p text:style-name="P52"><text:span text:style-name="_3c_persName_3e_">La Pierre</text:span><text:span text:style-name="T4">.</text:span></text:p>
        </text:list-item>
      </text:list>
      <text:p text:style-name="Text_20_body"><text:span text:style-name="_3c_name_3e_">Bergeres</text:span><text:span text:style-name="T5">.</text:span></text:p>
      <text:list xml:id="list37617346" text:continue-numbering="true" text:style-name="WWNum45">
        <text:list-item>
          <text:p text:style-name="P52"><text:span text:style-name="_3c_persName_3e_">Baltasar</text:span><text:span text:style-name="T5">.</text:span></text:p>
        </text:list-item>
        <text:list-item>
          <text:p text:style-name="P52"><text:span text:style-name="_3c_persName_3e_">Magny</text:span><text:span text:style-name="T5">.</text:span></text:p>
        </text:list-item>
        <text:list-item>
          <text:p text:style-name="P52"><text:span text:style-name="_3c_persName_3e_">Arnarld</text:span><text:span text:style-name="T5">.</text:span></text:p>
        </text:list-item>
        <text:list-item>
          <text:p text:style-name="P52"><text:span text:style-name="_3c_persName_3e_">Bonard</text:span><text:span text:style-name="T5">.</text:span></text:p>
        </text:list-item>
      </text:list>
      <text:p text:style-name="P7"/>
      <text:p text:style-name="Text_20_body"><text:span text:style-name="_3c_persName_3e_">Concertans de l’Orchestre</text:span><text:span text:style-name="T4">,</text:span></text:p>
      <text:list xml:id="list4943329552832639404" text:style-name="WWNum46">
        <text:list-item>
          <text:p text:style-name="P53"><text:span text:style-name="_3c_persName_3e_">D’Anglebert</text:span><text:span text:style-name="T4">.</text:span></text:p>
        </text:list-item>
        <text:list-item>
          <text:p text:style-name="P53"><text:span text:style-name="_3c_persName_3e_">Richard</text:span><text:span text:style-name="T4">.</text:span></text:p>
        </text:list-item>
        <text:list-item>
          <text:p text:style-name="P53"><text:span text:style-name="_3c_persName_3e_">Ittier</text:span><text:span text:style-name="T4">.</text:span></text:p>
        </text:list-item>
        <text:list-item>
          <text:p text:style-name="P53"><text:span text:style-name="_3c_persName_3e_">La Barre le Cadet</text:span><text:span text:style-name="T4">.</text:span></text:p>
        </text:list-item>
        <text:list-item>
          <text:p text:style-name="P53"><text:span text:style-name="_3c_persName_3e_">Tissu</text:span><text:span text:style-name="T4">.</text:span></text:p>
        </text:list-item>
        <text:list-item>
          <text:p text:style-name="P53"><text:span text:style-name="_3c_persName_3e_">Le Moine</text:span><text:span text:style-name="T4">.</text:span></text:p>
        </text:list-item>
      </text:list>
      <text:p text:style-name="P6"/>
      <text:p text:style-name="Text_20_body"><text:span text:style-name="T4">Grands Violons.</text:span></text:p>
      <text:list xml:id="list6707827473490623412" text:style-name="WWNum47">
        <text:list-item>
          <text:p text:style-name="P54"><text:span text:style-name="_3c_persName_3e_">Du Manoir</text:span><text:span text:style-name="T4">, </text:span></text:p>
        </text:list-item>
        <text:list-item>
          <text:p text:style-name="P54"><text:soft-page-break/><text:span text:style-name="_3c_persName_3e_">Leger</text:span><text:span text:style-name="T4">,<text:tab/></text:span></text:p>
        </text:list-item>
        <text:list-item>
          <text:p text:style-name="P54"><text:span text:style-name="_3c_persName_3e_">Mazuel</text:span><text:span text:style-name="T4">, </text:span></text:p>
        </text:list-item>
        <text:list-item>
          <text:p text:style-name="P54"><text:span text:style-name="_3c_persName_3e_">Fauier</text:span><text:span text:style-name="T4">,</text:span></text:p>
        </text:list-item>
        <text:list-item>
          <text:p text:style-name="P54"><text:span text:style-name="_3c_persName_3e_">Chaudron</text:span><text:span text:style-name="T4">,</text:span></text:p>
        </text:list-item>
        <text:list-item>
          <text:p text:style-name="P54"><text:span text:style-name="_3c_persName_3e_">Bruslard dessus</text:span><text:span text:style-name="T4">,</text:span></text:p>
        </text:list-item>
        <text:list-item>
          <text:p text:style-name="P54"><text:span text:style-name="_3c_persName_3e_">Bruslard basse</text:span><text:span text:style-name="T4">,</text:span></text:p>
        </text:list-item>
        <text:list-item>
          <text:p text:style-name="P54"><text:span text:style-name="_3c_persName_3e_">Broüard</text:span><text:span text:style-name="T4">,</text:span></text:p>
        </text:list-item>
        <text:list-item>
          <text:p text:style-name="P54"><text:span text:style-name="_3c_persName_3e_">Ioubert</text:span><text:span text:style-name="T4">,</text:span></text:p>
        </text:list-item>
        <text:list-item>
          <text:p text:style-name="P54"><text:span text:style-name="_3c_persName_3e_">Baslin</text:span><text:span text:style-name="T4">,</text:span></text:p>
        </text:list-item>
        <text:list-item>
          <text:p text:style-name="P54"><text:span text:style-name="_3c_persName_3e_">Artus</text:span><text:span text:style-name="T4">,</text:span></text:p>
        </text:list-item>
        <text:list-item>
          <text:p text:style-name="P54"><text:span text:style-name="_3c_persName_3e_">La Croix</text:span><text:span text:style-name="T4">.</text:span></text:p>
        </text:list-item>
        <text:list-item>
          <text:p text:style-name="P54"><text:span text:style-name="_3c_persName_3e_">Des-matins</text:span><text:span text:style-name="T4">,</text:span></text:p>
        </text:list-item>
        <text:list-item>
          <text:p text:style-name="P54"><text:span text:style-name="_3c_persName_3e_">Feugré</text:span><text:span text:style-name="T4">,</text:span></text:p>
        </text:list-item>
        <text:list-item>
          <text:p text:style-name="P54"><text:span text:style-name="_3c_persName_3e_">Du Pin</text:span><text:span text:style-name="T4">,</text:span></text:p>
        </text:list-item>
        <text:list-item>
          <text:p text:style-name="P54"><text:span text:style-name="_3c_persName_3e_">Lesperuier</text:span><text:span text:style-name="T4">,</text:span></text:p>
        </text:list-item>
        <text:list-item>
          <text:p text:style-name="P54"><text:span text:style-name="_3c_persName_3e_">Camille</text:span><text:span text:style-name="T4">,</text:span></text:p>
        </text:list-item>
        <text:list-item>
          <text:p text:style-name="P54"><text:span text:style-name="_3c_persName_3e_">Varin</text:span><text:span text:style-name="T4">,</text:span></text:p>
        </text:list-item>
        <text:list-item>
          <text:p text:style-name="P54"><text:span text:style-name="_3c_persName_3e_">Des Noyers</text:span><text:span text:style-name="T4">,</text:span></text:p>
        </text:list-item>
      </text:list>
      <text:p text:style-name="P6"/>
      <text:p text:style-name="Text_20_body"><text:span text:style-name="T4">Petits Violons.</text:span></text:p>
      <text:list xml:id="list1594172524431976378" text:style-name="WWNum48">
        <text:list-item>
          <text:p text:style-name="P55"><text:span text:style-name="_3c_persName_3e_">Martineau</text:span><text:span text:style-name="T4">,</text:span></text:p>
        </text:list-item>
        <text:list-item>
          <text:p text:style-name="P55"><text:span text:style-name="_3c_persName_3e_">Barry</text:span><text:span text:style-name="T4">,</text:span></text:p>
        </text:list-item>
        <text:list-item>
          <text:p text:style-name="P55"><text:span text:style-name="_3c_persName_3e_">Le Roux l’aisné</text:span><text:span text:style-name="T4">,</text:span></text:p>
        </text:list-item>
        <text:list-item>
          <text:p text:style-name="P55"><text:span text:style-name="_3c_persName_3e_">Le Roux le cadet</text:span><text:span text:style-name="T4">,</text:span></text:p>
        </text:list-item>
        <text:list-item>
          <text:p text:style-name="P55"><text:span text:style-name="_3c_persName_3e_">Broüart</text:span><text:span text:style-name="T4">,</text:span></text:p>
        </text:list-item>
        <text:list-item>
          <text:p text:style-name="P55"><text:span text:style-name="_3c_persName_3e_">Roulé</text:span><text:span text:style-name="T4">,</text:span></text:p>
        </text:list-item>
        <text:list-item>
          <text:p text:style-name="P55"><text:span text:style-name="_3c_persName_3e_">Le Grais</text:span><text:span text:style-name="T4">,</text:span></text:p>
        </text:list-item>
        <text:list-item>
          <text:p text:style-name="P55"><text:span text:style-name="_3c_persName_3e_">Heugé</text:span><text:span text:style-name="T4">,</text:span></text:p>
        </text:list-item>
        <text:list-item>
          <text:p text:style-name="P55"><text:span text:style-name="_3c_persName_3e_">Le Peintre</text:span><text:span text:style-name="T4">,</text:span></text:p>
        </text:list-item>
        <text:list-item>
          <text:p text:style-name="P55"><text:span text:style-name="_3c_persName_3e_">Guenin</text:span><text:span text:style-name="T4">,</text:span></text:p>
        </text:list-item>
        <text:list-item>
          <text:p text:style-name="P55"><text:span text:style-name="_3c_persName_3e_">La Riuiere</text:span><text:span text:style-name="T4">.</text:span></text:p>
        </text:list-item>
      </text:list>
      <text:p text:style-name="P6"/>
      <text:p text:style-name="Text_20_body"><text:span text:style-name="_3c_pb_3e_">15</text:span></text:p>
      <text:p text:style-name="Text_20_body"><text:soft-page-break/><text:span text:style-name="Titre_20_3_20_Car">TROISIESME IOVRNÉE</text:span><text:span text:style-name="T4">.</text:span></text:p>
      <text:p text:style-name="Text_20_body"><text:span text:style-name="_3c_name_3e_">Alcine</text:span><text:span text:style-name="T4"> sur </text:span><text:span text:style-name="_3c_tech_3e_">vne Machine</text:span><text:span text:style-name="T4">, qui vient au bord de l’eau.</text:span></text:p>
      <text:p text:style-name="Text_20_body"><text:span text:style-name="_3c_persName_3e_">Madlle. du Parc</text:span><text:span text:style-name="T4">. </text:span><text:span text:style-name="_3c_name_3e_">Alcine</text:span><text:span text:style-name="T4">.</text:span></text:p>
      <text:p text:style-name="Text_20_body"><text:span text:style-name="_3c_name_3e_">Deux Nymhes</text:span><text:span text:style-name="T4"> de mesme.</text:span></text:p>
      <text:list xml:id="list7147156885520601918" text:style-name="WWNum49">
        <text:list-item>
          <text:p text:style-name="P56"><text:span text:style-name="_3c_persName_3e_">Madlle. de Brie</text:span><text:span text:style-name="T4">, </text:span><text:span text:style-name="_3c_name_3e_">Celie</text:span><text:span text:style-name="T4">.</text:span></text:p>
        </text:list-item>
        <text:list-item>
          <text:p text:style-name="P56"><text:span text:style-name="_3c_persName_3e_">Madlle. Moliere</text:span><text:span text:style-name="T4">. </text:span><text:span text:style-name="_3c_name_3e_">Dircé</text:span><text:span text:style-name="T4">. </text:span></text:p>
        </text:list-item>
      </text:list>
      <text:p text:style-name="P6"/>
      <text:p text:style-name="Text_20_body"><text:span text:style-name="T4">Ballet du Palais d’</text:span><text:span text:style-name="_3c_name_3e_">Alcine</text:span><text:span text:style-name="T4">.</text:span></text:p>
      <text:p text:style-name="Text_20_body"><text:span text:style-name="Sous-titre_20_Car">PREMIERE ENTRÉE</text:span><text:span text:style-name="T4">.</text:span></text:p>
      <text:p text:style-name="Text_20_body"><text:span text:style-name="_3c_name_3e_">Quatre Geants</text:span><text:span text:style-name="T4">, &amp; </text:span><text:span text:style-name="_3c_name_3e_">quatre petits Garçons</text:span><text:span text:style-name="T4">.</text:span></text:p>
      <text:p text:style-name="Text_20_body"><text:span text:style-name="_3c_name_3e_">Geants</text:span></text:p>
      <text:list xml:id="list6297467732069883810" text:style-name="WWNum50">
        <text:list-item>
          <text:p text:style-name="P57"><text:span text:style-name="_3c_persName_3e_">Vagnard</text:span><text:span text:style-name="T4">,</text:span></text:p>
        </text:list-item>
        <text:list-item>
          <text:p text:style-name="P57"><text:span text:style-name="_3c_persName_3e_">Pesan</text:span><text:span text:style-name="T4">,</text:span></text:p>
        </text:list-item>
        <text:list-item>
          <text:p text:style-name="P57"><text:span text:style-name="_3c_persName_3e_">Mançeau</text:span><text:span text:style-name="T4">,</text:span></text:p>
        </text:list-item>
        <text:list-item>
          <text:p text:style-name="P57"><text:span text:style-name="_3c_persName_3e_">Ioubert</text:span><text:span text:style-name="T4">.</text:span></text:p>
        </text:list-item>
        <text:list-item>
          <text:p text:style-name="P57"><text:span text:style-name="_3c_persName_3e_">Petits Garçons</text:span><text:span text:style-name="T4">.</text:span></text:p>
        </text:list-item>
        <text:list-item>
          <text:p text:style-name="P57"><text:span text:style-name="_3c_persName_3e_">Les deux petits Des-Airs</text:span><text:span text:style-name="T4">,</text:span></text:p>
        </text:list-item>
        <text:list-item>
          <text:p text:style-name="P57"><text:span text:style-name="_3c_persName_3e_">Le petit Vagnard</text:span><text:span text:style-name="T4">.</text:span></text:p>
        </text:list-item>
        <text:list-item>
          <text:p text:style-name="P57"><text:span text:style-name="_3c_persName_3e_">Le petit Tutin</text:span><text:span text:style-name="T4">. </text:span></text:p>
        </text:list-item>
      </text:list>
      <text:p text:style-name="P6"/>
      <text:p text:style-name="Text_20_body"><text:span text:style-name="Sous-titre_20_Car">DEVXIESME ENTRÉE</text:span><text:span text:style-name="T4">. </text:span></text:p>
      <text:p text:style-name="Text_20_body"><text:span text:style-name="_3c_name_3e_">Huit Maures</text:span></text:p>
      <text:list xml:id="list1710950180530171562" text:style-name="WWNum51">
        <text:list-item>
          <text:p text:style-name="P58"><text:span text:style-name="_3c_persName_3e_">D’Heureux</text:span><text:span text:style-name="T4">,</text:span></text:p>
        </text:list-item>
        <text:list-item>
          <text:p text:style-name="P58"><text:span text:style-name="_3c_persName_3e_">Beauchamp</text:span><text:span text:style-name="T4">,</text:span></text:p>
        </text:list-item>
        <text:list-item>
          <text:p text:style-name="P58"><text:span text:style-name="_3c_persName_3e_">Molier</text:span><text:span text:style-name="T4">,</text:span></text:p>
        </text:list-item>
        <text:list-item>
          <text:p text:style-name="P58"><text:span text:style-name="_3c_persName_3e_">La Marre</text:span><text:span text:style-name="T4">,</text:span></text:p>
        </text:list-item>
        <text:list-item>
          <text:p text:style-name="P58"><text:span text:style-name="_3c_persName_3e_">Le Chantre</text:span><text:span text:style-name="T4">,</text:span></text:p>
        </text:list-item>
        <text:list-item>
          <text:p text:style-name="P58"><text:span text:style-name="_3c_persName_3e_">De Gan</text:span><text:span text:style-name="T4">,</text:span></text:p>
        </text:list-item>
        <text:list-item>
          <text:p text:style-name="P58"><text:span text:style-name="_3c_persName_3e_">Du Pron</text:span><text:span text:style-name="T4">,</text:span></text:p>
        </text:list-item>
        <text:list-item>
          <text:p text:style-name="P58"><text:span text:style-name="_3c_persName_3e_">Mercier</text:span><text:span text:style-name="T4">.</text:span></text:p>
        </text:list-item>
      </text:list>
      <text:p text:style-name="P6"/>
      <text:p text:style-name="Text_20_body"><text:span text:style-name="_3c_pb_3e_">16</text:span></text:p>
      <text:p text:style-name="Subtitle">TROISIESME ENTRÉE.</text:p>
      <text:p text:style-name="Text_20_body"><text:span text:style-name="_3c_name_3e_">Six Cheualiers</text:span><text:span text:style-name="T4">, &amp; </text:span><text:span text:style-name="_3c_name_3e_">six Monstres</text:span><text:span text:style-name="T4">.</text:span></text:p>
      <text:p text:style-name="Text_20_body"><text:soft-page-break/><text:span text:style-name="_3c_name_3e_">Cheualiers</text:span><text:span text:style-name="T4">.</text:span></text:p>
      <text:list xml:id="list617832863433761229" text:style-name="WWNum52">
        <text:list-item>
          <text:p text:style-name="P59"><text:span text:style-name="_3c_persName_3e_">Souuille</text:span><text:span text:style-name="T4">,</text:span></text:p>
        </text:list-item>
        <text:list-item>
          <text:p text:style-name="P59"><text:span text:style-name="_3c_persName_3e_">Raynal</text:span><text:span text:style-name="T4">,</text:span></text:p>
        </text:list-item>
        <text:list-item>
          <text:p text:style-name="P59"><text:span text:style-name="_3c_persName_3e_">Des-Airs l’aisné</text:span><text:span text:style-name="T4">,</text:span></text:p>
        </text:list-item>
        <text:list-item>
          <text:p text:style-name="P59"><text:span text:style-name="_3c_persName_3e_">Des-Airs le second</text:span><text:span text:style-name="T4">,</text:span></text:p>
        </text:list-item>
        <text:list-item>
          <text:p text:style-name="P59"><text:span text:style-name="_3c_persName_3e_">De Lorge</text:span><text:span text:style-name="T4">,</text:span></text:p>
        </text:list-item>
        <text:list-item>
          <text:p text:style-name="P59"><text:span text:style-name="_3c_persName_3e_">Balthasard</text:span><text:span text:style-name="T4">,</text:span></text:p>
        </text:list-item>
        <text:list-item>
          <text:p text:style-name="P59"><text:span text:style-name="_3c_persName_3e_">Monstres</text:span><text:span text:style-name="T4">.</text:span></text:p>
        </text:list-item>
        <text:list-item>
          <text:p text:style-name="P59"><text:span text:style-name="_3c_persName_3e_">Chicanneau</text:span><text:span text:style-name="T4">,</text:span></text:p>
        </text:list-item>
        <text:list-item>
          <text:p text:style-name="P59"><text:span text:style-name="_3c_persName_3e_">Noblet</text:span><text:span text:style-name="T4">,</text:span></text:p>
        </text:list-item>
        <text:list-item>
          <text:p text:style-name="P59"><text:span text:style-name="_3c_persName_3e_">Arnald</text:span><text:span text:style-name="T4">,</text:span></text:p>
        </text:list-item>
        <text:list-item>
          <text:p text:style-name="P59"><text:span text:style-name="_3c_persName_3e_">Desbrosses</text:span><text:span text:style-name="T4">,</text:span></text:p>
        </text:list-item>
        <text:list-item>
          <text:p text:style-name="P59"><text:span text:style-name="_3c_persName_3e_">Desonets</text:span><text:span text:style-name="T4">,</text:span></text:p>
        </text:list-item>
        <text:list-item>
          <text:p text:style-name="P59"><text:span text:style-name="_3c_persName_3e_">La Pierre</text:span><text:span text:style-name="T4">.</text:span></text:p>
        </text:list-item>
      </text:list>
      <text:p text:style-name="P6"/>
      <text:p text:style-name="Text_20_body"><text:span text:style-name="Sous-titre_20_Car">IV. ENTRÉE</text:span><text:span text:style-name="T4">.</text:span></text:p>
      <text:p text:style-name="Text_20_body"><text:span text:style-name="_3c_name_3e_">Demons Agilles</text:span><text:span text:style-name="T4">.</text:span></text:p>
      <text:list xml:id="list5650756491956805293" text:style-name="WWNum53">
        <text:list-item>
          <text:p text:style-name="P60"><text:span text:style-name="_3c_persName_3e_">Tartas</text:span><text:span text:style-name="T4">.</text:span></text:p>
        </text:list-item>
        <text:list-item>
          <text:p text:style-name="P60"><text:span text:style-name="_3c_persName_3e_">S. André</text:span><text:span text:style-name="T4">.</text:span></text:p>
        </text:list-item>
      </text:list>
      <text:p text:style-name="P6"/>
      <text:p text:style-name="Text_20_body"><text:span text:style-name="Sous-titre_20_Car">V. ENTRÉE</text:span><text:span text:style-name="T4">.<text:tab/></text:span></text:p>
      <text:p text:style-name="Text_20_body"><text:span text:style-name="T4">Autres </text:span><text:span text:style-name="_3c_name_3e_">Demons Sauteurs</text:span><text:span text:style-name="T4">.</text:span></text:p>
      <text:list xml:id="list5914889519063485835" text:style-name="WWNum54">
        <text:list-item>
          <text:p text:style-name="P61"><text:span text:style-name="_3c_persName_3e_">Tutin</text:span><text:span text:style-name="T4">.</text:span></text:p>
        </text:list-item>
        <text:list-item>
          <text:p text:style-name="P61"><text:span text:style-name="_3c_persName_3e_">La Brodiere</text:span><text:span text:style-name="T4">.</text:span></text:p>
        </text:list-item>
        <text:list-item>
          <text:p text:style-name="P61"><text:span text:style-name="_3c_persName_3e_">Pelau</text:span><text:span text:style-name="T4">.</text:span></text:p>
        </text:list-item>
        <text:list-item>
          <text:p text:style-name="P61"><text:span text:style-name="_3c_persName_3e_">Bureau</text:span><text:span text:style-name="T4">.</text:span></text:p>
        </text:list-item>
      </text:list>
      <text:p text:style-name="P6"/>
      <text:p text:style-name="Text_20_body"><text:span text:style-name="_3c_pb_3e_">17</text:span></text:p>
      <text:p text:style-name="Text_20_body"><text:span text:style-name="Sous-titre_20_Car">VI ET DERNIERE ENTRÉE</text:span><text:span text:style-name="T4">. </text:span></text:p>
      <text:p text:style-name="Text_20_body"><text:span text:style-name="_3c_name_3e_">Alcine</text:span><text:span text:style-name="T4">, </text:span><text:span text:style-name="_3c_name_3e_">Melisse</text:span><text:span text:style-name="T4">, </text:span><text:span text:style-name="_3c_name_3e_">Roger</text:span><text:span text:style-name="T4">.</text:span></text:p>
      <text:p text:style-name="Text_20_body"><text:span text:style-name="_3c_name_3e_">Quatre Cheualiers</text:span><text:span text:style-name="T4">, &amp; </text:span><text:span text:style-name="_3c_name_3e_">quatre Escuyers</text:span><text:span text:style-name="T4">.</text:span></text:p>
      <text:list xml:id="list7068665736717485347" text:style-name="WWNum55">
        <text:list-item>
          <text:p text:style-name="P62"><text:span text:style-name="_3c_persName_3e_">Madlle. du Parc</text:span><text:span text:style-name="T4">. </text:span><text:span text:style-name="_3c_name_3e_">Alcine</text:span><text:span text:style-name="T4">.</text:span></text:p>
        </text:list-item>
        <text:list-item>
          <text:p text:style-name="P62"><text:span text:style-name="_3c_persName_3e_">De Lorge</text:span><text:span text:style-name="T4">. </text:span><text:span text:style-name="_3c_name_3e_">Melisse</text:span><text:span text:style-name="T4">.</text:span></text:p>
        </text:list-item>
        <text:list-item>
          <text:p text:style-name="P62"><text:span text:style-name="_3c_persName_3e_">Beauchamp</text:span><text:span text:style-name="T4">. </text:span><text:span text:style-name="_3c_name_3e_">Roger</text:span><text:span text:style-name="T4">.</text:span></text:p>
        </text:list-item>
      </text:list>
      <text:p text:style-name="Text_20_body"><text:soft-page-break/><text:span text:style-name="_3c_name_3e_">Cheualiers</text:span><text:span text:style-name="T4">.</text:span></text:p>
      <text:list xml:id="list7985352142885476679" text:style-name="WWNum56">
        <text:list-item>
          <text:p text:style-name="P63"><text:span text:style-name="_3c_persName_3e_">D’Heureux</text:span><text:span text:style-name="T4">,</text:span></text:p>
        </text:list-item>
        <text:list-item>
          <text:p text:style-name="P63"><text:span text:style-name="_3c_persName_3e_">Raynal</text:span><text:span text:style-name="T4">,</text:span></text:p>
        </text:list-item>
        <text:list-item>
          <text:p text:style-name="P63"><text:span text:style-name="_3c_persName_3e_">Du Pron</text:span><text:span text:style-name="T4">.</text:span></text:p>
        </text:list-item>
        <text:list-item>
          <text:p text:style-name="P63"><text:span text:style-name="_3c_persName_3e_">Desbrosses</text:span><text:span text:style-name="T4">.</text:span></text:p>
        </text:list-item>
        <text:list-item>
          <text:p text:style-name="P63"><text:span text:style-name="_3c_persName_3e_">Escuyers</text:span><text:span text:style-name="T4">.</text:span></text:p>
        </text:list-item>
        <text:list-item>
          <text:p text:style-name="P63"><text:span text:style-name="_3c_persName_3e_">La Marre</text:span><text:span text:style-name="T4">,</text:span></text:p>
        </text:list-item>
        <text:list-item>
          <text:p text:style-name="P63"><text:span text:style-name="_3c_persName_3e_">Le Chantre</text:span><text:span text:style-name="T4">,</text:span></text:p>
        </text:list-item>
        <text:list-item>
          <text:p text:style-name="P63"><text:span text:style-name="_3c_persName_3e_">De Gan</text:span><text:span text:style-name="T4">,</text:span></text:p>
        </text:list-item>
        <text:list-item>
          <text:p text:style-name="P63"><text:span text:style-name="_3c_persName_3e_">Mercier</text:span><text:span text:style-name="T4">,</text:span></text:p>
        </text:list-item>
      </text:list>
      <text:p text:style-name="P6"/>
      <text:p text:style-name="Text_20_body"><text:span text:style-name="T4">A vn des costez du </text:span><text:span text:style-name="_3c_tech_3e_">Palais d’Alcine</text:span><text:span text:style-name="T4"> sur vn </text:span><text:span text:style-name="_3c_tech_3e_">Eschaffaut</text:span><text:span text:style-name="T4">, seront </text:span><text:span text:style-name="_3c_persName_3e_">les Trompettes</text:span><text:span text:style-name="T4">, et </text:span><text:span text:style-name="_3c_persName_3e_">Tymballes</text:span><text:span text:style-name="T4">.</text:span></text:p>
      <text:p text:style-name="Text_20_body"><text:span text:style-name="T4">TROMPETTES.</text:span></text:p>
      <text:list xml:id="list6026783072376934014" text:style-name="WWNum57">
        <text:list-item>
          <text:p text:style-name="P64"><text:span text:style-name="_3c_persName_3e_">Rhodes</text:span><text:span text:style-name="T4">,</text:span></text:p>
        </text:list-item>
        <text:list-item>
          <text:p text:style-name="P64"><text:span text:style-name="_3c_persName_3e_">La Chapelle</text:span><text:span text:style-name="T4">,</text:span></text:p>
        </text:list-item>
        <text:list-item>
          <text:p text:style-name="P64"><text:span text:style-name="_3c_persName_3e_">Du Pré</text:span><text:span text:style-name="T4">,</text:span></text:p>
        </text:list-item>
        <text:list-item>
          <text:p text:style-name="P64"><text:span text:style-name="_3c_persName_3e_">La Salle</text:span><text:span text:style-name="T4">,</text:span></text:p>
        </text:list-item>
        <text:list-item>
          <text:p text:style-name="P64"><text:span text:style-name="_3c_persName_3e_">Leger</text:span><text:span text:style-name="T4">,</text:span></text:p>
        </text:list-item>
        <text:list-item>
          <text:p text:style-name="P64"><text:span text:style-name="_3c_persName_3e_">La Plaine</text:span><text:span text:style-name="T4">,</text:span></text:p>
        </text:list-item>
        <text:list-item>
          <text:p text:style-name="P64"><text:span text:style-name="_3c_persName_3e_">Champagne</text:span><text:span text:style-name="T4">,</text:span></text:p>
        </text:list-item>
        <text:list-item>
          <text:p text:style-name="P64"><text:span text:style-name="_3c_persName_3e_">La Fleur</text:span><text:span text:style-name="T4">,</text:span></text:p>
        </text:list-item>
        <text:list-item>
          <text:p text:style-name="P64"><text:span text:style-name="_3c_persName_3e_">Beaulieu</text:span><text:span text:style-name="T4">,</text:span></text:p>
        </text:list-item>
        <text:list-item>
          <text:p text:style-name="P64"><text:span text:style-name="_3c_persName_3e_">Orleans</text:span><text:span text:style-name="T4">,</text:span></text:p>
        </text:list-item>
        <text:list-item>
          <text:p text:style-name="P64"><text:span text:style-name="_3c_persName_3e_">Beaulis</text:span><text:span text:style-name="T4">,</text:span></text:p>
        </text:list-item>
        <text:list-item>
          <text:p text:style-name="P64"><text:span text:style-name="_3c_persName_3e_">La Marche</text:span><text:span text:style-name="T4">.</text:span></text:p>
        </text:list-item>
      </text:list>
      <text:p text:style-name="P6"/>
      <text:p text:style-name="Text_20_body"><text:span text:style-name="_3c_pb_3e_">18</text:span></text:p>
      <text:p text:style-name="Text_20_body"><text:span text:style-name="T4">QVATRE TYMBALLES.</text:span></text:p>
      <text:list xml:id="list1459046777291960719" text:style-name="WWNum58">
        <text:list-item>
          <text:p text:style-name="P65"><text:span text:style-name="_3c_persName_3e_">Beaupré</text:span><text:span text:style-name="T4">,</text:span></text:p>
        </text:list-item>
        <text:list-item>
          <text:p text:style-name="P65"><text:span text:style-name="_3c_persName_3e_">Iolicoeur</text:span><text:span text:style-name="T4">,</text:span></text:p>
        </text:list-item>
        <text:list-item>
          <text:p text:style-name="P65"><text:span text:style-name="_3c_persName_3e_">Louis d’Escre</text:span><text:span text:style-name="T4">,</text:span></text:p>
        </text:list-item>
        <text:list-item>
          <text:p text:style-name="P65"><text:span text:style-name="_3c_persName_3e_">Saint Iean</text:span><text:span text:style-name="T4">.</text:span></text:p>
        </text:list-item>
      </text:list>
      <text:p text:style-name="P6"/>
      <text:p text:style-name="Text_20_body"><text:span text:style-name="T4">A l’autre costé sur </text:span><text:span text:style-name="_3c_tech_3e_">trois autres echaffauts</text:span><text:span text:style-name="T4"> seront Grands Violons, Petits Violons, &amp; les Fluttes.</text:span></text:p>
      <text:p text:style-name="Text_20_body"><text:soft-page-break/><text:span text:style-name="T4">GRANDS VIOLONS.</text:span></text:p>
      <text:list xml:id="list3779117929429389147" text:style-name="WWNum59">
        <text:list-item>
          <text:p text:style-name="P66"><text:span text:style-name="_3c_persName_3e_">Du Manoir</text:span><text:span text:style-name="T4">, </text:span></text:p>
        </text:list-item>
        <text:list-item>
          <text:p text:style-name="P66"><text:span text:style-name="_3c_persName_3e_">Leger</text:span><text:span text:style-name="T4">.<text:tab/></text:span></text:p>
        </text:list-item>
        <text:list-item>
          <text:p text:style-name="P66"><text:span text:style-name="_3c_persName_3e_">Mazuel</text:span><text:span text:style-name="T4">, </text:span></text:p>
        </text:list-item>
        <text:list-item>
          <text:p text:style-name="P66"><text:span text:style-name="_3c_persName_3e_">Fauier</text:span><text:span text:style-name="T4">,</text:span></text:p>
        </text:list-item>
        <text:list-item>
          <text:p text:style-name="P66"><text:span text:style-name="_3c_persName_3e_">Ioubert</text:span><text:span text:style-name="T4">,</text:span></text:p>
        </text:list-item>
        <text:list-item>
          <text:p text:style-name="P66"><text:span text:style-name="_3c_persName_3e_">Du Pin</text:span><text:span text:style-name="T4">,</text:span></text:p>
        </text:list-item>
        <text:list-item>
          <text:p text:style-name="P66"><text:span text:style-name="_3c_persName_3e_">Chaudron</text:span><text:span text:style-name="T4">.</text:span></text:p>
        </text:list-item>
        <text:list-item>
          <text:p text:style-name="P66"><text:span text:style-name="_3c_persName_3e_">Des Noyers</text:span><text:span text:style-name="T4">,</text:span></text:p>
        </text:list-item>
        <text:list-item>
          <text:p text:style-name="P66"><text:span text:style-name="_3c_persName_3e_">Varin</text:span><text:span text:style-name="T4">.</text:span></text:p>
        </text:list-item>
        <text:list-item>
          <text:p text:style-name="P66"><text:span text:style-name="_3c_persName_3e_">Bruslard dessus</text:span><text:span text:style-name="T4">.</text:span></text:p>
        </text:list-item>
        <text:list-item>
          <text:p text:style-name="P66"><text:span text:style-name="_3c_persName_3e_">Bruslard basse</text:span><text:span text:style-name="T5">.</text:span></text:p>
        </text:list-item>
        <text:list-item>
          <text:p text:style-name="P66"><text:span text:style-name="_3c_persName_3e_">Bonard</text:span><text:span text:style-name="T5">,</text:span></text:p>
        </text:list-item>
        <text:list-item>
          <text:p text:style-name="P66"><text:span text:style-name="_3c_persName_3e_">Artus</text:span><text:span text:style-name="T5">,</text:span></text:p>
        </text:list-item>
        <text:list-item>
          <text:p text:style-name="P66"><text:span text:style-name="_3c_persName_3e_">Broüard</text:span></text:p>
        </text:list-item>
        <text:list-item>
          <text:p text:style-name="P66"><text:span text:style-name="_3c_persName_3e_">Feugré</text:span><text:span text:style-name="T5">,</text:span></text:p>
        </text:list-item>
        <text:list-item>
          <text:p text:style-name="P66"><text:span text:style-name="_3c_persName_3e_">La Croix</text:span><text:span text:style-name="T4">.</text:span></text:p>
        </text:list-item>
        <text:list-item>
          <text:p text:style-name="P66"><text:span text:style-name="_3c_persName_3e_">Balus</text:span><text:span text:style-name="T4">,</text:span></text:p>
        </text:list-item>
        <text:list-item>
          <text:p text:style-name="P66"><text:span text:style-name="_3c_persName_3e_">Des-matins</text:span><text:span text:style-name="T4">,</text:span></text:p>
        </text:list-item>
        <text:list-item>
          <text:p text:style-name="P66"><text:span text:style-name="_3c_persName_3e_">Lesperuier</text:span><text:span text:style-name="T4">,</text:span></text:p>
        </text:list-item>
        <text:list-item>
          <text:p text:style-name="P66"><text:span text:style-name="_3c_persName_3e_">Camille</text:span><text:span text:style-name="T4">,</text:span></text:p>
        </text:list-item>
      </text:list>
      <text:p text:style-name="P6"/>
      <text:p text:style-name="Text_20_body"><text:span text:style-name="T4">PETITS VIOLONS.</text:span></text:p>
      <text:list xml:id="list24026436847806561" text:style-name="WWNum60">
        <text:list-item>
          <text:p text:style-name="P67"><text:span text:style-name="_3c_persName_3e_">Marchand</text:span></text:p>
        </text:list-item>
        <text:list-item>
          <text:p text:style-name="P67"><text:span text:style-name="_3c_persName_3e_">La Caisse</text:span><text:span text:style-name="T4">,</text:span></text:p>
        </text:list-item>
        <text:list-item>
          <text:p text:style-name="P67"><text:span text:style-name="_3c_persName_3e_">Magny</text:span><text:span text:style-name="T4">,</text:span></text:p>
        </text:list-item>
        <text:list-item>
          <text:p text:style-name="P67"><text:span text:style-name="_3c_persName_3e_">Charlot</text:span><text:span text:style-name="T4">,</text:span></text:p>
        </text:list-item>
        <text:list-item>
          <text:p text:style-name="P67"><text:span text:style-name="_3c_persName_3e_">Martineau</text:span><text:span text:style-name="T4">,</text:span></text:p>
        </text:list-item>
        <text:list-item>
          <text:p text:style-name="P67"><text:span text:style-name="_3c_persName_3e_">Barry</text:span><text:span text:style-name="T4">,</text:span></text:p>
        </text:list-item>
        <text:list-item>
          <text:p text:style-name="P67"><text:span text:style-name="_3c_persName_3e_">Le Roux l’aisné</text:span><text:span text:style-name="T4">,</text:span></text:p>
        </text:list-item>
        <text:list-item>
          <text:p text:style-name="P67"><text:span text:style-name="_3c_persName_3e_">Le Roux le cadet</text:span><text:span text:style-name="T4">,</text:span></text:p>
        </text:list-item>
        <text:list-item>
          <text:p text:style-name="P67"><text:span text:style-name="_3c_persName_3e_">Broüart</text:span><text:span text:style-name="T4">,</text:span></text:p>
        </text:list-item>
        <text:list-item>
          <text:p text:style-name="P67"><text:span text:style-name="_3c_persName_3e_">Roullé</text:span><text:span text:style-name="T4">,</text:span></text:p>
        </text:list-item>
        <text:list-item>
          <text:p text:style-name="P67"><text:soft-page-break/><text:span text:style-name="_3c_persName_3e_">Le Grais</text:span><text:span text:style-name="T4">,</text:span></text:p>
        </text:list-item>
        <text:list-item>
          <text:p text:style-name="P67"><text:span text:style-name="_3c_persName_3e_">Heugé</text:span><text:span text:style-name="T4">,</text:span></text:p>
        </text:list-item>
        <text:list-item>
          <text:p text:style-name="P67"><text:span text:style-name="_3c_persName_3e_">Le Peintre</text:span><text:span text:style-name="T4">,</text:span></text:p>
        </text:list-item>
        <text:list-item>
          <text:p text:style-name="P67"><text:span text:style-name="_3c_persName_3e_">La Riuiere</text:span><text:span text:style-name="T4">.</text:span></text:p>
        </text:list-item>
        <text:list-item>
          <text:p text:style-name="P67"><text:span text:style-name="_3c_persName_3e_">Besson</text:span><text:span text:style-name="T4">,</text:span></text:p>
        </text:list-item>
        <text:list-item>
          <text:p text:style-name="P67"><text:span text:style-name="_3c_persName_3e_">Alais</text:span><text:span text:style-name="T4">,</text:span></text:p>
        </text:list-item>
        <text:list-item>
          <text:p text:style-name="P67"><text:span text:style-name="_3c_persName_3e_">La Fontaine</text:span><text:span text:style-name="T4">,</text:span></text:p>
        </text:list-item>
        <text:list-item>
          <text:p text:style-name="P67"><text:span text:style-name="_3c_persName_3e_">Huguenet</text:span><text:span text:style-name="T4">,</text:span></text:p>
        </text:list-item>
        <text:list-item>
          <text:p text:style-name="P67"><text:span text:style-name="_3c_persName_3e_">Guenin</text:span><text:span text:style-name="T4">,</text:span></text:p>
        </text:list-item>
      </text:list>
      <text:p text:style-name="P6"/>
      <text:p text:style-name="Text_20_body"><text:span text:style-name="_3c_pb_3e_">19</text:span></text:p>
      <text:p text:style-name="Text_20_body"><text:span text:style-name="T4">FLVTTES,</text:span></text:p>
      <text:list xml:id="list6484906086088261158" text:style-name="WWNum61">
        <text:list-item>
          <text:p text:style-name="P68"><text:span text:style-name="_3c_persName_3e_">Piesche</text:span><text:span text:style-name="T4">,</text:span></text:p>
        </text:list-item>
        <text:list-item>
          <text:p text:style-name="P68"><text:span text:style-name="_3c_persName_3e_">Descouteaux</text:span><text:span text:style-name="T4">,</text:span></text:p>
        </text:list-item>
        <text:list-item>
          <text:p text:style-name="P68"><text:span text:style-name="_3c_persName_3e_">Destouches</text:span><text:span text:style-name="T4">,</text:span></text:p>
        </text:list-item>
        <text:list-item>
          <text:p text:style-name="P68"><text:span text:style-name="_3c_persName_3e_">Martin Hottere</text:span><text:span text:style-name="T4">,</text:span></text:p>
        </text:list-item>
        <text:list-item>
          <text:p text:style-name="P68"><text:span text:style-name="_3c_persName_3e_">Louis Hottere</text:span><text:span text:style-name="T5">,</text:span></text:p>
        </text:list-item>
        <text:list-item>
          <text:p text:style-name="P68"><text:span text:style-name="_3c_persName_3e_">Iean Hottere</text:span><text:span text:style-name="T5">,</text:span></text:p>
        </text:list-item>
        <text:list-item>
          <text:p text:style-name="P68"><text:span text:style-name="_3c_persName_3e_">Nicolas Hottere</text:span><text:span text:style-name="T4">, ou </text:span><text:span text:style-name="_3c_persName_3e_">le Roy</text:span><text:span text:style-name="T4">,</text:span></text:p>
        </text:list-item>
        <text:list-item>
          <text:p text:style-name="P68"><text:span text:style-name="_3c_persName_3e_">Paisbile</text:span><text:span text:style-name="T4">. </text:span></text:p>
        </text:list-item>
      </text:list>
      <text:p text:style-name="P6"/>
      <text:p text:style-name="Text_20_body"><text:span text:style-name="T4">FIN. </text:span></text:p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Segoe UI1" svg:font-family="'Segoe UI'" style:font-family-generic="swiss"/>
    <style:font-face style:name="Courier New" svg:font-family="'Courier New'" style:font-adornments="Normal" style:font-family-generic="modern" style:font-pitch="fixed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name-complex="F" style:font-size-complex="12pt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26cm" fo:font-style="italic" style:font-size-asian="14pt" style:font-style-asian="italic" style:font-name-complex="F" style:font-size-complex="14pt" style:font-style-complex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Titre_20_1_20_Car" style:display-name="Titre 1 C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Sous-titre_20_Car" style:display-name="Sous-titre Car" style:family="text" style:parent-style-name="Default_20_Paragraph_20_Font">
      <style:text-properties fo:color="#5a5a5a" fo:letter-spacing="0.026cm" style:font-name-complex="F"/>
    </style:style>
    <style:style style:name="Titre_20_3_20_Car" style:display-name="Titre 3 Car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12</meta:editing-cycles>
    <meta:creation-date>2020-02-24T13:16:00</meta:creation-date>
    <dc:date>2020-03-18T17:40:59.43</dc:date>
    <meta:editing-duration>PT13M23S</meta:editing-duration>
    <meta:generator>OpenOffice/4.1.6$Win32 OpenOffice.org_project/416m1$Build-9790</meta:generator>
    <meta:document-statistic meta:table-count="0" meta:image-count="0" meta:object-count="0" meta:page-count="38" meta:paragraph-count="1136" meta:word-count="6619" meta:character-count="366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